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7.454cm" fo:margin-left="-0.046cm" fo:margin-top="0cm" fo:margin-bottom="0cm" table:align="left" style:writing-mode="lr-tb"/>
    </style:style>
    <style:style style:name="Table2.A" style:family="table-column">
      <style:table-column-properties style:column-width="4.438cm"/>
    </style:style>
    <style:style style:name="Table2.B" style:family="table-column">
      <style:table-column-properties style:column-width="6.671cm"/>
    </style:style>
    <style:style style:name="Table2.C" style:family="table-column">
      <style:table-column-properties style:column-width="3.175cm"/>
    </style:style>
    <style:style style:name="Table2.D" style:family="table-column">
      <style:table-column-properties style:column-width="3.168cm"/>
    </style:style>
    <style:style style:name="Table2.1" style:family="table-row">
      <style:table-row-properties fo:keep-together="auto"/>
    </style:style>
    <style:style style:name="Table2.A1" style:family="table-cell">
      <style:table-cell-properties fo:background-color="#bfbfbf" fo:padding-left="0.155cm" fo:padding-right="0.191cm" fo:padding-top="0cm" fo:padding-bottom="0cm" fo:border="0.5pt solid #00000a">
        <style:background-image/>
      </style:table-cell-properties>
    </style:style>
    <style:style style:name="Table2.D1" style:family="table-cell">
      <style:table-cell-properties fo:background-color="#bfbfbf" fo:padding-left="0cm" fo:padding-right="0.018cm" fo:padding-top="0cm" fo:padding-bottom="0cm" fo:border="0.5pt solid #00000a">
        <style:background-image/>
      </style:table-cell-properties>
    </style:style>
    <style:style style:name="Table2.A2" style:family="table-cell">
      <style:table-cell-properties fo:background-color="#ffffff" fo:padding-left="0.155cm" fo:padding-right="0.191cm" fo:padding-top="0cm" fo:padding-bottom="0cm" fo:border="0.5pt solid #00000a">
        <style:background-image/>
      </style:table-cell-properties>
    </style:style>
    <style:style style:name="Table2.D2" style:family="table-cell">
      <style:table-cell-properties fo:background-color="#ffffff" fo:padding-left="0cm" fo:padding-right="0.018cm" fo:padding-top="0cm" fo:padding-bottom="0cm" fo:border="0.5pt solid #00000a">
        <style:background-image/>
      </style:table-cell-properties>
    </style:style>
    <style:style style:name="Table2.A3" style:family="table-cell">
      <style:table-cell-properties fo:background-color="#d9d9d9" fo:padding-left="0.155cm" fo:padding-right="0.191cm" fo:padding-top="0cm" fo:padding-bottom="0cm" fo:border="0.5pt solid #00000a">
        <style:background-image/>
      </style:table-cell-properties>
    </style:style>
    <style:style style:name="Table2.D3" style:family="table-cell">
      <style:table-cell-properties fo:background-color="#d9d9d9" fo:padding-left="0cm" fo:padding-right="0.018cm" fo:padding-top="0cm" fo:padding-bottom="0cm" fo:border="0.5pt solid #00000a">
        <style:background-image/>
      </style:table-cell-properties>
    </style:style>
    <style:style style:name="Table1" style:family="table">
      <style:table-properties style:width="17.447cm" fo:margin-left="-0.046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5.292cm"/>
    </style:style>
    <style:style style:name="Table1.C" style:family="table-column">
      <style:table-column-properties style:column-width="2.514cm"/>
    </style:style>
    <style:style style:name="Table1.D" style:family="table-column">
      <style:table-column-properties style:column-width="3.092cm"/>
    </style:style>
    <style:style style:name="Table1.E" style:family="table-column">
      <style:table-column-properties style:column-width="2.448cm"/>
    </style:style>
    <style:style style:name="Table1.1" style:family="table-row">
      <style:table-row-properties fo:keep-together="auto"/>
    </style:style>
    <style:style style:name="Table1.A1" style:family="table-cell">
      <style:table-cell-properties fo:background-color="#bfbfbf" fo:padding-left="0.146cm" fo:padding-right="0.191cm" fo:padding-top="0cm" fo:padding-bottom="0cm" fo:border="0.5pt solid #00000a">
        <style:background-image/>
      </style:table-cell-properties>
    </style:style>
    <style:style style:name="Table1.B1" style:family="table-cell">
      <style:table-cell-properties fo:background-color="#bfbfbf" fo:padding-left="0.146cm" fo:padding-right="0.191cm" fo:padding-top="0cm" fo:padding-bottom="0cm" fo:border-left="0.5pt solid #00000a" fo:border-right="none" fo:border-top="0.5pt solid #00000a" fo:border-bottom="0.5pt solid #00000a">
        <style:background-image/>
      </style:table-cell-properties>
    </style:style>
    <style:style style:name="Table1.E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46cm" fo:padding-right="0.191cm" fo:padding-top="0cm" fo:padding-bottom="0cm" fo:border="0.5pt solid #00000a">
        <style:background-image/>
      </style:table-cell-properties>
    </style:style>
    <style:style style:name="Table1.B2" style:family="table-cell">
      <style:table-cell-properties fo:background-color="#ffffff" fo:padding-left="0.146cm" fo:padding-right="0.191cm" fo:padding-top="0cm" fo:padding-bottom="0cm" fo:border-left="0.5pt solid #00000a" fo:border-right="none" fo:border-top="0.5pt solid #00000a" fo:border-bottom="0.5pt solid #00000a">
        <style:background-image/>
      </style:table-cell-properties>
    </style:style>
    <style:style style:name="Table1.E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46cm" fo:padding-right="0.191cm" fo:padding-top="0cm" fo:padding-bottom="0cm" fo:border="0.5pt solid #00000a">
        <style:background-image/>
      </style:table-cell-properties>
    </style:style>
    <style:style style:name="Table1.B3" style:family="table-cell">
      <style:table-cell-properties fo:background-color="#d9d9d9" fo:padding-left="0.146cm" fo:padding-right="0.191cm" fo:padding-top="0cm" fo:padding-bottom="0cm" fo:border-left="0.5pt solid #00000a" fo:border-right="none" fo:border-top="0.5pt solid #00000a" fo:border-bottom="0.5pt solid #00000a">
        <style:background-image/>
      </style:table-cell-properties>
    </style:style>
    <style:style style:name="Table1.E3" style:family="table-cell">
      <style:table-cell-properties fo:background-color="#d9d9d9" fo:padding-left="0cm" fo:padding-right="0.018cm" fo:padding-top="0cm" fo:padding-bottom="0cm" fo:border="0.5pt solid #00000a">
        <style:background-image/>
      </style:table-cell-properties>
    </style:style>
    <style:style style:name="Table1.A10" style:family="table-cell">
      <style:table-cell-properties fo:background-color="#d9d9d9" fo:padding-left="0.146cm" fo:padding-right="0.191cm" fo:padding-top="0cm" fo:padding-bottom="0cm" fo:border-left="0.5pt solid #00000a" fo:border-right="0.5pt solid #00000a" fo:border-top="none" fo:border-bottom="0.5pt solid #00000a">
        <style:background-image/>
      </style:table-cell-properties>
    </style:style>
    <style:style style:name="Table1.B10" style:family="table-cell">
      <style:table-cell-properties fo:background-color="#d9d9d9" fo:padding-left="0.146cm" fo:padding-right="0.191cm" fo:padding-top="0cm" fo:padding-bottom="0cm" fo:border-left="0.5pt solid #00000a" fo:border-right="none" fo:border-top="none" fo:border-bottom="0.5pt solid #00000a">
        <style:background-image/>
      </style:table-cell-properties>
    </style:style>
    <style:style style:name="Table1.E10" style:family="table-cell">
      <style:table-cell-properties fo:background-color="#d9d9d9" fo:padding-left="0cm" fo:padding-right="0.018cm" fo:padding-top="0cm" fo:padding-bottom="0cm" fo:border-left="0.5pt solid #00000a" fo:border-right="0.5pt solid #00000a" fo:border-top="none" fo:border-bottom="0.5pt solid #00000a">
        <style:background-image/>
      </style:table-cell-properties>
    </style:style>
    <style:style style:name="Table2" style:family="table">
      <style:table-properties style:width="17.454cm" fo:margin-left="-0.046cm" fo:margin-top="0cm" fo:margin-bottom="0cm" table:align="left" style:writing-mode="lr-tb"/>
    </style:style>
    <style:style style:name="Table2.A" style:family="table-column">
      <style:table-column-properties style:column-width="4.438cm"/>
    </style:style>
    <style:style style:name="Table2.B" style:family="table-column">
      <style:table-column-properties style:column-width="6.671cm"/>
    </style:style>
    <style:style style:name="Table2.C" style:family="table-column">
      <style:table-column-properties style:column-width="3.175cm"/>
    </style:style>
    <style:style style:name="Table2.D" style:family="table-column">
      <style:table-column-properties style:column-width="3.168cm"/>
    </style:style>
    <style:style style:name="Table2.1" style:family="table-row">
      <style:table-row-properties fo:keep-together="auto"/>
    </style:style>
    <style:style style:name="Table2.A1" style:family="table-cell">
      <style:table-cell-properties fo:background-color="#bfbfbf" fo:padding-left="0.155cm" fo:padding-right="0.191cm" fo:padding-top="0cm" fo:padding-bottom="0cm" fo:border="0.5pt solid #00000a">
        <style:background-image/>
      </style:table-cell-properties>
    </style:style>
    <style:style style:name="Table2.D1" style:family="table-cell">
      <style:table-cell-properties fo:background-color="#bfbfbf" fo:padding-left="0cm" fo:padding-right="0.018cm" fo:padding-top="0cm" fo:padding-bottom="0cm" fo:border="0.5pt solid #00000a">
        <style:background-image/>
      </style:table-cell-properties>
    </style:style>
    <style:style style:name="Table2.A2" style:family="table-cell">
      <style:table-cell-properties fo:background-color="#ffffff" fo:padding-left="0.155cm" fo:padding-right="0.191cm" fo:padding-top="0cm" fo:padding-bottom="0cm" fo:border="0.5pt solid #00000a">
        <style:background-image/>
      </style:table-cell-properties>
    </style:style>
    <style:style style:name="Table2.D2" style:family="table-cell">
      <style:table-cell-properties fo:background-color="#ffffff" fo:padding-left="0cm" fo:padding-right="0.018cm" fo:padding-top="0cm" fo:padding-bottom="0cm" fo:border="0.5pt solid #00000a">
        <style:background-image/>
      </style:table-cell-properties>
    </style:style>
    <style:style style:name="Table2.A3" style:family="table-cell">
      <style:table-cell-properties fo:background-color="#d9d9d9" fo:padding-left="0.155cm" fo:padding-right="0.191cm" fo:padding-top="0cm" fo:padding-bottom="0cm" fo:border="0.5pt solid #00000a">
        <style:background-image/>
      </style:table-cell-properties>
    </style:style>
    <style:style style:name="Table2.D3" style:family="table-cell">
      <style:table-cell-properties fo:background-color="#d9d9d9" fo:padding-left="0cm" fo:padding-right="0.018cm" fo:padding-top="0cm" fo:padding-bottom="0cm" fo:border="0.5pt solid #00000a">
        <style:background-image/>
      </style:table-cell-properties>
    </style:style>
    <style:style style:name="P1" style:family="paragraph" style:parent-style-name="Standard_20__28_user_29_">
      <style:text-properties fo:language="en" fo:country="US" style:language-asian="en" style:country-asian="US" style:language-complex="ar" style:country-complex="SA"/>
    </style:style>
    <style:style style:name="P2" style:family="paragraph" style:parent-style-name="Standard_20__28_user_29_">
      <style:text-properties officeooo:paragraph-rsid="00332530"/>
    </style:style>
    <style:style style:name="P3" style:family="paragraph" style:parent-style-name="Standard_20__28_user_29_">
      <style:paragraph-properties fo:line-height="200%"/>
      <style:text-properties fo:language="en" fo:country="US" style:language-asian="en" style:country-asian="US" style:language-complex="ar" style:country-complex="SA"/>
    </style:style>
    <style:style style:name="P4" style:family="paragraph" style:parent-style-name="Standard_20__28_user_29_">
      <style:paragraph-properties fo:line-height="200%"/>
    </style:style>
    <style:style style:name="P5"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6" style:family="paragraph" style:parent-style-name="Standard_20__28_user_29_">
      <style:paragraph-properties fo:line-height="200%"/>
      <style:text-properties officeooo:paragraph-rsid="003880e2"/>
    </style:style>
    <style:style style:name="P7"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8"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9"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10" style:family="paragraph" style:parent-style-name="Standard_20__28_user_29_">
      <style:text-properties officeooo:paragraph-rsid="00403080"/>
    </style:style>
    <style:style style:name="P11" style:family="paragraph" style:parent-style-name="Bibliography">
      <style:text-properties style:font-name-complex="Calibri1"/>
    </style:style>
    <style:style style:name="P12" style:family="paragraph" style:parent-style-name="Footer">
      <style:paragraph-properties fo:text-align="center" style:justify-single-word="false"/>
    </style:style>
    <style:style style:name="P13" style:family="paragraph" style:parent-style-name="Standard_20__28_user_29_">
      <style:text-properties fo:language="en" fo:country="US" style:language-asian="en" style:country-asian="US" style:language-complex="ar" style:country-complex="SA"/>
    </style:style>
    <style:style style:name="P14" style:family="paragraph" style:parent-style-name="Standard_20__28_user_29_">
      <style:paragraph-properties fo:line-height="200%"/>
      <style:text-properties fo:language="en" fo:country="US" style:language-asian="en" style:country-asian="US" style:language-complex="ar" style:country-complex="SA"/>
    </style:style>
    <style:style style:name="P15"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6"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7"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18" style:family="paragraph" style:parent-style-name="Standard">
      <style:text-properties fo:language="en" fo:country="US" style:language-asian="en" style:country-asian="US" style:language-complex="ar" style:country-complex="SA"/>
    </style:style>
    <style:style style:name="P19" style:family="paragraph" style:parent-style-name="Standard">
      <style:paragraph-properties fo:text-align="center" style:justify-single-word="false"/>
      <style:text-properties fo:language="en" fo:country="US" style:language-asian="en" style:country-asian="US" style:language-complex="ar" style:country-complex="SA"/>
    </style:style>
    <style:style style:name="P20" style:family="paragraph" style:parent-style-name="Standard">
      <style:paragraph-properties fo:text-align="center" style:justify-single-word="false"/>
      <style:text-properties style:font-name="Times New Roman1" fo:font-size="12pt" fo:language="en" fo:country="US" officeooo:rsid="00159cfd" officeooo:paragraph-rsid="00159cfd" style:font-size-asian="12pt" style:language-asian="en" style:country-asian="US" style:font-size-complex="12pt" style:language-complex="ar" style:country-complex="SA"/>
    </style:style>
    <style:style style:name="P21"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2" style:family="paragraph" style:parent-style-name="Standard_20__28_user_29_">
      <style:paragraph-properties fo:margin-top="0cm" fo:margin-bottom="0cm" loext:contextual-spacing="false" fo:line-height="200%"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3" style:family="paragraph" style:parent-style-name="Standard_20__28_user_29_">
      <style:paragraph-properties fo:margin-top="0cm" fo:margin-bottom="0cm" loext:contextual-spacing="false" fo:line-height="200%" fo:text-align="center" style:justify-single-word="false"/>
      <style:text-properties fo:color="#000000" style:font-name="Times New Roman1" fo:font-size="12pt" fo:language="en" fo:country="US" style:font-size-asian="12pt" style:language-asian="en" style:country-asian="US" style:font-name-complex="Times New Roman2" style:font-size-complex="12pt" style:language-complex="ar" style:country-complex="SA"/>
    </style:style>
    <style:style style:name="P24" style:family="paragraph" style:parent-style-name="Standard_20__28_user_29_">
      <style:paragraph-properties fo:margin-top="0cm" fo:margin-bottom="0cm" loext:contextual-spacing="false" fo:line-height="200%"/>
      <style:text-properties fo:language="en" fo:country="US" style:language-asian="en" style:country-asian="US" style:language-complex="ar" style:country-complex="SA"/>
    </style:style>
    <style:style style:name="P25" style:family="paragraph" style:parent-style-name="Heading_20_1">
      <style:paragraph-properties fo:break-before="page"/>
      <style:text-properties fo:language="en" fo:country="US" style:language-asian="en" style:country-asian="US" style:language-complex="ar" style:country-complex="SA"/>
    </style:style>
    <style:style style:name="P26" style:family="paragraph" style:parent-style-name="Heading_20_1">
      <style:text-properties fo:language="en" fo:country="US" style:language-asian="en" style:country-asian="US" style:language-complex="ar" style:country-complex="SA"/>
    </style:style>
    <style:style style:name="P27" style:family="paragraph" style:parent-style-name="Standard">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8"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9" style:family="paragraph" style:parent-style-name="Standard">
      <style:paragraph-properties fo:text-align="center" style:justify-single-word="false"/>
      <style:text-properties style:font-name="Times New Roman1" fo:font-size="12pt" fo:language="en" fo:country="US" officeooo:paragraph-rsid="00257dfc" style:font-size-asian="12pt" style:language-asian="en" style:country-asian="US" style:font-name-complex="Times New Roman2" style:font-size-complex="12pt" style:language-complex="ar" style:country-complex="SA"/>
    </style:style>
    <style:style style:name="P30" style:family="paragraph" style:parent-style-name="Standard">
      <style:paragraph-properties fo:text-align="center" style:justify-single-word="false"/>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P31" style:family="paragraph" style:parent-style-name="Standard">
      <style:paragraph-properties fo:text-align="center" style:justify-single-word="false"/>
      <style:text-properties style:font-name="Times New Roman1" fo:font-size="12pt" fo:language="en" fo:country="US" officeooo:rsid="0036c40d" officeooo:paragraph-rsid="0036c40d" style:font-size-asian="12pt" style:language-asian="en" style:country-asian="US" style:font-name-complex="Times New Roman2" style:font-size-complex="12pt" style:language-complex="ar" style:country-complex="SA"/>
    </style:style>
    <style:style style:name="P32" style:family="paragraph" style:parent-style-name="Standard">
      <style:paragraph-properties fo:text-align="center" style:justify-single-word="false"/>
      <style:text-properties style:font-name="Times New Roman1" fo:font-size="12pt" fo:language="en" fo:country="US" officeooo:rsid="003880e2" officeooo:paragraph-rsid="003880e2" style:font-size-asian="12pt" style:language-asian="en" style:country-asian="US" style:font-name-complex="Times New Roman2" style:font-size-complex="12pt" style:language-complex="ar" style:country-complex="SA"/>
    </style:style>
    <style:style style:name="P33"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size-complex="12pt" style:language-complex="ar" style:country-complex="SA"/>
    </style:style>
    <style:style style:name="P34" style:family="paragraph" style:parent-style-name="Standard">
      <style:text-properties fo:language="en" fo:country="US" style:language-asian="en" style:country-asian="US" style:language-complex="ar" style:country-complex="SA"/>
    </style:style>
    <style:style style:name="P35" style:family="paragraph" style:parent-style-name="Standard">
      <style:paragraph-properties fo:text-align="center" style:justify-single-word="false"/>
    </style:style>
    <style:style style:name="P36"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37"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38"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39" style:family="paragraph" style:parent-style-name="Standard_20__28_user_29_">
      <style:paragraph-properties fo:line-height="200%"/>
      <style:text-properties style:font-name="Times New Roman1" fo:font-size="12pt" fo:language="en" fo:country="US" fo:font-style="italic" fo:font-weight="bold" officeooo:rsid="002c8777" officeooo:paragraph-rsid="002c8777"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40"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41" style:family="paragraph" style:parent-style-name="Standard_20__28_user_29_">
      <style:text-properties fo:language="en" fo:country="US" style:language-asian="en" style:country-asian="US" style:language-complex="ar" style:country-complex="SA"/>
    </style:style>
    <style:style style:name="P42" style:family="paragraph" style:parent-style-name="Standard_20__28_user_29_">
      <style:paragraph-properties fo:line-height="200%"/>
      <style:text-properties fo:language="en" fo:country="US" style:language-asian="en" style:country-asian="US" style:language-complex="ar" style:country-complex="SA"/>
    </style:style>
    <style:style style:name="P43" style:family="paragraph" style:parent-style-name="Standard_20__28_user_29_">
      <style:paragraph-properties fo:line-height="200%"/>
    </style:style>
    <style:style style:name="P44" style:family="paragraph" style:parent-style-name="Standard_20__28_user_29_">
      <style:paragraph-properties fo:line-height="200%"/>
      <style:text-properties officeooo:paragraph-rsid="003880e2"/>
    </style:style>
    <style:style style:name="P45" style:family="paragraph" style:parent-style-name="Standard_20__28_user_29_">
      <style:text-properties fo:font-style="italic" fo:font-weight="bold" officeooo:rsid="002cd864" officeooo:paragraph-rsid="002cd864" style:font-style-asian="italic" style:font-weight-asian="bold" style:font-style-complex="italic" style:font-weight-complex="bold"/>
    </style:style>
    <style:style style:name="P46" style:family="paragraph" style:parent-style-name="Standard_20__28_user_29_">
      <style:text-properties officeooo:paragraph-rsid="00332530"/>
    </style:style>
    <style:style style:name="P47" style:family="paragraph" style:parent-style-name="Standard_20__28_user_29_">
      <style:text-properties officeooo:paragraph-rsid="003880e2"/>
    </style:style>
    <style:style style:name="P48" style:family="paragraph" style:parent-style-name="Standard_20__28_user_29_">
      <style:text-properties officeooo:paragraph-rsid="00403080"/>
    </style:style>
    <style:style style:name="P49" style:family="paragraph" style:parent-style-name="Standard_20__28_user_29_">
      <style:text-properties officeooo:paragraph-rsid="0040bc63"/>
    </style:style>
    <style:style style:name="P50"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51" style:family="paragraph" style:parent-style-name="Standard_20__28_user_29_">
      <style:paragraph-properties fo:line-height="200%" fo:text-align="center" style:justify-single-word="false" fo:break-before="page"/>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52" style:family="paragraph" style:parent-style-name="Heading_20_2">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53" style:family="paragraph" style:parent-style-name="Bibliography">
      <style:text-properties fo:language="en" fo:country="US" style:language-asian="en" style:country-asian="US" style:language-complex="ar" style:country-complex="SA"/>
    </style:style>
    <style:style style:name="P54" style:family="paragraph" style:parent-style-name="Bibliography">
      <style:text-properties style:font-name-complex="Calibri1"/>
    </style:style>
    <style:style style:name="P55" style:family="paragraph" style:parent-style-name="Title" style:master-page-name="Standard">
      <style:paragraph-properties fo:margin-top="0.423cm" fo:margin-bottom="0.212cm" loext:contextual-spacing="false" style:page-number="auto"/>
      <style:text-properties fo:language="en" fo:country="US" style:language-asian="en" style:country-asian="US" style:language-complex="ar" style:country-complex="SA"/>
    </style:style>
    <style:style style:name="T1" style:family="text">
      <style:text-properties style:font-name="Times New Roman1" fo:font-size="12pt" style:font-size-asian="12pt" style:font-name-complex="Times New Roman2" style:font-size-complex="12pt"/>
    </style:style>
    <style:style style:name="T2" style:family="text">
      <style:text-properties fo:font-variant="normal" fo:text-transform="none" style:text-position="super 58%" style:font-name="Times New Roman1" fo:font-size="12pt" fo:font-style="normal" style:text-underline-style="none" fo:font-weight="normal" style:font-size-asian="12pt" style:font-name-complex="Times New Roman2" style:font-size-complex="12pt"/>
    </style:style>
    <style:style style:name="T3"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4"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5"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6"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7" style:family="text">
      <style:text-properties style:font-name="Times New Roman1" fo:font-size="12pt" officeooo:rsid="00138076" style:font-size-asian="12pt" style:font-name-complex="Times New Roman2" style:font-size-complex="12pt"/>
    </style:style>
    <style:style style:name="T8" style:family="text">
      <style:text-properties style:font-name="Times New Roman1" fo:font-size="12pt" officeooo:rsid="0014c587" style:font-size-asian="12pt" style:font-name-complex="Times New Roman2" style:font-size-complex="12pt"/>
    </style:style>
    <style:style style:name="T9" style:family="text">
      <style:text-properties style:text-position="super 58%" style:font-name="Times New Roman1" fo:font-size="12pt" style:font-size-asian="12pt" style:font-name-complex="Times New Roman2" style:font-size-complex="12pt"/>
    </style:style>
    <style:style style:name="T10"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11"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12" style:family="text">
      <style:text-properties officeooo:rsid="002a389c"/>
    </style:style>
    <style:style style:name="T13" style:family="text">
      <style:text-properties officeooo:rsid="0028b80b"/>
    </style:style>
    <style:style style:name="T14" style:family="text">
      <style:text-properties style:font-name-complex="Calibri1"/>
    </style:style>
    <style:style style:name="T15" style:family="text">
      <style:text-properties fo:font-style="italic" style:font-style-asian="italic" style:font-name-complex="Calibri1" style:font-style-complex="italic"/>
    </style:style>
    <style:style style:name="T16" style:family="text">
      <style:text-properties fo:font-weight="bold" style:font-weight-asian="bold" style:font-name-complex="Calibri1" style:font-weight-complex="bold"/>
    </style:style>
    <style:style style:name="T17" style:family="text">
      <style:text-properties style:font-name="Times New Roman1" fo:font-size="12pt" style:font-size-asian="12pt" style:font-name-complex="Times New Roman2" style:font-size-complex="12pt"/>
    </style:style>
    <style:style style:name="T18" style:family="text">
      <style:text-properties style:font-name="Times New Roman1" fo:font-size="12pt" officeooo:rsid="00138076" style:font-size-asian="12pt" style:font-name-complex="Times New Roman2" style:font-size-complex="12pt"/>
    </style:style>
    <style:style style:name="T19" style:family="text">
      <style:text-properties style:font-name="Times New Roman1" fo:font-size="12pt" officeooo:rsid="0014c587" style:font-size-asian="12pt" style:font-name-complex="Times New Roman2" style:font-size-complex="12pt"/>
    </style:style>
    <style:style style:name="T20" style:family="text">
      <style:text-properties style:font-name="Times New Roman1" fo:font-size="12pt" officeooo:rsid="00159cfd" style:font-size-asian="12pt" style:font-name-complex="Times New Roman2" style:font-size-complex="12pt"/>
    </style:style>
    <style:style style:name="T21" style:family="text">
      <style:text-properties style:font-name="Times New Roman1" fo:font-size="12pt" officeooo:rsid="003880e2" style:font-size-asian="12pt" style:font-name-complex="Times New Roman2" style:font-size-complex="12pt"/>
    </style:style>
    <style:style style:name="T22" style:family="text">
      <style:text-properties style:font-name="Times New Roman1" fo:font-size="12pt" officeooo:rsid="0039b086" style:font-size-asian="12pt" style:font-name-complex="Times New Roman2" style:font-size-complex="12pt"/>
    </style:style>
    <style:style style:name="T23" style:family="text">
      <style:text-properties style:font-name="Times New Roman1" fo:font-size="12pt" style:font-size-asian="12pt" style:font-size-complex="12pt"/>
    </style:style>
    <style:style style:name="T24" style:family="text">
      <style:text-properties style:font-name="Times New Roman1" fo:font-size="12pt" fo:font-weight="bold" style:font-size-asian="12pt" style:font-weight-asian="bold" style:font-name-complex="Times New Roman2" style:font-size-complex="12pt" style:font-weight-complex="bold"/>
    </style:style>
    <style:style style:name="T25"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26" style:family="text">
      <style:text-properties style:font-name="Times New Roman1" fo:font-size="12pt" fo:language="en" fo:country="US" officeooo:rsid="0020aade" style:font-size-asian="12pt" style:language-asian="en" style:country-asian="US" style:font-name-complex="Times New Roman2" style:font-size-complex="12pt" style:language-complex="ar" style:country-complex="SA"/>
    </style:style>
    <style:style style:name="T27" style:family="text">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T28" style:family="text">
      <style:text-properties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29" style:family="text">
      <style:text-properties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30" style:family="text">
      <style:text-properties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31" style:family="text">
      <style:text-properties style:font-name="Times New Roman1" fo:font-size="12pt" fo:language="en" fo:country="US" officeooo:rsid="002cd864" style:font-size-asian="12pt" style:language-asian="en" style:country-asian="US" style:font-name-complex="Times New Roman2" style:font-size-complex="12pt" style:language-complex="ar" style:country-complex="SA"/>
    </style:style>
    <style:style style:name="T32" style:family="text">
      <style:text-properties style:font-name="Times New Roman1" fo:font-size="12pt" fo:language="en" fo:country="US" officeooo:rsid="001f7fba" style:font-size-asian="12pt" style:language-asian="en" style:country-asian="US" style:font-name-complex="Times New Roman2" style:font-size-complex="12pt" style:language-complex="ar" style:country-complex="SA"/>
    </style:style>
    <style:style style:name="T33" style:family="text">
      <style:text-properties style:font-name="Times New Roman1" fo:font-size="12pt" fo:language="en" fo:country="US" officeooo:rsid="0021cd66" style:font-size-asian="12pt" style:language-asian="en" style:country-asian="US" style:font-name-complex="Times New Roman2" style:font-size-complex="12pt" style:language-complex="ar" style:country-complex="SA"/>
    </style:style>
    <style:style style:name="T34"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35" style:family="text">
      <style:text-properties style:font-name="Times New Roman1" fo:font-size="12pt" fo:language="en" fo:country="US" officeooo:rsid="001fcd6a" style:font-size-asian="12pt" style:language-asian="en" style:country-asian="US" style:font-name-complex="Times New Roman2" style:font-size-complex="12pt" style:language-complex="ar" style:country-complex="SA"/>
    </style:style>
    <style:style style:name="T36" style:family="text">
      <style:text-properties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37" style:family="text">
      <style:text-properties style:font-name="Times New Roman1" fo:font-size="12pt" fo:language="en" fo:country="US" officeooo:rsid="001aca98" style:font-size-asian="12pt" style:language-asian="en" style:country-asian="US" style:font-name-complex="Times New Roman2" style:font-size-complex="12pt" style:language-complex="ar" style:country-complex="SA"/>
    </style:style>
    <style:style style:name="T38" style:family="text">
      <style:text-properties style:font-name="Times New Roman1" fo:font-size="12pt" fo:language="en" fo:country="US" officeooo:rsid="001c68be" style:font-size-asian="12pt" style:language-asian="en" style:country-asian="US" style:font-name-complex="Times New Roman2" style:font-size-complex="12pt" style:language-complex="ar" style:country-complex="SA"/>
    </style:style>
    <style:style style:name="T39"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40" style:family="text">
      <style:text-properties style:font-name="Times New Roman1" fo:font-size="12pt" fo:language="en" fo:country="US" officeooo:rsid="002f0299" style:font-size-asian="12pt" style:language-asian="en" style:country-asian="US" style:font-name-complex="Times New Roman2" style:font-size-complex="12pt" style:language-complex="ar" style:country-complex="SA"/>
    </style:style>
    <style:style style:name="T41"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42" style:family="text">
      <style:text-properties style:font-name="Times New Roman1" fo:font-size="12pt" fo:language="en" fo:country="US" officeooo:rsid="0032e701" style:font-size-asian="12pt" style:language-asian="en" style:country-asian="US" style:font-name-complex="Times New Roman2" style:font-size-complex="12pt" style:language-complex="ar" style:country-complex="SA"/>
    </style:style>
    <style:style style:name="T43" style:family="text">
      <style:text-properties style:font-name="Times New Roman1" fo:font-size="12pt" fo:language="en" fo:country="US" officeooo:rsid="00332530" style:font-size-asian="12pt" style:language-asian="en" style:country-asian="US" style:font-name-complex="Times New Roman2" style:font-size-complex="12pt" style:language-complex="ar" style:country-complex="SA"/>
    </style:style>
    <style:style style:name="T44" style:family="text">
      <style:text-properties style:font-name="Times New Roman1" fo:font-size="12pt" fo:language="en" fo:country="US" officeooo:rsid="00350f3c" style:font-size-asian="12pt" style:language-asian="en" style:country-asian="US" style:font-name-complex="Times New Roman2" style:font-size-complex="12pt" style:language-complex="ar" style:country-complex="SA"/>
    </style:style>
    <style:style style:name="T45" style:family="text">
      <style:text-properties style:font-name="Times New Roman1" fo:font-size="12pt" fo:language="en" fo:country="US" officeooo:rsid="0036c40d" style:font-size-asian="12pt" style:language-asian="en" style:country-asian="US" style:font-name-complex="Times New Roman2" style:font-size-complex="12pt" style:language-complex="ar" style:country-complex="SA"/>
    </style:style>
    <style:style style:name="T46" style:family="text">
      <style:text-properties style:font-name="Times New Roman1" fo:font-size="12pt" fo:language="en" fo:country="US" officeooo:rsid="003880e2" style:font-size-asian="12pt" style:language-asian="en" style:country-asian="US" style:font-name-complex="Times New Roman2" style:font-size-complex="12pt" style:language-complex="ar" style:country-complex="SA"/>
    </style:style>
    <style:style style:name="T47" style:family="text">
      <style:text-properties style:font-name="Times New Roman1" fo:font-size="12pt" fo:language="en" fo:country="US" officeooo:rsid="003c3a92" style:font-size-asian="12pt" style:language-asian="en" style:country-asian="US" style:font-name-complex="Times New Roman2" style:font-size-complex="12pt" style:language-complex="ar" style:country-complex="SA"/>
    </style:style>
    <style:style style:name="T48" style:family="text">
      <style:text-properties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49" style:family="text">
      <style:text-properties style:font-name="Times New Roman1" fo:font-size="12pt" fo:language="en" fo:country="US" officeooo:rsid="0040bc63" style:font-size-asian="12pt" style:language-asian="en" style:country-asian="US" style:font-name-complex="Times New Roman2" style:font-size-complex="12pt" style:language-complex="ar" style:country-complex="SA"/>
    </style:style>
    <style:style style:name="T50" style:family="text">
      <style:text-properties style:font-name-complex="Calibri1"/>
    </style:style>
    <style:style style:name="T51" style:family="text">
      <style:text-properties fo:font-style="italic" style:font-style-asian="italic"/>
    </style:style>
    <style:style style:name="T52" style:family="text">
      <style:text-properties fo:font-style="italic" style:font-style-asian="italic" style:font-name-complex="Calibri1" style:font-style-complex="italic"/>
    </style:style>
    <style:style style:name="T53" style:family="text">
      <style:text-properties fo:font-weight="bold" style:font-weight-asian="bold"/>
    </style:style>
    <style:style style:name="T54" style:family="text">
      <style:text-properties fo:font-weight="bold" style:font-weight-asian="bold" style:font-name-complex="Calibri1" style:font-weight-complex="bold"/>
    </style:style>
    <style:style style:name="T55" style:family="text">
      <style:text-properties style:text-position="super 58%"/>
    </style:style>
    <style:style style:name="T56" style:family="text">
      <style:text-properties style:text-position="super 58%" style:font-name="Times New Roman1" fo:font-size="12pt" style:font-size-asian="12pt" style:font-name-complex="Times New Roman2" style:font-size-complex="12pt"/>
    </style:style>
    <style:style style:name="T57"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58" style:family="text">
      <style:text-properties style:text-position="super 58%"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59" style:family="text">
      <style:text-properties style:text-position="super 58%"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60" style:family="text">
      <style:text-properties style:text-position="super 58%"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61" style:family="text">
      <style:text-properties style:text-position="super 58%"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62" style:family="text">
      <style:text-properties style:text-position="super 58%" fo:language="en" fo:country="US" style:language-asian="en" style:country-asian="US" style:language-complex="ar" style:country-complex="SA"/>
    </style:style>
    <style:style style:name="T63" style:family="text">
      <style:text-properties fo:font-variant="normal" fo:text-transform="none" style:text-position="super 58%" style:font-name="Times New Roman1" fo:font-size="12pt" fo:font-style="normal" style:text-underline-style="none" fo:font-weight="normal" style:font-size-asian="12pt" style:font-name-complex="Times New Roman2" style:font-size-complex="12pt"/>
    </style:style>
    <style:style style:name="T64"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65" style:family="text">
      <style:text-properties fo:font-variant="normal" fo:text-transform="none" style:text-position="super 58%"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66" style:family="text">
      <style:text-properties fo:font-variant="normal" fo:text-transform="none" style:text-position="super 58%" style:font-name="Times New Roman1" fo:font-size="12pt" fo:language="en" fo:country="US" fo:font-style="normal" style:text-underline-style="none" fo:font-weight="normal" officeooo:rsid="002a389c" style:font-size-asian="12pt" style:language-asian="en" style:country-asian="US" style:font-name-complex="Times New Roman2" style:font-size-complex="12pt" style:language-complex="ar" style:country-complex="SA"/>
    </style:style>
    <style:style style:name="T67" style:family="text">
      <style:text-properties fo:font-variant="normal" fo:text-transform="none" style:text-position="super 58%" style:font-name="Times New Roman1" fo:font-size="12pt" fo:language="en" fo:country="US" fo:font-style="normal" style:text-underline-style="none" fo:font-weight="normal" officeooo:rsid="002c926a" style:font-size-asian="12pt" style:language-asian="en" style:country-asian="US" style:font-name-complex="Times New Roman2" style:font-size-complex="12pt" style:language-complex="ar" style:country-complex="SA"/>
    </style:style>
    <style:style style:name="T68" style:family="text">
      <style:text-properties fo:font-variant="normal" fo:text-transform="none" style:text-position="super 58%"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69" style:family="text">
      <style:text-properties fo:font-variant="normal" fo:text-transform="none" style:text-position="super 58%" style:font-name="Times New Roman1" fo:font-size="12pt" fo:language="en" fo:country="US" fo:font-style="normal" style:text-underline-style="none" fo:font-weight="normal" officeooo:rsid="001aca98" style:font-size-asian="12pt" style:language-asian="en" style:country-asian="US" style:font-name-complex="Times New Roman2" style:font-size-complex="12pt" style:language-complex="ar" style:country-complex="SA"/>
    </style:style>
    <style:style style:name="T70" style:family="text">
      <style:text-properties fo:font-variant="normal" fo:text-transform="none" style:text-position="super 58%" style:font-name="Times New Roman1" fo:font-size="12pt" fo:language="en" fo:country="US" fo:font-style="normal" style:text-underline-style="none" fo:font-weight="normal" officeooo:rsid="002f0299" style:font-size-asian="12pt" style:language-asian="en" style:country-asian="US" style:font-name-complex="Times New Roman2" style:font-size-complex="12pt" style:language-complex="ar" style:country-complex="SA"/>
    </style:style>
    <style:style style:name="T71" style:family="text">
      <style:text-properties fo:font-variant="normal" fo:text-transform="none" style:text-position="super 58%" style:font-name="Times New Roman1" fo:font-size="12pt" fo:language="en" fo:country="US" fo:font-style="normal" style:text-underline-style="none" fo:font-weight="normal" officeooo:rsid="00310238" style:font-size-asian="12pt" style:language-asian="en" style:country-asian="US" style:font-name-complex="Times New Roman2" style:font-size-complex="12pt" style:language-complex="ar" style:country-complex="SA"/>
    </style:style>
    <style:style style:name="T72" style:family="text">
      <style:text-properties fo:font-variant="normal" fo:text-transform="none" style:text-position="super 58%" style:font-name="Times New Roman1" fo:font-size="12pt" fo:language="en" fo:country="US" fo:font-style="normal" style:text-underline-style="none" fo:font-weight="normal" officeooo:rsid="003d478d" style:font-size-asian="12pt" style:language-asian="en" style:country-asian="US" style:font-name-complex="Times New Roman2" style:font-size-complex="12pt" style:language-complex="ar" style:country-complex="SA"/>
    </style:style>
    <style:style style:name="T73" style:family="text">
      <style:text-properties fo:font-variant="normal" fo:text-transform="none" style:text-position="super 58%" style:font-name="Times New Roman1" fo:font-size="12pt" fo:language="en" fo:country="US" fo:font-style="normal" style:text-underline-style="none" officeooo:rsid="00257dfc" style:font-size-asian="12pt" style:language-asian="en" style:country-asian="US" style:font-name-complex="Times New Roman2" style:font-size-complex="12pt" style:language-complex="ar" style:country-complex="SA"/>
    </style:style>
    <style:style style:name="T74" style:family="text">
      <style:text-properties fo:font-variant="normal" fo:text-transform="none" style:text-position="super 58%" style:font-name="Times New Roman1" fo:font-size="12pt" fo:language="en" fo:country="US" fo:font-style="normal" style:text-underline-style="none" officeooo:rsid="003d478d" style:font-size-asian="12pt" style:language-asian="en" style:country-asian="US" style:font-name-complex="Times New Roman2" style:font-size-complex="12pt" style:language-complex="ar" style:country-complex="SA"/>
    </style:style>
    <style:style style:name="T75" style:family="text">
      <style:text-properties fo:font-variant="normal" fo:text-transform="none" style:text-position="super 58%" style:font-name="Times New Roman1" fo:font-size="12pt" fo:language="en" fo:country="US" fo:font-style="normal" officeooo:rsid="00257dfc" style:font-size-asian="12pt" style:language-asian="en" style:country-asian="US" style:font-name-complex="Times New Roman2" style:font-size-complex="12pt" style:language-complex="ar" style:country-complex="SA"/>
    </style:style>
    <style:style style:name="T76" style:family="text">
      <style:text-properties fo:font-variant="normal" fo:text-transform="none" style:text-position="super 58%" style:font-name="Times New Roman1" fo:font-size="12pt" fo:language="en" fo:country="US" fo:font-style="normal" officeooo:rsid="003d478d" style:font-size-asian="12pt" style:language-asian="en" style:country-asian="US" style:font-name-complex="Times New Roman2" style:font-size-complex="12pt" style:language-complex="ar" style:country-complex="SA"/>
    </style:style>
    <style:style style:name="T77" style:family="text">
      <style:text-properties fo:font-variant="normal" fo:text-transform="none" style:text-position="super 58%"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78" style:family="text">
      <style:text-properties fo:font-variant="normal" fo:text-transform="none" style:text-position="super 58%"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79" style:family="text">
      <style:text-properties fo:font-variant="normal" fo:text-transform="none" style:text-position="super 58%" fo:font-style="normal" style:text-underline-style="none" fo:font-weight="normal"/>
    </style:style>
    <style:style style:name="T80" style:family="text">
      <style:text-properties fo:font-variant="normal" fo:text-transform="none" style:text-position="super 58%" fo:font-style="normal" style:text-underline-style="none" fo:font-weight="normal" officeooo:rsid="002b5050"/>
    </style:style>
    <style:style style:name="T81" style:family="text">
      <style:text-properties fo:font-variant="normal" fo:text-transform="none" style:text-position="super 58%" fo:language="en" fo:country="US" fo:font-style="normal" style:text-underline-style="none" fo:font-weight="normal" style:language-asian="en" style:country-asian="US" style:language-complex="ar" style:country-complex="SA"/>
    </style:style>
    <style:style style:name="T82" style:family="text">
      <style:text-properties fo:font-variant="normal" fo:text-transform="none" style:text-position="0% 100%"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83" style:family="text">
      <style:text-properties fo:font-variant="normal" fo:text-transform="none" style:text-position="0% 100%" style:font-name="Times New Roman1" fo:font-size="12pt" fo:language="en" fo:country="US" fo:font-style="normal" style:text-underline-style="none" fo:font-weight="normal" officeooo:rsid="003d478d" style:font-size-asian="12pt" style:language-asian="en" style:country-asian="US" style:font-name-complex="Times New Roman2" style:font-size-complex="12pt" style:language-complex="ar" style:country-complex="SA"/>
    </style:style>
    <style:style style:name="T84" style:family="text">
      <style:text-properties fo:font-variant="normal" fo:text-transform="none" style:text-position="0% 100%" style:font-name="Times New Roman1" fo:font-size="12pt" fo:language="en" fo:country="US" fo:font-style="normal" style:text-underline-style="none" officeooo:rsid="00257dfc" style:font-size-asian="12pt" style:language-asian="en" style:country-asian="US" style:font-name-complex="Times New Roman2" style:font-size-complex="12pt" style:language-complex="ar" style:country-complex="SA"/>
    </style:style>
    <style:style style:name="T85" style:family="text">
      <style:text-properties fo:font-variant="normal" fo:text-transform="none" style:text-position="0% 100%" style:font-name="Times New Roman1" fo:font-size="12pt" fo:language="en" fo:country="US" fo:font-style="normal" style:text-underline-style="none" officeooo:rsid="003d478d" style:font-size-asian="12pt" style:language-asian="en" style:country-asian="US" style:font-name-complex="Times New Roman2" style:font-size-complex="12pt" style:language-complex="ar" style:country-complex="SA"/>
    </style:style>
    <style:style style:name="T86" style:family="text">
      <style:text-properties fo:font-variant="normal" fo:text-transform="none" style:text-position="0% 100%" style:font-name="Times New Roman1" fo:font-size="12pt" fo:language="en" fo:country="US" fo:font-style="normal" officeooo:rsid="00257dfc" style:font-size-asian="12pt" style:language-asian="en" style:country-asian="US" style:font-name-complex="Times New Roman2" style:font-size-complex="12pt" style:language-complex="ar" style:country-complex="SA"/>
    </style:style>
    <style:style style:name="T87" style:family="text">
      <style:text-properties fo:font-variant="normal" fo:text-transform="none" style:text-position="0% 100%" style:font-name="Times New Roman1" fo:font-size="12pt" fo:language="en" fo:country="US" fo:font-style="normal" officeooo:rsid="003d478d" style:font-size-asian="12pt" style:language-asian="en" style:country-asian="US" style:font-name-complex="Times New Roman2" style:font-size-complex="12pt" style:language-complex="ar" style:country-complex="SA"/>
    </style:style>
    <style:style style:name="T88" style:family="text">
      <style:text-properties fo:font-variant="normal" fo:text-transform="none" style:text-position="0% 100%"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89" style:family="text">
      <style:text-properties fo:font-variant="normal" fo:text-transform="none" style:text-position="0% 100%"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90" style:family="text">
      <style:text-properties fo:font-variant="normal" fo:text-transform="none"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91" style:family="text">
      <style:text-properties fo:font-variant="normal" fo:text-transform="none"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92" style:family="text">
      <style:text-properties fo:font-variant="normal" fo:text-transform="none" style:text-position="super 100%"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93" style:family="text">
      <style:text-properties fo:font-variant="normal" fo:text-transform="none" style:text-position="super 100%"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94" style:family="text">
      <style:text-properties style:font-weight-asian="bold"/>
    </style:style>
    <style:style style:name="T95" style:family="text">
      <style:text-properties style:font-style-asian="italic"/>
    </style:style>
    <style:style style:name="T96" style:family="text">
      <style:text-properties fo:language="en" fo:country="US" style:language-asian="en" style:country-asian="US" style:language-complex="ar" style:country-complex="SA"/>
    </style:style>
    <style:style style:name="T97" style:family="text">
      <style:text-properties fo:language="en" fo:country="US" officeooo:rsid="001aca98" style:language-asian="en" style:country-asian="US" style:language-complex="ar" style:country-complex="SA"/>
    </style:style>
    <style:style style:name="T98" style:family="text">
      <style:text-properties officeooo:rsid="00257dfc"/>
    </style:style>
    <style:style style:name="T99" style:family="text">
      <style:text-properties officeooo:rsid="0028b80b"/>
    </style:style>
    <style:style style:name="T100" style:family="text">
      <style:text-properties officeooo:rsid="002a389c"/>
    </style:style>
    <style:style style:name="T101" style:family="text">
      <style:text-properties officeooo:rsid="002b5050"/>
    </style:style>
    <style:style style:name="T102" style:family="text">
      <style:text-properties officeooo:rsid="002c8777"/>
    </style:style>
    <style:style style:name="T103" style:family="text">
      <style:text-properties officeooo:rsid="002c926a"/>
    </style:style>
    <style:style style:name="T104" style:family="text">
      <style:text-properties officeooo:rsid="002cd864"/>
    </style:style>
    <style:style style:name="T105" style:family="text">
      <style:text-properties officeooo:rsid="0036c40d"/>
    </style:style>
    <style:style style:name="T106" style:family="text">
      <style:text-properties officeooo:rsid="003880e2"/>
    </style:style>
    <style:style style:name="T107" style:family="text">
      <style:text-properties officeooo:rsid="0039b086"/>
    </style:style>
    <style:style style:name="T108" style:family="text">
      <style:text-properties officeooo:rsid="003b9242"/>
    </style:style>
    <style:style style:name="T109" style:family="text">
      <style:text-properties officeooo:rsid="00403080"/>
    </style:style>
    <style:style style:name="T110" style:family="text">
      <style:text-properties officeooo:rsid="0040bc6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408006844880" text:id="ct94408006844880">
          <text:deletion>
            <office:change-info>
              <dc:creator>Tarek Loubani</dc:creator>
              <dc:date>2018-01-30T04:20:03.518875374</dc:date>
            </office:change-info>
            <text:p text:style-name="P1"><text:span text:style-name="T1"><text:s/></text:span></text:p>
          </text:deletion>
        </text:changed-region>
        <text:changed-region xml:id="ct94407536812928" text:id="ct94407536812928">
          <text:insertion>
            <office:change-info>
              <dc:creator>Tarek Loubani</dc:creator>
              <dc:date>2018-01-30T04:20:03.518875374</dc:date>
            </office:change-info>
          </text:insertion>
        </text:changed-region>
        <text:changed-region xml:id="ct94407729466368" text:id="ct94407729466368">
          <text:insertion>
            <office:change-info>
              <dc:creator>Tarek Loubani</dc:creator>
              <dc:date>2018-01-30T04:20:03.518875374</dc:date>
            </office:change-info>
          </text:insertion>
        </text:changed-region>
        <text:changed-region xml:id="ct94407931153392" text:id="ct94407931153392">
          <text:deletion>
            <office:change-info>
              <dc:creator>Tarek Loubani</dc:creator>
              <dc:date>2018-01-30T04:20:03.518875374</dc:date>
            </office:change-info>
            <text:p text:style-name="P1"><text:span text:style-name="T1">some developing </text:span></text:p>
          </text:deletion>
        </text:changed-region>
        <text:changed-region xml:id="ct94407735363584" text:id="ct94407735363584">
          <text:insertion>
            <office:change-info>
              <dc:creator>Tarek Loubani</dc:creator>
              <dc:date>2018-01-30T04:20:03.518875374</dc:date>
            </office:change-info>
          </text:insertion>
        </text:changed-region>
        <text:changed-region xml:id="ct94407904812912" text:id="ct94407904812912">
          <text:insertion>
            <office:change-info>
              <dc:creator>Tarek Loubani</dc:creator>
              <dc:date>2018-01-30T04:20:03.518875374</dc:date>
            </office:change-info>
          </text:insertion>
        </text:changed-region>
        <text:changed-region xml:id="ct94407663369696" text:id="ct94407663369696">
          <text:deletion>
            <office:change-info>
              <dc:creator>Tarek Loubani</dc:creator>
              <dc:date>2018-01-30T04:20:03.518875374</dc:date>
            </office:change-info>
            <text:p text:style-name="P1"><text:span text:style-name="T1">which have </text:span></text:p>
          </text:deletion>
        </text:changed-region>
        <text:changed-region xml:id="ct94408039832720" text:id="ct94408039832720">
          <text:insertion>
            <office:change-info>
              <dc:creator>Tarek Loubani</dc:creator>
              <dc:date>2018-01-30T04:20:03.518875374</dc:date>
            </office:change-info>
          </text:insertion>
        </text:changed-region>
        <text:changed-region xml:id="ct94407611590752" text:id="ct94407611590752">
          <text:deletion>
            <office:change-info>
              <dc:creator>Tarek Loubani</dc:creator>
              <dc:date>2018-01-30T04:20:03.518875374</dc:date>
            </office:change-info>
            <text:p text:style-name="P1"><text:span text:style-name="T2">online</text:span></text:p>
          </text:deletion>
        </text:changed-region>
        <text:changed-region xml:id="ct94407777644192" text:id="ct94407777644192">
          <text:insertion>
            <office:change-info>
              <dc:creator>Tarek Loubani</dc:creator>
              <dc:date>2018-01-30T04:20:03.518875374</dc:date>
            </office:change-info>
          </text:insertion>
        </text:changed-region>
        <text:changed-region xml:id="ct94407732428256" text:id="ct94407732428256">
          <text:deletion>
            <office:change-info>
              <dc:creator>Tarek Loubani</dc:creator>
              <dc:date>2018-01-30T04:20:03.518875374</dc:date>
            </office:change-info>
            <text:p text:style-name="Standard_20__28_user_29_"><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3">5–9</text:span><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p>
          </text:deletion>
        </text:changed-region>
        <text:changed-region xml:id="ct94408014104624" text:id="ct94408014104624">
          <text:insertion>
            <office:change-info>
              <dc:creator>Tarek Loubani</dc:creator>
              <dc:date>2018-01-30T04:20:03.518875374</dc:date>
            </office:change-info>
          </text:insertion>
        </text:changed-region>
        <text:changed-region xml:id="ct94407574557888" text:id="ct94407574557888">
          <text:deletion>
            <office:change-info>
              <dc:creator>Tarek Loubani</dc:creator>
              <dc:date>2018-01-30T04:20:03.518875374</dc:date>
            </office:change-info>
            <text:p text:style-name="Standard_20__28_user_29_"><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4">frequencies 2–6</text:span><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p>
          </text:deletion>
        </text:changed-region>
        <text:changed-region xml:id="ct94407931892496" text:id="ct94407931892496">
          <text:insertion>
            <office:change-info>
              <dc:creator>Tarek Loubani</dc:creator>
              <dc:date>2018-01-30T04:20:03.518875374</dc:date>
            </office:change-info>
          </text:insertion>
        </text:changed-region>
        <text:changed-region xml:id="ct94408006446320" text:id="ct94408006446320">
          <text:deletion>
            <office:change-info>
              <dc:creator>Tarek Loubani</dc:creator>
              <dc:date>2018-01-30T04:20:03.518875374</dc:date>
            </office:change-info>
            <text:p text:style-name="Standard_20__28_user_29_"><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3">wall</text:span><text:bookmark-start text:name="ZOTERO_BREF_X2BRxKz0YCvM1"/><text:bookmark-start text:name="__Fieldmark__140_2774343261"/><text:span text:style-name="T3">8,10,11</text:span><text:bookmark-end text:name="ZOTERO_BREF_X2BRxKz0YCvM1"/><text:bookmark-end text:name="__Fieldmark__140_2774343261"/><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p>
          </text:deletion>
        </text:changed-region>
        <text:changed-region xml:id="ct94407722193568" text:id="ct94407722193568">
          <text:insertion>
            <office:change-info>
              <dc:creator>Tarek Loubani</dc:creator>
              <dc:date>2018-01-30T04:20:03.518875374</dc:date>
            </office:change-info>
          </text:insertion>
        </text:changed-region>
        <text:changed-region xml:id="ct94407881984000" text:id="ct94407881984000">
          <text:insertion>
            <office:change-info>
              <dc:creator>Tarek Loubani</dc:creator>
              <dc:date>2018-01-30T04:20:03.518875374</dc:date>
            </office:change-info>
          </text:insertion>
        </text:changed-region>
        <text:changed-region xml:id="ct94407881567280" text:id="ct94407881567280">
          <text:deletion>
            <office:change-info>
              <dc:creator>Tarek Loubani</dc:creator>
              <dc:date>2018-01-30T04:20:03.518875374</dc:date>
            </office:change-info>
            <text:p text:style-name="P2"><text:span text:style-name="T5">which</text:span></text:p>
          </text:deletion>
        </text:changed-region>
        <text:changed-region xml:id="ct94407732326400" text:id="ct94407732326400">
          <text:insertion>
            <office:change-info>
              <dc:creator>Tarek Loubani</dc:creator>
              <dc:date>2018-01-30T04:20:03.518875374</dc:date>
            </office:change-info>
          </text:insertion>
        </text:changed-region>
        <text:changed-region xml:id="ct94407881707920" text:id="ct94407881707920">
          <text:deletion>
            <office:change-info>
              <dc:creator>Tarek Loubani</dc:creator>
              <dc:date>2018-01-30T04:20:03.518875374</dc:date>
            </office:change-info>
            <text:p text:style-name="P2"><text:span text:style-name="T6">inexpensive. </text:span></text:p>
          </text:deletion>
        </text:changed-region>
        <text:changed-region xml:id="ct94407721536192" text:id="ct94407721536192">
          <text:insertion>
            <office:change-info>
              <dc:creator>Tarek Loubani</dc:creator>
              <dc:date>2018-01-30T04:20:03.518875374</dc:date>
            </office:change-info>
          </text:insertion>
        </text:changed-region>
        <text:changed-region xml:id="ct94407934438032" text:id="ct94407934438032">
          <text:insertion>
            <office:change-info>
              <dc:creator>Tarek Loubani</dc:creator>
              <dc:date>2018-01-30T04:20:03.518875374</dc:date>
            </office:change-info>
          </text:insertion>
        </text:changed-region>
        <text:changed-region xml:id="ct94407859876192" text:id="ct94407859876192">
          <text:deletion>
            <office:change-info>
              <dc:creator>Tarek Loubani</dc:creator>
              <dc:date>2018-01-30T04:20:03.518875374</dc:date>
            </office:change-info>
            <text:p text:style-name="P3"><text:span text:style-name="T7">, ear plugs (optional if the mold is not used) and steel spring (optional if the printed spring is not desired)</text:span></text:p>
          </text:deletion>
        </text:changed-region>
        <text:changed-region xml:id="ct94407704906416" text:id="ct94407704906416">
          <text:insertion>
            <office:change-info>
              <dc:creator>Tarek Loubani</dc:creator>
              <dc:date>2018-01-30T04:20:03.518875374</dc:date>
            </office:change-info>
          </text:insertion>
        </text:changed-region>
        <text:changed-region xml:id="ct94407732988720" text:id="ct94407732988720">
          <text:deletion>
            <office:change-info>
              <dc:creator>Tarek Loubani</dc:creator>
              <dc:date>2018-01-30T04:20:03.518875374</dc:date>
            </office:change-info>
            <text:p text:style-name="P3"><text:span text:style-name="T7">can be found</text:span></text:p>
          </text:deletion>
        </text:changed-region>
        <text:changed-region xml:id="ct94407775557120" text:id="ct94407775557120">
          <text:insertion>
            <office:change-info>
              <dc:creator>Tarek Loubani</dc:creator>
              <dc:date>2018-01-30T04:20:03.518875374</dc:date>
            </office:change-info>
          </text:insertion>
        </text:changed-region>
        <text:changed-region xml:id="ct94407706667200" text:id="ct94407706667200">
          <text:deletion>
            <office:change-info>
              <dc:creator>Tarek Loubani</dc:creator>
              <dc:date>2018-01-30T04:20:03.518875374</dc:date>
            </office:change-info>
            <text:p text:style-name="P3"><text:span text:style-name="T1">75mm</text:span></text:p>
          </text:deletion>
        </text:changed-region>
        <text:changed-region xml:id="ct94408015889616" text:id="ct94408015889616">
          <text:insertion>
            <office:change-info>
              <dc:creator>Tarek Loubani</dc:creator>
              <dc:date>2018-01-30T04:20:03.518875374</dc:date>
            </office:change-info>
          </text:insertion>
        </text:changed-region>
        <text:changed-region xml:id="ct94407775123168" text:id="ct94407775123168">
          <text:deletion>
            <office:change-info>
              <dc:creator>Tarek Loubani</dc:creator>
              <dc:date>2018-01-30T04:20:03.518875374</dc:date>
            </office:change-info>
            <text:p text:style-name="P3"><text:span text:style-name="T1">4mm</text:span></text:p>
          </text:deletion>
        </text:changed-region>
        <text:changed-region xml:id="ct94407726301824" text:id="ct94407726301824">
          <text:insertion>
            <office:change-info>
              <dc:creator>Tarek Loubani</dc:creator>
              <dc:date>2018-01-30T04:20:03.518875374</dc:date>
            </office:change-info>
          </text:insertion>
        </text:changed-region>
        <text:changed-region xml:id="ct94408006143984" text:id="ct94408006143984">
          <text:deletion>
            <office:change-info>
              <dc:creator>Tarek Loubani</dc:creator>
              <dc:date>2018-01-30T04:20:03.518875374</dc:date>
            </office:change-info>
            <text:p text:style-name="P3"><text:span text:style-name="T1">2mm</text:span></text:p>
          </text:deletion>
        </text:changed-region>
        <text:changed-region xml:id="ct94407732906144" text:id="ct94407732906144">
          <text:insertion>
            <office:change-info>
              <dc:creator>Tarek Loubani</dc:creator>
              <dc:date>2018-01-30T04:20:03.518875374</dc:date>
            </office:change-info>
          </text:insertion>
        </text:changed-region>
        <text:changed-region xml:id="ct94407961259552" text:id="ct94407961259552">
          <text:deletion>
            <office:change-info>
              <dc:creator>Tarek Loubani</dc:creator>
              <dc:date>2018-01-30T04:20:03.518875374</dc:date>
            </office:change-info>
            <text:p text:style-name="P3"><text:span text:style-name="T1"><text:s/></text:span></text:p>
          </text:deletion>
        </text:changed-region>
        <text:changed-region xml:id="ct94407857481056" text:id="ct94407857481056">
          <text:insertion>
            <office:change-info>
              <dc:creator>Tarek Loubani</dc:creator>
              <dc:date>2018-01-30T04:20:03.518875374</dc:date>
            </office:change-info>
          </text:insertion>
        </text:changed-region>
        <text:changed-region xml:id="ct94407574192064" text:id="ct94407574192064">
          <text:deletion>
            <office:change-info>
              <dc:creator>Tarek Loubani</dc:creator>
              <dc:date>2018-01-30T04:20:03.518875374</dc:date>
            </office:change-info>
            <text:p text:style-name="P3"><text:span text:style-name="T1">12mm</text:span></text:p>
          </text:deletion>
        </text:changed-region>
        <text:changed-region xml:id="ct94407857496400" text:id="ct94407857496400">
          <text:insertion>
            <office:change-info>
              <dc:creator>Tarek Loubani</dc:creator>
              <dc:date>2018-01-30T04:20:03.518875374</dc:date>
            </office:change-info>
          </text:insertion>
        </text:changed-region>
        <text:changed-region xml:id="ct94407702764288" text:id="ct94407702764288">
          <text:deletion>
            <office:change-info>
              <dc:creator>Tarek Loubani</dc:creator>
              <dc:date>2018-01-30T04:20:03.518875374</dc:date>
            </office:change-info>
            <text:p text:style-name="P3"><text:span text:style-name="T1">8mm</text:span></text:p>
          </text:deletion>
        </text:changed-region>
        <text:changed-region xml:id="ct94407735871984" text:id="ct94407735871984">
          <text:insertion>
            <office:change-info>
              <dc:creator>Tarek Loubani</dc:creator>
              <dc:date>2018-01-30T04:20:03.518875374</dc:date>
            </office:change-info>
          </text:insertion>
        </text:changed-region>
        <text:changed-region xml:id="ct94407933612352" text:id="ct94407933612352">
          <text:deletion>
            <office:change-info>
              <dc:creator>Tarek Loubani</dc:creator>
              <dc:date>2018-01-30T04:20:03.518875374</dc:date>
            </office:change-info>
            <text:p text:style-name="P3"><text:span text:style-name="T1"><text:s/></text:span></text:p>
          </text:deletion>
        </text:changed-region>
        <text:changed-region xml:id="ct94407861215616" text:id="ct94407861215616">
          <text:insertion>
            <office:change-info>
              <dc:creator>Tarek Loubani</dc:creator>
              <dc:date>2018-01-30T04:20:03.518875374</dc:date>
            </office:change-info>
          </text:insertion>
        </text:changed-region>
        <text:changed-region xml:id="ct94407777693808" text:id="ct94407777693808">
          <text:deletion>
            <office:change-info>
              <dc:creator>Tarek Loubani</dc:creator>
              <dc:date>2018-01-30T04:20:03.518875374</dc:date>
            </office:change-info>
            <text:p text:style-name="P3"><text:span text:style-name="T1">6mm</text:span></text:p>
          </text:deletion>
        </text:changed-region>
        <text:changed-region xml:id="ct94407666692368" text:id="ct94407666692368">
          <text:insertion>
            <office:change-info>
              <dc:creator>Tarek Loubani</dc:creator>
              <dc:date>2018-01-30T04:20:03.518875374</dc:date>
            </office:change-info>
          </text:insertion>
        </text:changed-region>
        <text:changed-region xml:id="ct94407729596416" text:id="ct94407729596416">
          <text:deletion>
            <office:change-info>
              <dc:creator>Tarek Loubani</dc:creator>
              <dc:date>2018-01-30T04:20:03.518875374</dc:date>
            </office:change-info>
            <text:p text:style-name="P3"><text:span text:style-name="T1">4mm</text:span></text:p>
          </text:deletion>
        </text:changed-region>
        <text:changed-region xml:id="ct94407768026160" text:id="ct94407768026160">
          <text:insertion>
            <office:change-info>
              <dc:creator>Tarek Loubani</dc:creator>
              <dc:date>2018-01-30T04:20:03.518875374</dc:date>
            </office:change-info>
          </text:insertion>
        </text:changed-region>
        <text:changed-region xml:id="ct94407740320864" text:id="ct94407740320864">
          <text:deletion>
            <office:change-info>
              <dc:creator>Tarek Loubani</dc:creator>
              <dc:date>2018-01-30T04:20:03.518875374</dc:date>
            </office:change-info>
            <text:p text:style-name="P3"><text:span text:style-name="T1">40mm</text:span></text:p>
          </text:deletion>
        </text:changed-region>
        <text:changed-region xml:id="ct94407674627584" text:id="ct94407674627584">
          <text:insertion>
            <office:change-info>
              <dc:creator>Tarek Loubani</dc:creator>
              <dc:date>2018-01-30T04:20:03.518875374</dc:date>
            </office:change-info>
          </text:insertion>
        </text:changed-region>
        <text:changed-region xml:id="ct94407704288000" text:id="ct94407704288000">
          <text:deletion>
            <office:change-info>
              <dc:creator>Tarek Loubani</dc:creator>
              <dc:date>2018-01-30T04:20:03.518875374</dc:date>
            </office:change-info>
            <text:p text:style-name="P3"><text:span text:style-name="T1">slotted rubber O-ring. However, in more recent models and due to difficulty finding such O-rings, we have replaced the O-ring with a </text:span></text:p>
          </text:deletion>
        </text:changed-region>
        <text:changed-region xml:id="ct94407770424464" text:id="ct94407770424464">
          <text:insertion>
            <office:change-info>
              <dc:creator>Tarek Loubani</dc:creator>
              <dc:date>2018-01-30T04:20:03.518875374</dc:date>
            </office:change-info>
          </text:insertion>
        </text:changed-region>
        <text:changed-region xml:id="ct94407859616128" text:id="ct94407859616128">
          <text:deletion>
            <office:change-info>
              <dc:creator>Tarek Loubani</dc:creator>
              <dc:date>2018-01-30T04:20:03.518875374</dc:date>
            </office:change-info>
            <text:p text:style-name="P3"><text:span text:style-name="T8">ring. Spring steel was cut and crimped to form the ear tube spring. In more recent models, due to difficulty manipulating and acquiring spring steel, we have used a printed ABS truss that has some spring properties by design</text:span></text:p>
          </text:deletion>
        </text:changed-region>
        <text:changed-region xml:id="ct94407806500624" text:id="ct94407806500624">
          <text:insertion>
            <office:change-info>
              <dc:creator>Tarek Loubani</dc:creator>
              <dc:date>2018-01-30T04:20:03.518875374</dc:date>
            </office:change-info>
          </text:insertion>
        </text:changed-region>
        <text:changed-region xml:id="ct94407768574112" text:id="ct94407768574112">
          <text:deletion>
            <office:change-info>
              <dc:creator>Tarek Loubani</dc:creator>
              <dc:date>2018-01-30T04:20:03.518875374</dc:date>
            </office:change-info>
            <text:p text:style-name="P4"><text:span text:style-name="T1">In the original design, silicone (SF13 2k-Silikon, Silikon Fabrik, Batch Nr 180415, Shore A 13) was mixed added to the ear plug molds (Fig 1B) for 8 hours. The mold was separated and the silicone ear plugs were attached to the ear tubes. In the present model in use at the time of publication, these ear plugs are replaced by generic earbuds from commodity earbud-style headphones, as they were found to be widely available and of negligible cost. The final construction of the original model can be seen in Fig 1C. The final construction of the current model can be seen in Figure 1D.</text:span></text:p>
            <text:p text:style-name="P4"><text:span text:style-name="T1">Costs in Table 1 were calculated using the density of ABS (1.03g/cm</text:span><text:span text:style-name="T9">3</text:span><text:span text:style-name="T1">) and the filament length, which is calculated by the printer driver. We assumed the price of 10 lbs (4.54 kg) of ABS pellets to be 31 USD. </text:span></text:p>
            <text:p text:style-name="P5"/>
          </text:deletion>
        </text:changed-region>
        <text:changed-region xml:id="ct94407663006080" text:id="ct94407663006080">
          <text:insertion>
            <office:change-info>
              <dc:creator>Tarek Loubani</dc:creator>
              <dc:date>2018-01-30T04:20:03.518875374</dc:date>
            </office:change-info>
          </text:insertion>
        </text:changed-region>
        <text:changed-region xml:id="ct94407720919280" text:id="ct94407720919280">
          <text:deletion>
            <office:change-info>
              <dc:creator>Tarek Loubani</dc:creator>
              <dc:date>2018-01-30T04:20:03.518875374</dc:date>
            </office:change-info>
            <text:p text:style-name="P6"><text:span text:style-name="T10">modelled</text:span></text:p>
          </text:deletion>
        </text:changed-region>
        <text:changed-region xml:id="ct94408010989856" text:id="ct94408010989856">
          <text:insertion>
            <office:change-info>
              <dc:creator>Tarek Loubani</dc:creator>
              <dc:date>2018-01-30T04:20:03.518875374</dc:date>
            </office:change-info>
          </text:insertion>
        </text:changed-region>
        <text:changed-region xml:id="ct94407899543232" text:id="ct94407899543232">
          <text:deletion>
            <office:change-info>
              <dc:creator>Tarek Loubani</dc:creator>
              <dc:date>2018-01-30T04:20:03.518875374</dc:date>
            </office:change-info>
            <text:p text:style-name="P6"><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3">described</text:span><text:bookmark-start text:name="ZOTERO_BREF_eqqYjDXaeNN01"/><text:bookmark-start text:name="__Fieldmark__220_2774343261"/><text:span text:style-name="T3">8</text:span><text:bookmark-end text:name="ZOTERO_BREF_eqqYjDXaeNN01"/><text:bookmark-end text:name="__Fieldmark__220_2774343261"/><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p>
          </text:deletion>
        </text:changed-region>
        <text:changed-region xml:id="ct94407776758704" text:id="ct94407776758704">
          <text:insertion>
            <office:change-info>
              <dc:creator>Tarek Loubani</dc:creator>
              <dc:date>2018-01-30T04:20:03.518875374</dc:date>
            </office:change-info>
          </text:insertion>
        </text:changed-region>
        <text:changed-region xml:id="ct94407882025776" text:id="ct94407882025776">
          <text:deletion>
            <office:change-info>
              <dc:creator>Tarek Loubani</dc:creator>
              <dc:date>2018-01-30T04:20:03.518875374</dc:date>
            </office:change-info>
            <text:p text:style-name="P6"><text:span text:style-name="T11">2L (2000g</text:span></text:p>
          </text:deletion>
        </text:changed-region>
        <text:changed-region xml:id="ct94407736877840" text:id="ct94407736877840">
          <text:insertion>
            <office:change-info>
              <dc:creator>Tarek Loubani</dc:creator>
              <dc:date>2018-01-30T04:20:03.518875374</dc:date>
            </office:change-info>
          </text:insertion>
        </text:changed-region>
        <text:changed-region xml:id="ct94407735013376" text:id="ct94407735013376">
          <text:deletion>
            <office:change-info>
              <dc:creator>Tarek Loubani</dc:creator>
              <dc:date>2018-01-30T04:20:03.518875374</dc:date>
            </office:change-info>
            <text:p text:style-name="P6"><text:span text:style-name="T11"><text:s/></text:span></text:p>
          </text:deletion>
        </text:changed-region>
        <text:changed-region xml:id="ct94407766106800" text:id="ct94407766106800">
          <text:insertion>
            <office:change-info>
              <dc:creator>Tarek Loubani</dc:creator>
              <dc:date>2018-01-30T04:20:03.518875374</dc:date>
            </office:change-info>
          </text:insertion>
        </text:changed-region>
        <text:changed-region xml:id="ct94407706038128" text:id="ct94407706038128">
          <text:deletion>
            <office:change-info>
              <dc:creator>Tarek Loubani</dc:creator>
              <dc:date>2018-01-30T04:20:03.518875374</dc:date>
            </office:change-info>
            <text:p text:style-name="P6"><text:span text:style-name="T11"><text:s/></text:span></text:p>
          </text:deletion>
        </text:changed-region>
        <text:changed-region xml:id="ct94408006007568" text:id="ct94408006007568">
          <text:insertion>
            <office:change-info>
              <dc:creator>Tarek Loubani</dc:creator>
              <dc:date>2018-01-30T04:20:03.518875374</dc:date>
            </office:change-info>
          </text:insertion>
        </text:changed-region>
        <text:changed-region xml:id="ct94407765315232" text:id="ct94407765315232">
          <text:deletion>
            <office:change-info>
              <dc:creator>Tarek Loubani</dc:creator>
              <dc:date>2018-01-30T04:20:03.518875374</dc:date>
            </office:change-info>
            <text:p text:style-name="P6"><text:span text:style-name="T3">pathology</text:span><text:bookmark-start text:name="ZOTERO_BREF_RoxG0rljLa2e1"/><text:bookmark-start text:name="__Fieldmark__248_2774343261"/><text:span text:style-name="T3">12</text:span><text:bookmark-end text:name="ZOTERO_BREF_RoxG0rljLa2e1"/><text:bookmark-end text:name="__Fieldmark__248_2774343261"/></text:p>
          </text:deletion>
        </text:changed-region>
        <text:changed-region xml:id="ct94407859542960" text:id="ct94407859542960">
          <text:insertion>
            <office:change-info>
              <dc:creator>Tarek Loubani</dc:creator>
              <dc:date>2018-01-30T04:20:03.518875374</dc:date>
            </office:change-info>
          </text:insertion>
        </text:changed-region>
        <text:changed-region xml:id="ct94408006760096" text:id="ct94408006760096">
          <text:deletion>
            <office:change-info>
              <dc:creator>Tarek Loubani</dc:creator>
              <dc:date>2018-01-30T04:20:03.518875374</dc:date>
            </office:change-info>
            <text:p text:style-name="P7"><text:s/></text:p>
          </text:deletion>
        </text:changed-region>
        <text:changed-region xml:id="ct94408007349264" text:id="ct94408007349264">
          <text:deletion>
            <office:change-info>
              <dc:creator>Tarek Loubani</dc:creator>
              <dc:date>2018-01-30T04:20:03.518875374</dc:date>
            </office:change-info>
            <text:p text:style-name="P7">. Commercial ABS filament was assumed to cost $30/kg</text:p>
          </text:deletion>
        </text:changed-region>
        <text:changed-region xml:id="ct94407967971328" text:id="ct94407967971328">
          <text:insertion>
            <office:change-info>
              <dc:creator>Tarek Loubani</dc:creator>
              <dc:date>2018-01-30T04:20:03.518875374</dc:date>
            </office:change-info>
          </text:insertion>
        </text:changed-region>
        <text:changed-region xml:id="ct94407855338608" text:id="ct94407855338608">
          <text:deletion>
            <office:change-info>
              <dc:creator>Tarek Loubani</dc:creator>
              <dc:date>2018-01-30T04:20:03.518875374</dc:date>
            </office:change-info>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text:span text:style-name="T1">Item</text:span></text:p>
                </table:table-cell>
                <table:table-cell table:style-name="Table2.A1" office:value-type="string">
                  <text:p text:style-name="P35"><text:span text:style-name="T1">Dimensions</text:span></text:p>
                </table:table-cell>
                <table:table-cell table:style-name="Table2.A1" office:value-type="string">
                  <text:p text:style-name="P35"><text:span text:style-name="T1">Cost <text:s/>using ABS pellets (USD)</text:span></text:p>
                </table:table-cell>
                <table:table-cell table:style-name="Table2.D1" office:value-type="string">
                  <text:p text:style-name="P35"><text:span text:style-name="T1">Cost using commercial ABS (USD)</text:span></text:p>
                </table:table-cell>
              </table:table-row>
              <table:table-row table:style-name="Table2.1">
                <table:table-cell table:style-name="Table2.A2" office:value-type="string">
                  <text:p text:style-name="P35"><text:span text:style-name="T1">Stethoscope head</text:span></text:p>
                </table:table-cell>
                <table:table-cell table:style-name="Table2.A2" office:value-type="string">
                  <text:p text:style-name="P35"><text:span text:style-name="T1">44.30mm x 62.45mm x 17.80mm</text:span></text:p>
                </table:table-cell>
                <table:table-cell table:style-name="Table2.A2" office:value-type="string">
                  <text:p text:style-name="P35"><text:span text:style-name="T1">$0.206 </text:span></text:p>
                </table:table-cell>
                <table:table-cell table:style-name="Table2.D2" office:value-type="string">
                  <text:p text:style-name="P35"><text:span text:style-name="T1">$0.91</text:span></text:p>
                </table:table-cell>
              </table:table-row>
              <table:table-row table:style-name="Table2.1">
                <table:table-cell table:style-name="Table2.A3" office:value-type="string">
                  <text:p text:style-name="P35"><text:span text:style-name="T1">Stethoscope Y piece</text:span></text:p>
                </table:table-cell>
                <table:table-cell table:style-name="Table2.A3" office:value-type="string">
                  <text:p text:style-name="P35"><text:span text:style-name="T1">70.89mm x 29.94mm x 9.00mm</text:span></text:p>
                </table:table-cell>
                <table:table-cell table:style-name="Table2.A3" office:value-type="string">
                  <text:p text:style-name="P35"><text:span text:style-name="T1"><text:s/>$0.09</text:span></text:p>
                </table:table-cell>
                <table:table-cell table:style-name="Table2.D3" office:value-type="string">
                  <text:p text:style-name="P35"><text:span text:style-name="T1">$0.12</text:span></text:p>
                </table:table-cell>
              </table:table-row>
              <table:table-row table:style-name="Table2.1">
                <table:table-cell table:style-name="Table2.A2" office:value-type="string">
                  <text:p text:style-name="P35"><text:span text:style-name="T1">Stethoscope ear tube</text:span></text:p>
                </table:table-cell>
                <table:table-cell table:style-name="Table2.A2" office:value-type="string">
                  <text:p text:style-name="P35"><text:span text:style-name="T1">170.79mm x 83.62mm x 5.80mm</text:span></text:p>
                </table:table-cell>
                <table:table-cell table:style-name="Table2.A2" office:value-type="string">
                  <text:p text:style-name="P35"><text:span text:style-name="T1">$0.07</text:span></text:p>
                </table:table-cell>
                <table:table-cell table:style-name="Table2.D2" office:value-type="string">
                  <text:p text:style-name="P35"><text:span text:style-name="T1">$0.25</text:span></text:p>
                </table:table-cell>
              </table:table-row>
              <table:table-row table:style-name="Table2.1">
                <table:table-cell table:style-name="Table2.A3" office:value-type="string">
                  <text:p text:style-name="P35"><text:span text:style-name="T1">Stethoscope ring</text:span></text:p>
                </table:table-cell>
                <table:table-cell table:style-name="Table2.A3" office:value-type="string">
                  <text:p text:style-name="P35"><text:span text:style-name="T1">r = 21mm, h = 7mm</text:span></text:p>
                </table:table-cell>
                <table:table-cell table:style-name="Table2.A3" office:value-type="string">
                  <text:p text:style-name="P35"><text:span text:style-name="T1">$0.012</text:span></text:p>
                </table:table-cell>
                <table:table-cell table:style-name="Table2.D3" office:value-type="string">
                  <text:p text:style-name="P35"><text:span text:style-name="T1">$0.03</text:span></text:p>
                </table:table-cell>
              </table:table-row>
              <table:table-row table:style-name="Table2.1">
                <table:table-cell table:style-name="Table2.A2" office:value-type="string">
                  <text:p text:style-name="P35"><text:span text:style-name="T1">Stethoscope spring</text:span></text:p>
                </table:table-cell>
                <table:table-cell table:style-name="Table2.A2" office:value-type="string">
                  <text:p text:style-name="P35"><text:span text:style-name="T1">91.25mm x 111.62mm x 15.05mm </text:span></text:p>
                </table:table-cell>
                <table:table-cell table:style-name="Table2.A2" office:value-type="string">
                  <text:p text:style-name="P35"><text:span text:style-name="T1">$0.032</text:span></text:p>
                </table:table-cell>
                <table:table-cell table:style-name="Table2.D2" office:value-type="string">
                  <text:p text:style-name="P35"><text:span text:style-name="T1">$0.31</text:span></text:p>
                </table:table-cell>
              </table:table-row>
              <table:table-row table:style-name="Table2.1">
                <table:table-cell table:style-name="Table2.A3" office:value-type="string">
                  <text:p text:style-name="P35"><text:span text:style-name="T1">Silicone tubing</text:span></text:p>
                </table:table-cell>
                <table:table-cell table:style-name="Table2.A3" office:value-type="string">
                  <text:p text:style-name="P35"><text:span text:style-name="T1">40 cm – 12mm OD, 8mm ID / 2x 9 cm – 6mm OD, 4 mm ID</text:span></text:p>
                </table:table-cell>
                <table:table-cell table:style-name="Table2.A3" office:value-type="string">
                  <text:p text:style-name="P35"><text:span text:style-name="T1">$1.93</text:span></text:p>
                </table:table-cell>
                <table:table-cell table:style-name="Table2.D3" office:value-type="string">
                  <text:p text:style-name="P35"><text:span text:style-name="T1">$1.93</text:span></text:p>
                </table:table-cell>
              </table:table-row>
              <table:table-row table:style-name="Table2.1">
                <table:table-cell table:style-name="Table2.A2" office:value-type="string">
                  <text:p text:style-name="P35"><text:span text:style-name="T1">Diaphragm</text:span></text:p>
                </table:table-cell>
                <table:table-cell table:style-name="Table2.A2" office:value-type="string">
                  <text:p text:style-name="P35"><text:span text:style-name="T1">r = 20mm</text:span></text:p>
                </table:table-cell>
                <table:table-cell table:style-name="Table2.A2" office:value-type="string">
                  <text:p text:style-name="P35"><text:span text:style-name="T1">$0.06</text:span></text:p>
                </table:table-cell>
                <table:table-cell table:style-name="Table2.D2" office:value-type="string">
                  <text:p text:style-name="P35"><text:span text:style-name="T1">$0.06</text:span></text:p>
                </table:table-cell>
              </table:table-row>
              <table:table-row table:style-name="Table2.1">
                <table:table-cell table:style-name="Table2.A3" office:value-type="string">
                  <text:p text:style-name="P35"><text:span text:style-name="T1">Ear plugs with mold</text:span></text:p>
                </table:table-cell>
                <table:table-cell table:style-name="Table2.A3" office:value-type="string">
                  <text:p text:style-name="P35"><text:span text:style-name="T1">n/a</text:span></text:p>
                </table:table-cell>
                <table:table-cell table:style-name="Table2.A3" office:value-type="string">
                  <text:p text:style-name="P35"><text:span text:style-name="T1">$0.43</text:span></text:p>
                </table:table-cell>
                <table:table-cell table:style-name="Table2.D3" office:value-type="string">
                  <text:p text:style-name="P35"><text:span text:style-name="T1">$0.43</text:span></text:p>
                </table:table-cell>
              </table:table-row>
              <table:table-row table:style-name="Table2.1">
                <table:table-cell table:style-name="Table2.A2" table:number-columns-spanned="2" office:value-type="string">
                  <text:p text:style-name="Standard"><text:span text:style-name="T1">Total</text:span></text:p>
                </table:table-cell>
                <table:covered-table-cell/>
                <table:table-cell table:style-name="Table2.A2" office:value-type="string">
                  <text:p text:style-name="P35"><text:span text:style-name="T1">$2.83</text:span></text:p>
                </table:table-cell>
                <table:table-cell table:style-name="Table2.D2" office:value-type="string">
                  <text:p text:style-name="P35"><text:span text:style-name="T1">$4.04</text:span></text:p>
                </table:table-cell>
              </table:table-row>
            </table:table>
            <text:p text:style-name="P8"/>
          </text:deletion>
        </text:changed-region>
        <text:changed-region xml:id="ct94407772381952" text:id="ct94407772381952">
          <text:insertion>
            <office:change-info>
              <dc:creator>Tarek Loubani</dc:creator>
              <dc:date>2018-01-30T04:20:03.518875374</dc:date>
            </office:change-info>
          </text:insertion>
        </text:changed-region>
        <text:changed-region xml:id="ct94408012352512" text:id="ct94408012352512">
          <text:deletion>
            <office:change-info>
              <dc:creator>Tarek Loubani</dc:creator>
              <dc:date>2018-01-30T04:20:03.518875374</dc:date>
            </office:change-info>
            <text:p text:style-name="P7">0dB</text:p>
          </text:deletion>
        </text:changed-region>
        <text:changed-region xml:id="ct94407861655488" text:id="ct94407861655488">
          <text:insertion>
            <office:change-info>
              <dc:creator>Tarek Loubani</dc:creator>
              <dc:date>2018-01-30T04:20:03.518875374</dc:date>
            </office:change-info>
          </text:insertion>
        </text:changed-region>
        <text:changed-region xml:id="ct94408012559328" text:id="ct94408012559328">
          <text:deletion>
            <office:change-info>
              <dc:creator>Tarek Loubani</dc:creator>
              <dc:date>2018-01-30T04:20:03.518875374</dc:date>
            </office:change-info>
            <text:p text:style-name="P3"><text:span text:style-name="T1">0dB</text:span></text:p>
          </text:deletion>
        </text:changed-region>
        <text:changed-region xml:id="ct94408015745248" text:id="ct94408015745248">
          <text:insertion>
            <office:change-info>
              <dc:creator>Tarek Loubani</dc:creator>
              <dc:date>2018-01-30T04:20:03.518875374</dc:date>
            </office:change-info>
          </text:insertion>
        </text:changed-region>
        <text:changed-region xml:id="ct94407763084784" text:id="ct94407763084784">
          <text:deletion>
            <office:change-info>
              <dc:creator>Tarek Loubani</dc:creator>
              <dc:date>2018-01-30T04:20:03.518875374</dc:date>
            </office:change-info>
            <text:p text:style-name="P9"><text:tab/></text:p>
          </text:deletion>
        </text:changed-region>
        <text:changed-region xml:id="ct94408039486496" text:id="ct94408039486496">
          <text:insertion>
            <office:change-info>
              <dc:creator>Tarek Loubani</dc:creator>
              <dc:date>2018-01-30T04:20:03.518875374</dc:date>
            </office:change-info>
          </text:insertion>
        </text:changed-region>
        <text:changed-region xml:id="ct94408012940384" text:id="ct94408012940384">
          <text:deletion>
            <office:change-info>
              <dc:creator>Tarek Loubani</dc:creator>
              <dc:date>2018-01-30T04:20:03.518875374</dc:date>
            </office:change-info>
            <text:p text:style-name="P9"><text:span text:style-name="T12">developing nations</text:span></text:p>
          </text:deletion>
        </text:changed-region>
        <text:changed-region xml:id="ct94407935300560" text:id="ct94407935300560">
          <text:insertion>
            <office:change-info>
              <dc:creator>Tarek Loubani</dc:creator>
              <dc:date>2018-01-30T04:20:03.518875374</dc:date>
            </office:change-info>
          </text:insertion>
        </text:changed-region>
        <text:changed-region xml:id="ct94407574550608" text:id="ct94407574550608">
          <text:insertion>
            <office:change-info>
              <dc:creator>Tarek Loubani</dc:creator>
              <dc:date>2018-01-30T04:20:03.518875374</dc:date>
            </office:change-info>
          </text:insertion>
        </text:changed-region>
        <text:changed-region xml:id="ct94408006006272" text:id="ct94408006006272">
          <text:deletion>
            <office:change-info>
              <dc:creator>Tarek Loubani</dc:creator>
              <dc:date>2018-01-30T04:20:03.518875374</dc:date>
            </office:change-info>
            <text:p text:style-name="P9">5 </text:p>
          </text:deletion>
        </text:changed-region>
        <text:changed-region xml:id="ct94407733360080" text:id="ct94407733360080">
          <text:deletion>
            <office:change-info>
              <dc:creator>Tarek Loubani</dc:creator>
              <dc:date>2018-01-30T04:20:03.518875374</dc:date>
            </office:change-info>
            <text:p text:style-name="P6"><text:span text:style-name="T11"><text:tab/></text:span></text:p>
          </text:deletion>
        </text:changed-region>
        <text:changed-region xml:id="ct94407680075824" text:id="ct94407680075824">
          <text:deletion>
            <office:change-info>
              <dc:creator>Tarek Loubani</dc:creator>
              <dc:date>2018-01-30T04:20:03.518875374</dc:date>
            </office:change-info>
            <text:p text:style-name="P6"><text:span text:style-name="T11"><text:s/></text:span></text:p>
          </text:deletion>
        </text:changed-region>
        <text:changed-region xml:id="ct94407704567568" text:id="ct94407704567568">
          <text:deletion>
            <office:change-info>
              <dc:creator>Tarek Loubani</dc:creator>
              <dc:date>2018-01-30T04:20:03.518875374</dc:date>
            </office:change-info>
            <text:p text:style-name="P6"><text:span text:style-name="T11">well </text:span></text:p>
          </text:deletion>
        </text:changed-region>
        <text:changed-region xml:id="ct94407646373536" text:id="ct94407646373536">
          <text:insertion>
            <office:change-info>
              <dc:creator>Tarek Loubani</dc:creator>
              <dc:date>2018-01-30T04:20:03.518875374</dc:date>
            </office:change-info>
          </text:insertion>
        </text:changed-region>
        <text:changed-region xml:id="ct94408015664432" text:id="ct94408015664432">
          <text:deletion>
            <office:change-info>
              <dc:creator>Tarek Loubani</dc:creator>
              <dc:date>2018-01-30T04:20:03.518875374</dc:date>
            </office:change-info>
            <text:p text:style-name="P6"><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3">bell</text:span><text:bookmark-start text:name="ZOTERO_BREF_aE8G0rvnr0J81"/><text:bookmark-start text:name="__Fieldmark__444_2774343261"/><text:span text:style-name="T3">7,13</text:span><text:bookmark-end text:name="ZOTERO_BREF_aE8G0rvnr0J81"/><text:bookmark-end text:name="__Fieldmark__444_2774343261"/><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p>
          </text:deletion>
        </text:changed-region>
        <text:changed-region xml:id="ct94408011868208" text:id="ct94408011868208">
          <text:insertion>
            <office:change-info>
              <dc:creator>Tarek Loubani</dc:creator>
              <dc:date>2018-01-30T04:20:03.518875374</dc:date>
            </office:change-info>
          </text:insertion>
        </text:changed-region>
        <text:changed-region xml:id="ct94407860204384" text:id="ct94407860204384">
          <text:deletion>
            <office:change-info>
              <dc:creator>Tarek Loubani</dc:creator>
              <dc:date>2018-01-30T04:20:03.518875374</dc:date>
            </office:change-info>
            <text:p text:style-name="P6"><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3">bell</text:span><text:bookmark-start text:name="ZOTERO_BREF_3CvblzfLxFli1"/><text:bookmark-start text:name="__Fieldmark__459_2774343261"/><text:span text:style-name="T3">14</text:span><text:bookmark-end text:name="ZOTERO_BREF_3CvblzfLxFli1"/><text:bookmark-end text:name="__Fieldmark__459_2774343261"/><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p>
          </text:deletion>
        </text:changed-region>
        <text:changed-region xml:id="ct94407858820624" text:id="ct94407858820624">
          <text:insertion>
            <office:change-info>
              <dc:creator>Tarek Loubani</dc:creator>
              <dc:date>2018-01-30T04:20:03.518875374</dc:date>
            </office:change-info>
          </text:insertion>
        </text:changed-region>
        <text:changed-region xml:id="ct94407725763312" text:id="ct94407725763312">
          <text:deletion>
            <office:change-info>
              <dc:creator>Tarek Loubani</dc:creator>
              <dc:date>2018-01-30T04:20:03.518875374</dc:date>
            </office:change-info>
            <text:p text:style-name="P6"><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3">sound</text:span><text:bookmark-start text:name="ZOTERO_BREF_GHkcYqbcHKuM1"/><text:bookmark-start text:name="__Fieldmark__473_2774343261"/><text:span text:style-name="T3">13</text:span><text:bookmark-end text:name="ZOTERO_BREF_GHkcYqbcHKuM1"/><text:bookmark-end text:name="__Fieldmark__473_2774343261"/><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p>
          </text:deletion>
        </text:changed-region>
        <text:changed-region xml:id="ct94407859255008" text:id="ct94407859255008">
          <text:insertion>
            <office:change-info>
              <dc:creator>Tarek Loubani</dc:creator>
              <dc:date>2018-01-30T04:20:03.518875374</dc:date>
            </office:change-info>
          </text:insertion>
        </text:changed-region>
        <text:changed-region xml:id="ct94407647816528" text:id="ct94407647816528">
          <text:deletion>
            <office:change-info>
              <dc:creator>Tarek Loubani</dc:creator>
              <dc:date>2018-01-30T04:20:03.518875374</dc:date>
            </office:change-info>
            <text:p text:style-name="P6"><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3">tubing</text:span><text:bookmark-start text:name="ZOTERO_BREF_KYYfvQFgt5Ks1"/><text:bookmark-start text:name="__Fieldmark__487_2774343261"/><text:span text:style-name="T3">15,16</text:span><text:bookmark-end text:name="ZOTERO_BREF_KYYfvQFgt5Ks1"/><text:bookmark-end text:name="__Fieldmark__487_2774343261"/><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p>
          </text:deletion>
        </text:changed-region>
        <text:changed-region xml:id="ct94407769205392" text:id="ct94407769205392">
          <text:insertion>
            <office:change-info>
              <dc:creator>Tarek Loubani</dc:creator>
              <dc:date>2018-01-30T04:20:03.518875374</dc:date>
            </office:change-info>
          </text:insertion>
        </text:changed-region>
        <text:changed-region xml:id="ct94408014054704" text:id="ct94408014054704">
          <text:deletion>
            <office:change-info>
              <dc:creator>Tarek Loubani</dc:creator>
              <dc:date>2018-01-30T04:20:03.518875374</dc:date>
            </office:change-info>
            <text:p text:style-name="P6"><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3">13,16,17</text:span><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p>
          </text:deletion>
        </text:changed-region>
        <text:changed-region xml:id="ct94407674539344" text:id="ct94407674539344">
          <text:insertion>
            <office:change-info>
              <dc:creator>Tarek Loubani</dc:creator>
              <dc:date>2018-01-30T04:20:03.518875374</dc:date>
            </office:change-info>
          </text:insertion>
        </text:changed-region>
        <text:changed-region xml:id="ct94407667915408" text:id="ct94407667915408">
          <text:deletion>
            <office:change-info>
              <dc:creator>Tarek Loubani</dc:creator>
              <dc:date>2018-01-30T04:20:03.518875374</dc:date>
            </office:change-info>
            <text:p text:style-name="P6"><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3">user</text:span><text:bookmark-start text:name="ZOTERO_BREF_4hktq6CHRm6B1"/><text:bookmark-start text:name="__Fieldmark__517_2774343261"/><text:span text:style-name="T3">17</text:span><text:bookmark-end text:name="ZOTERO_BREF_4hktq6CHRm6B1"/><text:bookmark-end text:name="__Fieldmark__517_2774343261"/><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p>
          </text:deletion>
        </text:changed-region>
        <text:changed-region xml:id="ct94408012117760" text:id="ct94408012117760">
          <text:insertion>
            <office:change-info>
              <dc:creator>Tarek Loubani</dc:creator>
              <dc:date>2018-01-30T04:20:03.518875374</dc:date>
            </office:change-info>
          </text:insertion>
        </text:changed-region>
        <text:changed-region xml:id="ct94407772399232" text:id="ct94407772399232">
          <text:deletion>
            <office:change-info>
              <dc:creator>Tarek Loubani</dc:creator>
              <dc:date>2018-01-30T04:20:03.518875374</dc:date>
            </office:change-info>
            <text:p text:style-name="P6"><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3">noise</text:span><text:bookmark-start text:name="ZOTERO_BREF_9JtLNe1nx3eM1"/><text:bookmark-start text:name="__Fieldmark__531_2774343261"/><text:span text:style-name="T3">18</text:span><text:bookmark-end text:name="ZOTERO_BREF_9JtLNe1nx3eM1"/><text:bookmark-end text:name="__Fieldmark__531_2774343261"/><text:bookmark text:name="__Fieldmark__1456_13557462291"/><text:span text:style-name="T3"> and training</text:span><text:bookmark-start text:name="ZOTERO_BREF_rV5UVI3dfXX91"/><text:bookmark-start text:name="__Fieldmark__545_2774343261"/><text:span text:style-name="T3">19</text:span><text:bookmark-end text:name="ZOTERO_BREF_rV5UVI3dfXX91"/><text:bookmark-end text:name="__Fieldmark__545_2774343261"/><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p>
          </text:deletion>
        </text:changed-region>
        <text:changed-region xml:id="ct94407702696528" text:id="ct94407702696528">
          <text:deletion>
            <office:change-info>
              <dc:creator>Tarek Loubani</dc:creator>
              <dc:date>2018-01-30T04:20:03.518875374</dc:date>
            </office:change-info>
            <text:p text:style-name="P6"><text:span text:style-name="T11">ear tubes to ensure that they could universally accept either molded ear plugs or purchased plugs, as well as creating the </text:span></text:p>
          </text:deletion>
        </text:changed-region>
        <text:changed-region xml:id="ct94408039842080" text:id="ct94408039842080">
          <text:deletion>
            <office:change-info>
              <dc:creator>Tarek Loubani</dc:creator>
              <dc:date>2018-01-30T04:20:03.518875374</dc:date>
            </office:change-info>
            <text:p text:style-name="P6"><text:span text:style-name="T11"><text:s/></text:span></text:p>
          </text:deletion>
        </text:changed-region>
        <text:changed-region xml:id="ct94407706093232" text:id="ct94407706093232">
          <text:insertion>
            <office:change-info>
              <dc:creator>Tarek Loubani</dc:creator>
              <dc:date>2018-01-30T04:20:03.518875374</dc:date>
            </office:change-info>
          </text:insertion>
        </text:changed-region>
        <text:changed-region xml:id="ct94407881595680" text:id="ct94407881595680">
          <text:deletion>
            <office:change-info>
              <dc:creator>Tarek Loubani</dc:creator>
              <dc:date>2018-01-30T04:20:03.518875374</dc:date>
            </office:change-info>
            <text:p text:style-name="P10"><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3">efficacy</text:span><text:bookmark-start text:name="ZOTERO_BREF_vivIHERHIRFO1"/><text:bookmark-start text:name="__Fieldmark__565_2774343261"/><text:span text:style-name="T3">8,10,11,13</text:span><text:bookmark-end text:name="ZOTERO_BREF_vivIHERHIRFO1"/><text:bookmark-end text:name="__Fieldmark__565_2774343261"/><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p>
          </text:deletion>
        </text:changed-region>
        <text:changed-region xml:id="ct94408008610336" text:id="ct94408008610336">
          <text:insertion>
            <office:change-info>
              <dc:creator>Tarek Loubani</dc:creator>
              <dc:date>2018-01-30T04:20:03.518875374</dc:date>
            </office:change-info>
          </text:insertion>
        </text:changed-region>
        <text:changed-region xml:id="ct94407861207440" text:id="ct94407861207440">
          <text:deletion>
            <office:change-info>
              <dc:creator>Tarek Loubani</dc:creator>
              <dc:date>2018-01-30T04:20:03.518875374</dc:date>
            </office:change-info>
            <text:p text:style-name="P10"><text:span text:style-name="T11">stethoscopes</text:span><text:bookmark-start text:name="ZOTERO_BREF_4DiifM8BlLV41"/><text:bookmark-start text:name="__Fieldmark__595_2774343261"/><text:span text:style-name="T4">19</text:span><text:bookmark-end text:name="ZOTERO_BREF_4DiifM8BlLV41"/><text:bookmark-end text:name="__Fieldmark__595_2774343261"/><text:bookmark text:name="__Fieldmark__1483_13557462291"/><text:bookmark text:name="__Fieldmark__1461_41341420401"/><text:span text:style-name="T11">. ]. The current cost of the Littmann Cardiology III is $221, which is comparable to other brand name stethoscopes such as the Welch Allyn Harvey Elite ($190) and less expensive than the new Littmann Cardiology IV ($270).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bookmark-start text:name="ZOTERO_BREF_ywM6cRZDQlS41"/><text:bookmark-start text:name="__Fieldmark__629_2774343261"/><text:span text:style-name="T4">20</text:span><text:bookmark-end text:name="ZOTERO_BREF_ywM6cRZDQlS41"/><text:bookmark-end text:name="__Fieldmark__629_2774343261"/><text:bookmark text:name="__Fieldmark__1507_13557462291"/><text:bookmark text:name="__Fieldmark__1492_41341420401"/><text:span text:style-name="T11">. Printers of sufficient quality and reliability can be easily obtained or built internationally for less than $1,000. </text:span><field:fieldmark-start text:name="__Fieldmark__31496_1474859440" field:type="ADDIN ZOTERO_ITEM CSL_CITATION {&quot;citationID&quot;:&quot;2hbanohim2&quot;,&quot;properties&quot;:{&quot;formattedCitation&quot;:&quot;{\\rtf \\super 1\\nosupersub{}}&quot;,&quot;plainCitation&quot;:&quot;1&quot;,&quot;dontUpdate&quot;:true},&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field:fieldmark-start text:name="__Fieldmark__31496_1474859440" field:type="ADDIN ZOTERO_ITEM CSL_CITATION {&quot;citationID&quot;:&quot;2hbanohim2&quot;,&quot;properties&quot;:{&quot;formattedCitation&quot;:&quot;{\\rtf \\super 1\\nosupersub{}}&quot;,&quot;plainCitation&quot;:&quot;1&quot;,&quot;dontUpdate&quot;:true},&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text:bookmark-start text:name="__Fieldmark__4658_37798613911"/><field:fieldmark-start text:name="__Fieldmark__31496_1474859440" field:type="ADDIN ZOTERO_ITEM CSL_CITATION {&quot;citationID&quot;:&quot;2hbanohim2&quot;,&quot;properties&quot;:{&quot;formattedCitation&quot;:&quot;{\\rtf \\super 1\\nosupersub{}}&quot;,&quot;plainCitation&quot;:&quot;1&quot;,&quot;dontUpdate&quot;:true},&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text:bookmark-end text:name="__Fieldmark__4658_37798613911"/><text:span text:style-name="T11">X</text:span><field:fieldmark-end/><field:fieldmark-end/><field:fieldmark-end/></text:p>
          </text:deletion>
        </text:changed-region>
        <text:changed-region xml:id="ct94407881747744" text:id="ct94407881747744">
          <text:insertion>
            <office:change-info>
              <dc:creator>Tarek Loubani</dc:creator>
              <dc:date>2018-01-30T04:20:03.518875374</dc:date>
            </office:change-info>
          </text:insertion>
        </text:changed-region>
        <text:changed-region xml:id="ct94407859484976" text:id="ct94407859484976">
          <text:insertion>
            <office:change-info>
              <dc:creator>Tarek Loubani</dc:creator>
              <dc:date>2018-01-30T04:20:03.518875374</dc:date>
            </office:change-info>
          </text:insertion>
        </text:changed-region>
        <text:changed-region xml:id="ct94407791461504" text:id="ct94407791461504">
          <text:insertion>
            <office:change-info>
              <dc:creator>Tarek Loubani</dc:creator>
              <dc:date>2018-01-30T04:20:03.518875374</dc:date>
            </office:change-info>
          </text:insertion>
        </text:changed-region>
        <text:changed-region xml:id="ct94408027774176" text:id="ct94408027774176">
          <text:insertion>
            <office:change-info>
              <dc:creator>Tarek Loubani</dc:creator>
              <dc:date>2018-01-30T04:20:03.518875374</dc:date>
            </office:change-info>
          </text:insertion>
        </text:changed-region>
        <text:changed-region xml:id="ct94407703874992" text:id="ct94407703874992">
          <text:insertion>
            <office:change-info>
              <dc:creator>Tarek Loubani</dc:creator>
              <dc:date>2018-01-30T04:20:03.518875374</dc:date>
            </office:change-info>
          </text:insertion>
        </text:changed-region>
        <text:changed-region xml:id="ct94407665832720" text:id="ct94407665832720">
          <text:deletion>
            <office:change-info>
              <dc:creator>Tarek Loubani</dc:creator>
              <dc:date>2018-01-30T04:20:03.518875374</dc:date>
            </office:change-info>
            <text:p text:style-name="P7"><text:span text:style-name="T13"><text:s/>for her administrative support throughout the course of this project</text:span></text:p>
          </text:deletion>
        </text:changed-region>
        <text:changed-region xml:id="ct94407857709456" text:id="ct94407857709456">
          <text:deletion>
            <office:change-info>
              <dc:creator>Tarek Loubani</dc:creator>
              <dc:date>2018-01-30T04:20:03.518875374</dc:date>
            </office:change-info>
            <text:p text:style-name="Bibliography"><text:span text:style-name="T14">1.<text:tab/>Laennec, R. T. H. De l’auscultation médiate ou traité du diagnos-tic de maladies des poumons et du coeur, fondé principalement surce nouveau moyen d’exploration. </text:span><text:span text:style-name="T15">Bross. Chaude Paris</text:span><text:span text:style-name="T14"> (1819).</text:span></text:p>
            <text:p text:style-name="Bibliography"><text:span text:style-name="T14">2.<text:tab/>Johnston, F. D. &amp; Kline, E. M. An acoustical study of the stethoscope. </text:span><text:span text:style-name="T15">Arch Intern Med</text:span><text:span text:style-name="T14"> 328–339 (1940).</text:span></text:p>
            <text:p text:style-name="Bibliography"><text:span text:style-name="T14">3.<text:tab/>Abella, M., Formolo, J. &amp; Penney, D. Comparison of the acoustic properties of six popular stethoscopes. </text:span><text:span text:style-name="T15">J Acoust Soc AM</text:span><text:span text:style-name="T14"> 2224–2228 (1992).</text:span></text:p>
            <text:p text:style-name="Bibliography"><text:span text:style-name="T14">4.<text:tab/>Kindig, J., Beeson, T., Campbell, R., Andries, F. &amp; Tavel, M. Acoustical performance of the stethoscope: a comparative analysis. </text:span><text:span text:style-name="T15">Am Heart J</text:span><text:span text:style-name="T14"> </text:span><text:span text:style-name="T16">104,</text:span><text:span text:style-name="T14"> 269–275 (1982).</text:span></text:p>
            <text:p text:style-name="Bibliography"><text:span text:style-name="T14">5.<text:tab/>Ertel, P., Lawrence, M., Brown, R. &amp; Stern AM. Stethoscope acoustics. I. The doctor and his stethoscope. </text:span><text:span text:style-name="T15">Circulation</text:span><text:span text:style-name="T14"> </text:span><text:span text:style-name="T16">34,</text:span><text:span text:style-name="T14"> 889–898 (1966).</text:span></text:p>
            <text:p text:style-name="Bibliography"><text:span text:style-name="T14">6.<text:tab/>Ertel, P., Lawrence, M., Brown, R. &amp; Stern AM. Stethoscope acoustics. II. Transmission and filtration patterns. </text:span><text:span text:style-name="T15">Circulation</text:span><text:span text:style-name="T14"> </text:span><text:span text:style-name="T16">34,</text:span><text:span text:style-name="T14"> 899–909 (1966).</text:span></text:p>
            <text:p text:style-name="Bibliography"><text:span text:style-name="T14">7.<text:tab/>Ertel, P., Lawrence, M. &amp; Song, W. How to test stethoscopes. </text:span><text:span text:style-name="T15">Med Res Eng</text:span><text:span text:style-name="T14"> </text:span><text:span text:style-name="T16">8,</text:span><text:span text:style-name="T14"> 7–17 (1969).</text:span></text:p>
            <text:p text:style-name="Bibliography"><text:span text:style-name="T14">8.<text:tab/>Watrous, R., Grove, D. &amp; Bowen, D. Methods and results in characterizing electronic stethoscopes. </text:span><text:span text:style-name="T15">Comput. Cardiol.</text:span><text:span text:style-name="T14"> 653–656 (2002).</text:span></text:p>
            <text:p text:style-name="Bibliography"><text:span text:style-name="T14">9.<text:tab/>Gavish, B. &amp; Heller, O. A practical method for evaluating stethoscopes. </text:span><text:span text:style-name="T15">Biomed Instrum Technol</text:span><text:span text:style-name="T14"> </text:span><text:span text:style-name="T16">26,</text:span><text:span text:style-name="T14"> 97–102 (1992).</text:span></text:p>
            <text:p text:style-name="Bibliography"><text:span text:style-name="T14">10.<text:tab/>Royston, T., Zhang, X., Mansy, H. &amp; Sandler, R. Modeling sound transmission through the pulmonary system and chest with application to diagnosis of a collapsed lung. </text:span><text:span text:style-name="T15">J Acoust Soc Am</text:span><text:span text:style-name="T14"> </text:span><text:span text:style-name="T16">111,</text:span><text:span text:style-name="T14"> 1931–1946</text:span></text:p>
            <text:p text:style-name="Bibliography"><text:span text:style-name="T14">11.<text:tab/>Padmanabhan, V., Semmlow, J. &amp; Welkowitz, W. Accelerometer type cardiac transducer for detection of low-level heart sounds. </text:span><text:span text:style-name="T15">IEEE Trans Biomed Eng</text:span><text:span text:style-name="T14"> </text:span><text:span text:style-name="T16">40,</text:span><text:span text:style-name="T14"> 21–28 (1993).</text:span></text:p>
            <text:p text:style-name="Bibliography"><text:span text:style-name="T14">12.<text:tab/>Pasterkamp, H., Kraman, S. S. &amp; Wodicka, G. R. Respiratory sounds. Advances beyond the stethoscope. </text:span><text:span text:style-name="T15">Am. J. Respir. Crit. Care Med.</text:span><text:span text:style-name="T14"> </text:span><text:span text:style-name="T16">156,</text:span><text:span text:style-name="T14"> 974–987 (1997).</text:span></text:p>
            <text:p text:style-name="Bibliography"><text:span text:style-name="T14">13.<text:tab/>Ertel, P., Lawrence, M. &amp; Song, W. Stethoscope acoustics and the engineer: Concepts and problems. </text:span><text:span text:style-name="T15">J Audio Eng Soc</text:span><text:span text:style-name="T14"> </text:span><text:span text:style-name="T16">19,</text:span><text:span text:style-name="T14"> 182–186 (1971).</text:span></text:p>
            <text:p text:style-name="Bibliography"><text:span text:style-name="T14">14.<text:tab/>Rappaport, M. B. &amp; Sprague, H. B. Physiologic and physical laws that govern ausculation, and their clinical application: The acoustic stethoscope and the electrical amplifying stethoscope and stethograph. </text:span><text:span text:style-name="T15">Am Heart J</text:span><text:span text:style-name="T14"> </text:span><text:span text:style-name="T16">21,</text:span><text:span text:style-name="T14"> 257–318 (1941).</text:span></text:p>
            <text:p text:style-name="Bibliography"><text:span text:style-name="T14">15.<text:tab/>Rappaport, M. B. &amp; Sprague, H. B. The effects of tubing bore on stethoscope efficiency. </text:span><text:span text:style-name="T15">Am Heart J</text:span><text:span text:style-name="T14"> 605–609 (1951).</text:span></text:p>
            <text:p text:style-name="Bibliography"><text:span text:style-name="T14">16.<text:tab/>Rappaport, M. B. &amp; Sprague, H. B. The effects of improper fitting of stethoscope to ears on auscultatory efficiency. </text:span><text:span text:style-name="T15">Am Heart J</text:span><text:span text:style-name="T14"> </text:span><text:span text:style-name="T16">43,</text:span><text:span text:style-name="T14"> 713–715 (1952).</text:span></text:p>
            <text:p text:style-name="Bibliography"><text:span text:style-name="T14">17.<text:tab/>Groom, D. The effect of background noise on cardiac auscultation. </text:span><text:span text:style-name="T15">Am Heart J</text:span><text:span text:style-name="T14"> </text:span><text:span text:style-name="T16">52,</text:span><text:span text:style-name="T14"> 781–790 (1956).</text:span></text:p>
            <text:p text:style-name="Bibliography"><text:span text:style-name="T14">18.<text:tab/>Groom, D. &amp; Chapman, W. Anatomic variations of the auditory canal pertaining to the fit of stethoscope earpieces. </text:span><text:span text:style-name="T15">Circulation</text:span><text:span text:style-name="T14"> </text:span><text:span text:style-name="T16">19,</text:span><text:span text:style-name="T14"> 606–608 (1959).</text:span></text:p>
            <text:p text:style-name="Bibliography"><text:span text:style-name="T14">19.<text:tab/>Mehmood, M., Abu Grara, H. L., Stewart, J. S. &amp; Khasawneh, F. A. Comparing the auscultatory accuracy of health care professionals using three different brands of stethoscopes on a simulator. </text:span><text:span text:style-name="T15">Med. Devices Evid. Res.</text:span><text:span text:style-name="T14"> </text:span><text:span text:style-name="T16">7,</text:span><text:span text:style-name="T14"> 273–281 (2014).</text:span></text:p>
            <text:p text:style-name="Bibliography"><text:span text:style-name="T14">20.<text:tab/>Jones, R. </text:span><text:span text:style-name="T15">et al.</text:span><text:span text:style-name="T14"> RepRap the replicating rapid prototyper. </text:span><text:span text:style-name="T15">Robotica</text:span><text:span text:style-name="T14"> </text:span><text:span text:style-name="T16">29,</text:span><text:bookmark text:name="ZOTERO_BREF_BScUAtS0EWXS1"/><text:span text:style-name="T14"> 177–191</text:span></text:p>
            <text:p text:style-name="Bibliography_20_1"/>
          </text:deletion>
        </text:changed-region>
        <text:changed-region xml:id="ct94407704902656" text:id="ct94407704902656">
          <text:insertion>
            <office:change-info>
              <dc:creator>Tarek Loubani</dc:creator>
              <dc:date>2018-01-30T04:20:03.518875374</dc:date>
            </office:change-info>
          </text:insertion>
        </text:changed-region>
        <text:changed-region xml:id="ct94408009838064" text:id="ct94408009838064">
          <text:deletion>
            <office:change-info>
              <dc:creator>Tarek Loubani</dc:creator>
              <dc:date>2018-01-30T04:20:03.518875374</dc:date>
            </office:change-info>
            <text:p text:style-name="Bibliography_20_1"><text:span text:style-name="T14">5</text:span></text:p>
          </text:deletion>
        </text:changed-region>
        <text:changed-region xml:id="ct94407859024032" text:id="ct94407859024032">
          <text:insertion>
            <office:change-info>
              <dc:creator>Tarek Loubani</dc:creator>
              <dc:date>2018-01-30T04:20:03.518875374</dc:date>
            </office:change-info>
          </text:insertion>
        </text:changed-region>
        <text:changed-region xml:id="ct94408038991408" text:id="ct94408038991408">
          <text:deletion>
            <office:change-info>
              <dc:creator>Tarek Loubani</dc:creator>
              <dc:date>2018-01-30T04:20:03.518875374</dc:date>
            </office:change-info>
            <text:p text:style-name="Bibliography_20_1"><text:span text:style-name="T14">6</text:span></text:p>
          </text:deletion>
        </text:changed-region>
        <text:changed-region xml:id="ct94407881894912" text:id="ct94407881894912">
          <text:insertion>
            <office:change-info>
              <dc:creator>Tarek Loubani</dc:creator>
              <dc:date>2018-01-30T04:20:03.518875374</dc:date>
            </office:change-info>
          </text:insertion>
        </text:changed-region>
        <text:changed-region xml:id="ct94407678084352" text:id="ct94407678084352">
          <text:deletion>
            <office:change-info>
              <dc:creator>Tarek Loubani</dc:creator>
              <dc:date>2018-01-30T04:20:03.518875374</dc:date>
            </office:change-info>
            <text:p text:style-name="Bibliography_20_1"><text:span text:style-name="T14">7</text:span></text:p>
          </text:deletion>
        </text:changed-region>
        <text:changed-region xml:id="ct94407861770144" text:id="ct94407861770144">
          <text:insertion>
            <office:change-info>
              <dc:creator>Tarek Loubani</dc:creator>
              <dc:date>2018-01-30T04:20:03.518875374</dc:date>
            </office:change-info>
          </text:insertion>
        </text:changed-region>
        <text:changed-region xml:id="ct94407665043616" text:id="ct94407665043616">
          <text:deletion>
            <office:change-info>
              <dc:creator>Tarek Loubani</dc:creator>
              <dc:date>2018-01-30T04:20:03.518875374</dc:date>
            </office:change-info>
            <text:p text:style-name="Bibliography_20_1"><text:span text:style-name="T14">8</text:span></text:p>
          </text:deletion>
        </text:changed-region>
        <text:changed-region xml:id="ct94407775299232" text:id="ct94407775299232">
          <text:insertion>
            <office:change-info>
              <dc:creator>Tarek Loubani</dc:creator>
              <dc:date>2018-01-30T04:20:03.518875374</dc:date>
            </office:change-info>
          </text:insertion>
        </text:changed-region>
        <text:changed-region xml:id="ct94407765113984" text:id="ct94407765113984">
          <text:deletion>
            <office:change-info>
              <dc:creator>Tarek Loubani</dc:creator>
              <dc:date>2018-01-30T04:20:03.518875374</dc:date>
            </office:change-info>
            <text:p text:style-name="Bibliography_20_1"><text:span text:style-name="T14">9</text:span></text:p>
          </text:deletion>
        </text:changed-region>
        <text:changed-region xml:id="ct94408012615200" text:id="ct94408012615200">
          <text:insertion>
            <office:change-info>
              <dc:creator>Tarek Loubani</dc:creator>
              <dc:date>2018-01-30T04:20:03.518875374</dc:date>
            </office:change-info>
          </text:insertion>
        </text:changed-region>
        <text:changed-region xml:id="ct94407860473344" text:id="ct94407860473344">
          <text:deletion>
            <office:change-info>
              <dc:creator>Tarek Loubani</dc:creator>
              <dc:date>2018-01-30T04:20:03.518875374</dc:date>
            </office:change-info>
            <text:p text:style-name="Bibliography_20_1"><text:span text:style-name="T14">10</text:span></text:p>
          </text:deletion>
        </text:changed-region>
        <text:changed-region xml:id="ct94408039762976" text:id="ct94408039762976">
          <text:insertion>
            <office:change-info>
              <dc:creator>Tarek Loubani</dc:creator>
              <dc:date>2018-01-30T04:20:03.518875374</dc:date>
            </office:change-info>
          </text:insertion>
        </text:changed-region>
        <text:changed-region xml:id="ct94407705698064" text:id="ct94407705698064">
          <text:deletion>
            <office:change-info>
              <dc:creator>Tarek Loubani</dc:creator>
              <dc:date>2018-01-30T04:20:03.518875374</dc:date>
            </office:change-info>
            <text:p text:style-name="Bibliography_20_1"><text:span text:style-name="T14">11</text:span></text:p>
          </text:deletion>
        </text:changed-region>
        <text:changed-region xml:id="ct94407933671600" text:id="ct94407933671600">
          <text:insertion>
            <office:change-info>
              <dc:creator>Tarek Loubani</dc:creator>
              <dc:date>2018-01-30T04:20:03.518875374</dc:date>
            </office:change-info>
          </text:insertion>
        </text:changed-region>
        <text:changed-region xml:id="ct94407679769088" text:id="ct94407679769088">
          <text:deletion>
            <office:change-info>
              <dc:creator>Tarek Loubani</dc:creator>
              <dc:date>2018-01-30T04:20:03.518875374</dc:date>
            </office:change-info>
            <text:p text:style-name="Bibliography_20_1"><text:span text:style-name="T14">12</text:span></text:p>
          </text:deletion>
        </text:changed-region>
        <text:changed-region xml:id="ct94408013897648" text:id="ct94408013897648">
          <text:insertion>
            <office:change-info>
              <dc:creator>Tarek Loubani</dc:creator>
              <dc:date>2018-01-30T04:20:03.518875374</dc:date>
            </office:change-info>
          </text:insertion>
        </text:changed-region>
        <text:changed-region xml:id="ct94407767186080" text:id="ct94407767186080">
          <text:deletion>
            <office:change-info>
              <dc:creator>Tarek Loubani</dc:creator>
              <dc:date>2018-01-30T04:20:03.518875374</dc:date>
            </office:change-info>
            <text:p text:style-name="Bibliography_20_1"><text:span text:style-name="T14">13</text:span></text:p>
          </text:deletion>
        </text:changed-region>
        <text:changed-region xml:id="ct94407704467296" text:id="ct94407704467296">
          <text:insertion>
            <office:change-info>
              <dc:creator>Tarek Loubani</dc:creator>
              <dc:date>2018-01-30T04:20:03.518875374</dc:date>
            </office:change-info>
          </text:insertion>
        </text:changed-region>
        <text:changed-region xml:id="ct94407725796736" text:id="ct94407725796736">
          <text:deletion>
            <office:change-info>
              <dc:creator>Tarek Loubani</dc:creator>
              <dc:date>2018-01-30T04:20:03.518875374</dc:date>
            </office:change-info>
            <text:p text:style-name="Bibliography_20_1"><text:span text:style-name="T14">14</text:span></text:p>
          </text:deletion>
        </text:changed-region>
        <text:changed-region xml:id="ct94407568517792" text:id="ct94407568517792">
          <text:insertion>
            <office:change-info>
              <dc:creator>Tarek Loubani</dc:creator>
              <dc:date>2018-01-30T04:20:03.518875374</dc:date>
            </office:change-info>
          </text:insertion>
        </text:changed-region>
        <text:changed-region xml:id="ct94407777649200" text:id="ct94407777649200">
          <text:deletion>
            <office:change-info>
              <dc:creator>Tarek Loubani</dc:creator>
              <dc:date>2018-01-30T04:20:03.518875374</dc:date>
            </office:change-info>
            <text:p text:style-name="Bibliography_20_1"><text:span text:style-name="T14">15</text:span></text:p>
          </text:deletion>
        </text:changed-region>
        <text:changed-region xml:id="ct94408013033808" text:id="ct94408013033808">
          <text:insertion>
            <office:change-info>
              <dc:creator>Tarek Loubani</dc:creator>
              <dc:date>2018-01-30T04:20:03.518875374</dc:date>
            </office:change-info>
          </text:insertion>
        </text:changed-region>
        <text:changed-region xml:id="ct94407931172736" text:id="ct94407931172736">
          <text:deletion>
            <office:change-info>
              <dc:creator>Tarek Loubani</dc:creator>
              <dc:date>2018-01-30T04:20:03.518875374</dc:date>
            </office:change-info>
            <text:p text:style-name="Bibliography_20_1"><text:span text:style-name="T14">16</text:span></text:p>
          </text:deletion>
        </text:changed-region>
        <text:changed-region xml:id="ct94407562113152" text:id="ct94407562113152">
          <text:insertion>
            <office:change-info>
              <dc:creator>Tarek Loubani</dc:creator>
              <dc:date>2018-01-30T04:20:03.518875374</dc:date>
            </office:change-info>
          </text:insertion>
        </text:changed-region>
        <text:changed-region xml:id="ct94407731850800" text:id="ct94407731850800">
          <text:deletion>
            <office:change-info>
              <dc:creator>Tarek Loubani</dc:creator>
              <dc:date>2018-01-30T04:20:03.518875374</dc:date>
            </office:change-info>
            <text:p text:style-name="Bibliography_20_1"><text:span text:style-name="T14">17</text:span></text:p>
          </text:deletion>
        </text:changed-region>
        <text:changed-region xml:id="ct94407734664480" text:id="ct94407734664480">
          <text:insertion>
            <office:change-info>
              <dc:creator>Tarek Loubani</dc:creator>
              <dc:date>2018-01-30T04:20:03.518875374</dc:date>
            </office:change-info>
          </text:insertion>
        </text:changed-region>
        <text:changed-region xml:id="ct94407932386320" text:id="ct94407932386320">
          <text:deletion>
            <office:change-info>
              <dc:creator>Tarek Loubani</dc:creator>
              <dc:date>2018-01-30T04:20:03.518875374</dc:date>
            </office:change-info>
            <text:p text:style-name="Bibliography_20_1"><text:span text:style-name="T14">18</text:span></text:p>
          </text:deletion>
        </text:changed-region>
        <text:changed-region xml:id="ct94407663202368" text:id="ct94407663202368">
          <text:insertion>
            <office:change-info>
              <dc:creator>Tarek Loubani</dc:creator>
              <dc:date>2018-01-30T04:20:03.518875374</dc:date>
            </office:change-info>
          </text:insertion>
        </text:changed-region>
        <text:changed-region xml:id="ct94407570991632" text:id="ct94407570991632">
          <text:deletion>
            <office:change-info>
              <dc:creator>Tarek Loubani</dc:creator>
              <dc:date>2018-01-30T04:20:03.518875374</dc:date>
            </office:change-info>
            <text:p text:style-name="Bibliography_20_1"><text:span text:style-name="T14">19</text:span></text:p>
          </text:deletion>
        </text:changed-region>
        <text:changed-region xml:id="ct94407674761872" text:id="ct94407674761872">
          <text:insertion>
            <office:change-info>
              <dc:creator>Tarek Loubani</dc:creator>
              <dc:date>2018-01-30T04:20:03.518875374</dc:date>
            </office:change-info>
          </text:insertion>
        </text:changed-region>
        <text:changed-region xml:id="ct94407882084320" text:id="ct94407882084320">
          <text:deletion>
            <office:change-info>
              <dc:creator>Tarek Loubani</dc:creator>
              <dc:date>2018-01-30T04:20:03.518875374</dc:date>
            </office:change-info>
            <text:p text:style-name="Bibliography_20_1"><text:span text:style-name="T14">20</text:span></text:p>
          </text:deletion>
        </text:changed-region>
        <text:changed-region xml:id="ct94407882145328" text:id="ct94407882145328">
          <text:insertion>
            <office:change-info>
              <dc:creator>Tarek Loubani</dc:creator>
              <dc:date>2018-01-30T04:20:03.518875374</dc:date>
            </office:change-info>
          </text:insertion>
        </text:changed-region>
        <text:changed-region xml:id="ct94407957316480" text:id="ct94407957316480">
          <text:deletion>
            <office:change-info>
              <dc:creator>Tarek Loubani</dc:creator>
              <dc:date>2018-01-30T04:20:03.518875374</dc:date>
            </office:change-info>
            <text:p text:style-name="P1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GoBack"/>Validation of an effective, low cost, Free/open access 3D-printed stethoscope</text:p>
      <text:p text:style-name="P22"/>
      <text:p text:style-name="P23"/>
      <text:p text:style-name="P24"><text:span text:style-name="T1">Alexander Pavlosky</text:span><text:span text:style-name="T9">1</text:span><text:span text:style-name="T1">, Jennifer Glauche</text:span><text:span text:style-name="T9">6</text:span><text:span text:style-name="T1">, Spencer Chambers</text:span><text:span text:style-name="T9">1</text:span><text:span text:style-name="T1">, Mahmoud Al-Alawi</text:span><text:span text:style-name="T9">5</text:span><text:span text:style-name="T1">, Kliment Yanev</text:span><text:span text:style-name="T9">6</text:span><text:span text:style-name="T1">, Tarek Loubani</text:span><text:span text:style-name="T9">1,2,3,4,5*</text:span></text:p>
      <text:p text:style-name="P21"/>
      <text:p text:style-name="P24"><text:span text:style-name="T9">1 </text:span><text:span text:style-name="T1">Faculty of Medicine, University of Western Ontario, London, Ontario, Canada.</text:span></text:p>
      <text:p text:style-name="P24"><text:span text:style-name="T9">2 </text:span><text:span text:style-name="T1">Division of Emergency Medicine, Department of Medicine, University of Western Ontario, London, Ontario, Canada.</text:span></text:p>
      <text:p text:style-name="P24"><text:span text:style-name="T9">3</text:span><text:span text:style-name="T1"> Division of Emergency Medicine, London Health Sciences Centre, London, Ontario, Canada</text:span></text:p>
      <text:p text:style-name="P24"><text:span text:style-name="T9">4</text:span><text:span text:style-name="T1"> Division of Emergency Medicine, Al-Shifa Hospital, Gaza</text:span></text:p>
      <text:p text:style-name="P24"><text:bookmark-start text:name="__DdeLink__913_277434326"/><text:span text:style-name="T9">5</text:span><text:bookmark-end text:name="__DdeLink__913_277434326"/><text:span text:style-name="T1"> Glia, Inc., London, Canada</text:span></text:p>
      <text:p text:style-name="P24"><text:span text:style-name="T9">6</text:span><text:span text:style-name="T1"> No institutional affiliation</text:span></text:p>
      <text:p text:style-name="P21"/>
      <text:p text:style-name="P21">* Corresponding author </text:p>
      <text:p text:style-name="P21">E-mail: tarek@tarek.org</text:p>
      <text:h text:style-name="P25" text:outline-level="1">Abstract</text:h>
      <text:p text:style-name="P7">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25" text:outline-level="1">Introduction</text:h>
      <text:p text:style-name="P1"><text:span text:style-name="T1">Since its introduction in 1819 by René Laennec</text:span><text:bookmark-start text:name="__Fieldmark__56_277434326"/><text:reference-mark-start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2">1</text:span><text:bookmark-end text:name="__Fieldmark__56_277434326"/><text:reference-mark-end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1">, the acoustic stethoscope has been an integral part of clinical medicine. Despite the lack of </text:span><text:change text:change-id="ct94408006844880"/><text:span text:style-name="T1">major structural design innovations over recent decades, modern stethoscopes can be an expensive part of the physician’s armamentarium, often costing several hundred US dollars. The high cost of modern stethoscopes remains a significant barrier to physicians </text:span><text:change-start text:change-id="ct94407536812928"/><text:span text:style-name="T1">and allied health professionals </text:span><text:change-end text:change-id="ct94407536812928"/><text:span text:style-name="T1">practicing in </text:span><text:change-start text:change-id="ct94407729466368"/><text:span text:style-name="T1">the developed word and in low- and middle-income </text:span><text:change-end text:change-id="ct94407729466368"/><text:change text:change-id="ct94407931153392"/><text:span text:style-name="T1">countries, where few affordable high-quality options exist. Traditionally, the selection of a stethoscope often does not involve the acoustic properties of the model</text:span><text:bookmark-start text:name="__Fieldmark__82_277434326"/><text:reference-mark-start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2">2</text:span><text:bookmark-end text:name="__Fieldmark__82_277434326"/><text:reference-mark-end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1"> with most users selecting an expensive brand-name stethoscope such as the Littmann Cardiology III</text:span><text:change-start text:change-id="ct94407735363584"/><text:span text:style-name="T1"> or other premium brands</text:span><text:change-end text:change-id="ct94407735363584"/><text:span text:style-name="T1">. However, previous studies </text:span><text:change-start text:change-id="ct94407904812912"/><text:span text:style-name="T1">that </text:span><text:change-end text:change-id="ct94407904812912"/><text:change text:change-id="ct94407663369696"/><text:span text:style-name="T1">compared stethoscope brands have concluded that cost does not correlate with better diaphragm sound quality at relevant frequencies, compared with lower-cost alternatives</text:span><text:bookmark-start text:name="__Fieldmark__104_277434326"/><text:reference-mark-start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2">3,4</text:span><text:bookmark-end text:name="__Fieldmark__104_277434326"/><text:reference-mark-end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1">. While other 3D printed stethoscope models that would be low-cost to produce can be found </text:span><text:change-start text:change-id="ct94408039832720"/><text:span text:style-name="T1">online</text:span><text:reference-mark-start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2">5–15</text:span><text:change-end text:change-id="ct94408039832720"/><text:change text:change-id="ct94407611590752"/><text:reference-mark-end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1">, we are not aware of any that have been used clinically or research-validated.</text:span></text:p>
      <text:p text:style-name="Standard_20__28_user_29_"><text:span text:style-name="T11">Numerous groups have previously attempted to standardize methods to determine the efficacy of acoustic stethoscope models</text:span><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3">2,</text:span><text:change-start text:change-id="ct94407777644192"/><text:span text:style-name="T3">16–20</text:span><text:change-end text:change-id="ct94407777644192"/><text:change text:change-id="ct94407732428256"/><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11">,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text:span><text:change-start text:change-id="ct94408014104624"/><text:span text:style-name="T11">frequencies</text:span><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3">2–</text:span><text:span text:style-name="T62">4,16,17</text:span><text:change-end text:change-id="ct94408014104624"/><text:change text:change-id="ct94407574557888"/><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11"> while the other uses a phantom to simulate vibrations of the chest </text:span><text:change-start text:change-id="ct94407931892496"/><text:span text:style-name="T11">wall</text:span><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81">19,21,22</text:span><text:change-end text:change-id="ct94407931892496"/><text:change text:change-id="ct94408006446320"/><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11">. These methods allow investigators to quantitatively compare the sensitivity of a stethoscope model compared with another.</text:span></text:p>
      <text:p text:style-name="P2"><text:soft-page-break/><text:span text:style-name="T11">In this article, we describe the construction and validation of a low cost, Free/open access 3D printed acoustic stethoscope - referred to here as the ‘Glia model’. The aim of this research is to give low budget health care systems affordable access to an effective stethoscope for a cost under $5 USD</text:span><text:change-start text:change-id="ct94407722193568"/><text:span text:style-name="T11"> </text:span><text:span text:style-name="T32">and to contribute to the body of literature by ensuring </text:span><text:span text:style-name="T33">this stethoscope</text:span><text:span text:style-name="T32"> is rigorously tested and released as Free/open access hardware</text:span><text:change-end text:change-id="ct94407722193568"/><text:span text:style-name="T11">. To achieve this, we utilized 3D printing, a technology </text:span><text:change-start text:change-id="ct94407881984000"/><text:span text:style-name="T5">that</text:span><text:change-end text:change-id="ct94407881984000"/><text:change text:change-id="ct94407881567280"/><text:span text:style-name="T5"> </text:span><text:span text:style-name="T11">is advancing rapidly and becoming increasingly </text:span><text:change-start text:change-id="ct94407732326400"/><text:span text:style-name="T11">inexpensive</text:span><text:reference-mark-start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3">23</text:span><text:reference-mark-end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11">. </text:span><text:span text:style-name="T5">3D printing technology has been used by </text:span><text:span text:style-name="T40">others, especially for work on prosthetics</text:span><text:reference-mark-start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70">24–26</text:span><text:reference-mark-end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40">, splints</text:span><text:reference-mark-start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70">27,28</text:span><text:reference-mark-end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40"> and preoperative planning</text:span><text:reference-mark-start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70">29</text:span><text:reference-mark-end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40">. </text:span><text:span text:style-name="T43">It</text:span><text:span text:style-name="T6"> has also been proposed as a partial solution to problems in supply chain management during disasters</text:span><text:reference-mark-start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71">30</text:span><text:reference-mark-end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6">, such as by Global Humanitarian Lab</text:span><text:reference-mark-start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71">31</text:span><text:reference-mark-end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6"> </text:span><text:span text:style-name="T42">and</text:span><text:span text:style-name="T6"> Field Ready</text:span><text:reference-mark-start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71">32</text:span><text:reference-mark-end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6">. </text:span><text:change-end text:change-id="ct94407732326400"/><text:change text:change-id="ct94407881707920"/><text:span text:style-name="T11">The flexibility of 3D printing technology also allows users to augment our design to fit their own needs. We also attempt to make our</text:span><text:change-start text:change-id="ct94407721536192"/><text:span text:style-name="T11"> </text:span><text:span text:style-name="T32">bills of material, construct</text:span><text:span text:style-name="T35">i</text:span><text:span text:style-name="T32">on methodology and</text:span><text:change-end text:change-id="ct94407721536192"/><text:span text:style-name="T32"> </text:span><text:span text:style-name="T11">validat</text:span><text:span text:style-name="T26">i</text:span><text:span text:style-name="T11">on methods accessible and low cost, allowing others to validate our design independently with ease.</text:span></text:p>
      <text:p text:style-name="P8"/>
      <text:h text:style-name="P26" text:outline-level="1">Methods</text:h>
      <text:h text:style-name="P52" text:outline-level="2">Stethoscope design</text:h>
      <text:p text:style-name="P7">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text:soft-page-break/>and spring (Fig 1A). Since its original creation as documented in this paper, the eartubes have been completely ported to OpenSCAD. The stethoscope head is presently a hybrid of CrystalSCAD and OpenSCAD. As the ear plug mold is no longer used in our current production process, its archived version also remains in CrystalSCAD.</text:p>
      <text:p text:style-name="P3"><text:span text:style-name="T1">Other accessory hardware is required, such as the plastic diaphragm, tubing</text:span><text:change-start text:change-id="ct94407934438032"/><text:span text:style-name="T1"> </text:span><text:span text:style-name="T7">and</text:span><text:span text:style-name="T1"> ear </text:span><text:span text:style-name="T7">buds</text:span><text:change-end text:change-id="ct94407934438032"/><text:change text:change-id="ct94407859876192"/><text:span text:style-name="T1">. These </text:span><text:change-start text:change-id="ct94407704906416"/><text:span text:style-name="T7">are listed</text:span><text:change-end text:change-id="ct94407704906416"/><text:change text:change-id="ct94407732988720"/><text:span text:style-name="T1"> in Table 1.</text:span></text:p>
      <text:p text:style-name="P7"/>
      <text:p text:style-name="P3"><text:span text:style-name="T24">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Figure 1D shows an updated version of the stethoscope with commodity earbuds replacing the original silicone earplugs.</text:span></text:p>
      <text:p text:style-name="P3"/>
      <text:p text:style-name="P7">All print designs can be downloaded for free at https://github.com/GliaX</text:p>
      <text:h text:style-name="P52" text:outline-level="2">Stethoscope printing and assembly</text:h>
      <text:p text:style-name="P3"><text:span text:style-name="T1">Each part was printed on a commodity 3D printer (Prusa Mk II, 1.</text:span><text:change-start text:change-id="ct94407775557120"/><text:span text:style-name="T1">75 mm</text:span><text:change-end text:change-id="ct94407775557120"/><text:change text:change-id="ct94407706667200"/><text:span text:style-name="T1"> filament diameter, 0.</text:span><text:change-start text:change-id="ct94408015889616"/><text:span text:style-name="T1">4 mm</text:span><text:change-end text:change-id="ct94408015889616"/><text:change text:change-id="ct94407775123168"/><text:span text:style-name="T1"> nozzle diameter, no scaffolding or support) using acrylonitrile butadiene styrene (ABS) with 100% infill as indicated and 0.</text:span><text:change-start text:change-id="ct94407726301824"/><text:span text:style-name="T1">2 mm</text:span><text:change-end text:change-id="ct94407726301824"/><text:change text:change-id="ct94408006143984"/><text:span text:style-name="T1"> layer height. A 40</text:span><text:change-start text:change-id="ct94407732906144"/><text:span text:style-name="T1"> </text:span><text:change-end text:change-id="ct94407732906144"/><text:change text:change-id="ct94407961259552"/><text:span text:style-name="T1">cm silicone </text:span><text:change-start text:change-id="ct94407857481056"/><text:span text:style-name="T1">12 mm</text:span><text:change-end text:change-id="ct94407857481056"/><text:change text:change-id="ct94407574192064"/><text:span text:style-name="T1"> outer diameter (OD), </text:span><text:change-start text:change-id="ct94407857496400"/><text:span text:style-name="T1">8 mm</text:span><text:change-end text:change-id="ct94407857496400"/><text:change text:change-id="ct94407702764288"/><text:span text:style-name="T1"> inner diameter (ID) tube was attached between the stethoscope head and the larger bore of the Y piece. Two 9</text:span><text:change-start text:change-id="ct94407735871984"/><text:span text:style-name="T1"> </text:span><text:change-end text:change-id="ct94407735871984"/><text:change text:change-id="ct94407933612352"/><text:span text:style-name="T1">cm silicone </text:span><text:change-start text:change-id="ct94407861215616"/><text:span text:style-name="T1">6 mm</text:span><text:change-end text:change-id="ct94407861215616"/><text:change text:change-id="ct94407777693808"/><text:span text:style-name="T1"> OD, </text:span><text:change-start text:change-id="ct94407666692368"/><text:span text:style-name="T1">4 mm</text:span><text:change-end text:change-id="ct94407666692368"/><text:change text:change-id="ct94407729596416"/><text:span text:style-name="T1"> ID tubes were attached between the smaller bore of the Y piece and the ear tubes. A diaphragm was cut from a Staples brand PVC report cover (Swing-lock report cover, clear with black spine; UPC 718103160223) by turning a sharp caliper and creating a circular diaphragm with a </text:span><text:change-start text:change-id="ct94407768026160"/><text:span text:style-name="T1">40 mm</text:span><text:change-end text:change-id="ct94407768026160"/><text:change text:change-id="ct94407740320864"/><text:span text:style-name="T1"> diameter. This diaphragm was attached to the stethoscope head with a </text:span><text:change-start text:change-id="ct94407674627584"/><text:span text:style-name="T1">printed ABS ring. </text:span><text:span text:style-name="T8">A</text:span><text:span text:style-name="T1"> </text:span><text:change-end text:change-id="ct94407674627584"/><text:change text:change-id="ct94407704288000"/><text:span text:style-name="T1">printed ABS </text:span><text:change-start text:change-id="ct94407770424464"/><text:span text:style-name="T1">truss that has some spring properties by design </text:span><text:span text:style-name="T8">is used as a spring for the ear tubes</text:span><text:change-end text:change-id="ct94407770424464"/><text:change text:change-id="ct94407859616128"/><text:span text:style-name="T1">.</text:span></text:p>
      <text:p text:style-name="P3"><text:change-start text:change-id="ct94407806500624"/><text:span text:style-name="T8">The earbuds are</text:span><text:span text:style-name="T1"> generic earbuds from commodity earbud-style headphones </text:span><text:span text:style-name="T8">that are</text:span><text:span text:style-name="T1"> widely available and of negligible cost. The final construction of the </text:span><text:span text:style-name="T8">current</text:span><text:span text:style-name="T1"> model can be seen in Fig 1C.</text:span></text:p>
      <text:p text:style-name="P47"><text:span text:style-name="T11">Costs in Table 1 were calculated using the density of </text:span><text:span text:style-name="T44">PA757 </text:span><text:span text:style-name="T11">ABS (1.0</text:span><text:span text:style-name="T44">5</text:span><text:span text:style-name="T11"> g/cm</text:span><text:span text:style-name="T4">3</text:span><text:span text:style-name="T11">)</text:span><text:reference-mark-start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3">33</text:span><text:reference-mark-end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11"> and the </text:span><text:span text:style-name="T45">part weight</text:span><text:span text:style-name="T11">, which is calculated </text:span><text:span text:style-name="T45">using version 1.3.0-dev of the Slic3r software (https://slic3r.org, Italy)</text:span><text:span text:style-name="T11">. We assumed the price of 1</text:span><text:span text:style-name="T44">2</text:span><text:span text:style-name="T11"> lbs (</text:span><text:span text:style-name="T44">5.</text:span><text:span text:style-name="T11">454</text:span><text:span text:style-name="T44">5</text:span><text:span text:style-name="T11"> kg) of </text:span><text:span text:style-name="T44">virgin PA757 </text:span><text:span text:style-name="T11">ABS pellets to be </text:span><text:span text:style-name="T27">$</text:span><text:span text:style-name="T44">38.99</text:span><text:span text:style-name="T11"> USD</text:span><text:reference-mark-start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3">34</text:span><text:reference-mark-end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11">. Commercial ABS filament was assumed to cost $</text:span><text:span text:style-name="T46">23.96</text:span><text:span text:style-name="T11"> </text:span><text:span text:style-name="T46">USD</text:span><text:span text:style-name="T11">/</text:span><text:span text:style-name="T46">k</text:span><text:span text:style-name="T11">g</text:span><text:reference-mark-start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3">35</text:span><text:reference-mark-end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11">. </text:span><text:span text:style-name="T36">Electricity costs were estimated using the Ontario Energy Board's current </text:span><text:span text:style-name="T28">mid-peak </text:span><text:span text:style-name="T36">rates</text:span><text:reference-mark-start text:name="ZOTERO_ITEM CSL_CITATION {&quot;citationID&quot;:&quot;a1nr3qf68ba&quot;,&quot;properties&quot;:{&quot;formattedCitation&quot;:&quot;{\\rtf \\super 36,37\\nosupersub{}}&quot;,&quot;plainCitation&quot;:&quot;36,37&quot;},&quot;citationItems&quot;:[{&quot;id&quot;:1745,&quot;uris&quot;:[&quot;http://zotero.org/groups/233690/items/7NMEFXPU&quot;],&quot;uri&quot;:[&quot;http://zotero.org/groups/233690/items/7NMEFXPU&quot;],&quot;itemData&quot;:{&quot;id&quot;:1745,&quot;type&quot;:&quot;webpage&quot;,&quot;title&quot;:&quot;Ontario Time-of-Use Electricity Rates&quot;,&quot;URL&quot;:&quot;http://www.ontario-hydro.com/current-rates&quot;,&quot;accessed&quot;:{&quot;date-parts&quot;:[[&quot;2018&quot;,1,27]]}}},{&quot;id&quot;:1775,&quot;uris&quot;:[&quot;http://zotero.org/groups/233690/items/ZKUGFVS4&quot;],&quot;uri&quot;:[&quot;http://zotero.org/groups/233690/items/ZKUGFVS4&quot;],&quot;itemData&quot;:{&quot;id&quot;:1775,&quot;type&quot;:&quot;webpage&quot;,&quot;title&quot;:&quot;Historical electricity rates | Ontario Energy Board&quot;,&quot;URL&quot;:&quot;https://www.oeb.ca/rates-and-your-bill/electricity-rates/historical-electricity-rates&quot;,&quot;accessed&quot;:{&quot;date-parts&quot;:[[&quot;2018&quot;,1,30]]}}}],&quot;schema&quot;:&quot;https://github.com/citation-style-language/schema/raw/master/csl-citation.json&quot;} RNDtBDsOVoWLR"/><text:span text:style-name="T68">36,37</text:span><text:reference-mark-end text:name="ZOTERO_ITEM CSL_CITATION {&quot;citationID&quot;:&quot;a1nr3qf68ba&quot;,&quot;properties&quot;:{&quot;formattedCitation&quot;:&quot;{\\rtf \\super 36,37\\nosupersub{}}&quot;,&quot;plainCitation&quot;:&quot;36,37&quot;},&quot;citationItems&quot;:[{&quot;id&quot;:1745,&quot;uris&quot;:[&quot;http://zotero.org/groups/233690/items/7NMEFXPU&quot;],&quot;uri&quot;:[&quot;http://zotero.org/groups/233690/items/7NMEFXPU&quot;],&quot;itemData&quot;:{&quot;id&quot;:1745,&quot;type&quot;:&quot;webpage&quot;,&quot;title&quot;:&quot;Ontario Time-of-Use Electricity Rates&quot;,&quot;URL&quot;:&quot;http://www.ontario-hydro.com/current-rates&quot;,&quot;accessed&quot;:{&quot;date-parts&quot;:[[&quot;2018&quot;,1,27]]}}},{&quot;id&quot;:1775,&quot;uris&quot;:[&quot;http://zotero.org/groups/233690/items/ZKUGFVS4&quot;],&quot;uri&quot;:[&quot;http://zotero.org/groups/233690/items/ZKUGFVS4&quot;],&quot;itemData&quot;:{&quot;id&quot;:1775,&quot;type&quot;:&quot;webpage&quot;,&quot;title&quot;:&quot;Historical electricity rates | Ontario Energy Board&quot;,&quot;URL&quot;:&quot;https://www.oeb.ca/rates-and-your-bill/electricity-rates/historical-electricity-rates&quot;,&quot;accessed&quot;:{&quot;date-parts&quot;:[[&quot;2018&quot;,1,30]]}}}],&quot;schema&quot;:&quot;https://github.com/citation-style-language/schema/raw/master/csl-citation.json&quot;} RNDtBDsOVoWLR"/><text:span text:style-name="T36"> multiplied by the printer's expected electricity use based on measurements of a similar printer with similar temperatures</text:span><text:reference-mark-start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68">38</text:span><text:reference-mark-end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36"> printing for four hours </text:span><text:span text:style-name="T28">then multiplied by 0.8 for a</text:span><text:span text:style-name="T44">n approximate </text:span><text:span text:style-name="T28">conversion to US currency</text:span><text:span text:style-name="T36">. This number was rounded up to the nearest cent. </text:span><text:span text:style-name="T37">The energy costs of filament extrusion are negligible when estimated based on previous </text:span><text:span text:style-name="T38">reporting</text:span><text:reference-mark-start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69">39</text:span><text:reference-mark-end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96"> </text:span><text:span text:style-name="T97">and were thus not included.</text:span></text:p>
      <text:p text:style-name="P5"><text:change-end text:change-id="ct94407806500624"/><text:change text:change-id="ct94407768574112"/><text:soft-page-break/>Acoustic transfer</text:p>
      <text:p text:style-name="P6"><text:span text:style-name="T11">The frequency response of Glia model stethoscopes, compared with the Littmann Cardiology III, was determined using an experimental setup </text:span><text:change-start text:change-id="ct94407663006080"/><text:span text:style-name="T10">modeled</text:span><text:change-end text:change-id="ct94407663006080"/><text:change text:change-id="ct94407720919280"/><text:span text:style-name="T11"> from a phantom-based frequency response setup previously </text:span><text:change-start text:change-id="ct94408010989856"/><text:span text:style-name="T11">described</text:span><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81">19</text:span><text:change-end text:change-id="ct94408010989856"/><text:change text:change-id="ct94407899543232"/><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11">. A latex balloon filled with </text:span><text:change-start text:change-id="ct94407776758704"/><text:span text:style-name="T11">2 L (2000 g</text:span><text:change-end text:change-id="ct94407776758704"/><text:change text:change-id="ct94407882025776"/><text:span text:style-name="T11">) of water was used as a phantom and each stethoscope was applied to the surface by hand. Phantom excitations were supplied by an external vibrating speaker which was placed in contact with the balloon and sound was played at 86</text:span><text:change-start text:change-id="ct94407736877840"/><text:span text:style-name="T11"> </text:span><text:change-end text:change-id="ct94407736877840"/><text:change text:change-id="ct94407735013376"/><text:span text:style-name="T11">Hz intervals between 0 and 5000</text:span><text:change-start text:change-id="ct94407766106800"/><text:span text:style-name="T11"> </text:span><text:change-end text:change-id="ct94407766106800"/><text:change text:change-id="ct94407706038128"/><text:span text:style-name="T11">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text:span><text:change-start text:change-id="ct94408006007568"/><text:span text:style-name="T11">pathology</text:span><text:reference-mark-start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3">40</text:span><text:change-end text:change-id="ct94408006007568"/><text:change text:change-id="ct94407765315232"/><text:reference-mark-end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11">. The simplicity of this design was intended to allow other users to validate our design independently.</text:span></text:p>
      <text:p text:style-name="P8"><text:soft-page-break/></text:p>
      <text:h text:style-name="P26" text:outline-level="1">Results</text:h>
      <text:p text:style-name="P7">After many iterations, we successfully designed a working stethoscope, known as the Glia model (Fig 1), at a total cost of $2.83<text:change-start text:change-id="ct94407859542960"/> <text:change-end text:change-id="ct94407859542960"/><text:change text:change-id="ct94408006760096"/>USD using recycled ABS pellets. A bill of materials and cost breakdown can be found in Table 1<text:change text:change-id="ct94408007349264"/>.</text:p>
      <text:change-start text:change-id="ct9440796797132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Item</text:p>
          </table:table-cell>
          <table:table-cell table:style-name="Table1.B1" office:value-type="string">
            <text:p text:style-name="P28">Dimensions <text:span text:style-name="T105">(mm)</text:span></text:p>
          </table:table-cell>
          <table:table-cell table:style-name="Table1.A1" office:value-type="string">
            <text:p text:style-name="P31">Weight (g)</text:p>
          </table:table-cell>
          <table:table-cell table:style-name="Table1.A1" office:value-type="string">
            <text:p text:style-name="P28">Cost <text:s/>using ABS pellets (USD)</text:p>
          </table:table-cell>
          <table:table-cell table:style-name="Table1.E1" office:value-type="string">
            <text:p text:style-name="P28">Cost using ABS <text:span text:style-name="T108">filament </text:span>(USD)</text:p>
          </table:table-cell>
        </table:table-row>
        <table:table-row table:style-name="Table1.1">
          <table:table-cell table:style-name="Table1.A2" office:value-type="string">
            <text:p text:style-name="P28">Stethoscope head</text:p>
          </table:table-cell>
          <table:table-cell table:style-name="Table1.B2" office:value-type="string">
            <text:p text:style-name="P28">44.30 x 62.45 x 17.80</text:p>
          </table:table-cell>
          <table:table-cell table:style-name="Table1.A2" office:value-type="string">
            <text:p text:style-name="P32">23.82</text:p>
          </table:table-cell>
          <table:table-cell table:style-name="Table1.A2" office:value-type="string">
            <text:p text:style-name="P28">$0.<text:span text:style-name="T106">17</text:span></text:p>
          </table:table-cell>
          <table:table-cell table:style-name="Table1.E2" office:value-type="string">
            <text:p text:style-name="P28">$0.<text:span text:style-name="T107">57</text:span></text:p>
          </table:table-cell>
        </table:table-row>
        <table:table-row table:style-name="Table1.1">
          <table:table-cell table:style-name="Table1.A3" office:value-type="string">
            <text:p text:style-name="P28">Stethoscope Y piece</text:p>
          </table:table-cell>
          <table:table-cell table:style-name="Table1.B3" office:value-type="string">
            <text:p text:style-name="P28">70.89 x 29.94 x 9.00</text:p>
          </table:table-cell>
          <table:table-cell table:style-name="Table1.A3" office:value-type="string">
            <text:p text:style-name="P32">2.84</text:p>
          </table:table-cell>
          <table:table-cell table:style-name="Table1.A3" office:value-type="string">
            <text:p text:style-name="P28"><text:s/>$0.0<text:span text:style-name="T106">2</text:span></text:p>
          </table:table-cell>
          <table:table-cell table:style-name="Table1.E3" office:value-type="string">
            <text:p text:style-name="P28">$0.<text:span text:style-name="T107">07</text:span></text:p>
          </table:table-cell>
        </table:table-row>
        <table:table-row table:style-name="Table1.1">
          <table:table-cell table:style-name="Table1.A2" office:value-type="string">
            <text:p text:style-name="P28">Stethoscope ear tube<text:span text:style-name="T106">s</text:span></text:p>
          </table:table-cell>
          <table:table-cell table:style-name="Table1.B2" office:value-type="string">
            <text:p text:style-name="P28">170.79 x 83.62 x 5.80</text:p>
          </table:table-cell>
          <table:table-cell table:style-name="Table1.A2" office:value-type="string">
            <text:p text:style-name="P32">12.52</text:p>
          </table:table-cell>
          <table:table-cell table:style-name="Table1.A2" office:value-type="string">
            <text:p text:style-name="P28">$0.0<text:span text:style-name="T106">9</text:span></text:p>
          </table:table-cell>
          <table:table-cell table:style-name="Table1.E2" office:value-type="string">
            <text:p text:style-name="P28">$0.<text:span text:style-name="T107">30</text:span></text:p>
          </table:table-cell>
        </table:table-row>
        <table:table-row table:style-name="Table1.1">
          <table:table-cell table:style-name="Table1.A3" office:value-type="string">
            <text:p text:style-name="P28">Stethoscope ring</text:p>
          </table:table-cell>
          <table:table-cell table:style-name="Table1.B3" office:value-type="string">
            <text:p text:style-name="P28">r = 21, h = 7</text:p>
          </table:table-cell>
          <table:table-cell table:style-name="Table1.A3" office:value-type="string">
            <text:p text:style-name="P32">0.81</text:p>
          </table:table-cell>
          <table:table-cell table:style-name="Table1.A3" office:value-type="string">
            <text:p text:style-name="P28">$0.0<text:span text:style-name="T106">1</text:span></text:p>
          </table:table-cell>
          <table:table-cell table:style-name="Table1.E3" office:value-type="string">
            <text:p text:style-name="P28">$0.0<text:span text:style-name="T107">2</text:span></text:p>
          </table:table-cell>
        </table:table-row>
        <table:table-row table:style-name="Table1.1">
          <table:table-cell table:style-name="Table1.A2" office:value-type="string">
            <text:p text:style-name="P28">Stethoscope spring</text:p>
          </table:table-cell>
          <table:table-cell table:style-name="Table1.B2" office:value-type="string">
            <text:p text:style-name="P28">91.25 x 111.62 x 15.05 </text:p>
          </table:table-cell>
          <table:table-cell table:style-name="Table1.A2" office:value-type="string">
            <text:p text:style-name="P32">8.05</text:p>
          </table:table-cell>
          <table:table-cell table:style-name="Table1.A2" office:value-type="string">
            <text:p text:style-name="P28">$0.0<text:span text:style-name="T106">6</text:span></text:p>
          </table:table-cell>
          <table:table-cell table:style-name="Table1.E2" office:value-type="string">
            <text:p text:style-name="P28">$0.<text:span text:style-name="T107">19</text:span></text:p>
          </table:table-cell>
        </table:table-row>
        <table:table-row table:style-name="Table1.1">
          <table:table-cell table:style-name="Table1.A3" office:value-type="string">
            <text:p text:style-name="P28">Silicone tubing</text:p>
          </table:table-cell>
          <table:table-cell table:style-name="Table1.B3" office:value-type="string">
            <text:p text:style-name="P29"><text:span text:style-name="T105">L = </text:span>40<text:span text:style-name="T105">0</text:span> – 12 OD, 8 ID</text:p>
            <text:p text:style-name="P29">2 x <text:span text:style-name="T105">L = </text:span>9<text:span text:style-name="T105">0</text:span> – 6 OD, 4 ID</text:p>
          </table:table-cell>
          <table:table-cell table:style-name="Table1.A3" office:value-type="string">
            <text:p text:style-name="P29"/>
          </table:table-cell>
          <table:table-cell table:style-name="Table1.A3" office:value-type="string">
            <text:p text:style-name="P28">$1.93</text:p>
          </table:table-cell>
          <table:table-cell table:style-name="Table1.E3" office:value-type="string">
            <text:p text:style-name="P28">$1.93</text:p>
          </table:table-cell>
        </table:table-row>
        <table:table-row table:style-name="Table1.1">
          <table:table-cell table:style-name="Table1.A2" office:value-type="string">
            <text:p text:style-name="P28">Diaphragm</text:p>
          </table:table-cell>
          <table:table-cell table:style-name="Table1.B2" office:value-type="string">
            <text:p text:style-name="P28">r = 20</text:p>
          </table:table-cell>
          <table:table-cell table:style-name="Table1.A2" office:value-type="string">
            <text:p text:style-name="P28"/>
          </table:table-cell>
          <table:table-cell table:style-name="Table1.A2" office:value-type="string">
            <text:p text:style-name="P28">$0.06</text:p>
          </table:table-cell>
          <table:table-cell table:style-name="Table1.E2" office:value-type="string">
            <text:p text:style-name="P28">$0.06</text:p>
          </table:table-cell>
        </table:table-row>
        <table:table-row table:style-name="Table1.1">
          <table:table-cell table:style-name="Table1.A3" office:value-type="string">
            <text:p text:style-name="P30">Silicone earbuds</text:p>
          </table:table-cell>
          <table:table-cell table:style-name="Table1.B3" office:value-type="string">
            <text:p text:style-name="P28">n/a</text:p>
          </table:table-cell>
          <table:table-cell table:style-name="Table1.A3" office:value-type="string">
            <text:p text:style-name="P28"/>
          </table:table-cell>
          <table:table-cell table:style-name="Table1.A3" office:value-type="string">
            <text:p text:style-name="P19"><text:span text:style-name="T1">$0.</text:span><text:span text:style-name="T20">02</text:span></text:p>
          </table:table-cell>
          <table:table-cell table:style-name="Table1.E3" office:value-type="string">
            <text:p text:style-name="P19"><text:span text:style-name="T1">$0.</text:span><text:span text:style-name="T20">02</text:span></text:p>
          </table:table-cell>
        </table:table-row>
        <table:table-row table:style-name="Table1.1">
          <table:table-cell table:style-name="Table1.A10" office:value-type="string">
            <text:p text:style-name="P20">Electricity usage</text:p>
          </table:table-cell>
          <table:table-cell table:style-name="Table1.B10" office:value-type="string">
            <text:p text:style-name="P18"><text:span text:style-name="T23">0.5 KWh at mid-peak rates</text:span></text:p>
          </table:table-cell>
          <table:table-cell table:style-name="Table1.A10" office:value-type="string">
            <text:p text:style-name="P18"/>
          </table:table-cell>
          <table:table-cell table:style-name="Table1.A10" office:value-type="string">
            <text:p text:style-name="P33">$0.04</text:p>
          </table:table-cell>
          <table:table-cell table:style-name="Table1.E10" office:value-type="string">
            <text:p text:style-name="P33">$0.04</text:p>
          </table:table-cell>
        </table:table-row>
        <table:table-row table:style-name="Table1.1">
          <table:table-cell table:style-name="Table1.B2" table:number-columns-spanned="2" office:value-type="string">
            <text:p text:style-name="P27">Total</text:p>
          </table:table-cell>
          <table:covered-table-cell/>
          <table:table-cell table:style-name="Table1.A2" office:value-type="string">
            <text:p text:style-name="P27"/>
          </table:table-cell>
          <table:table-cell table:style-name="Table1.A2" office:value-type="string">
            <text:p text:style-name="P19"><text:span text:style-name="T1">$2.</text:span><text:span text:style-name="T20">4</text:span><text:span text:style-name="T21">0</text:span></text:p>
          </table:table-cell>
          <table:table-cell table:style-name="Table1.E2" office:value-type="string">
            <text:p text:style-name="P19"><text:span text:style-name="T1">$</text:span><text:span text:style-name="T20">3.</text:span><text:span text:style-name="T22">20</text:span></text:p>
          </table:table-cell>
        </table:table-row>
      </table:table>
      <text:p text:style-name="P8"><text:change-end text:change-id="ct94407967971328"/><text:change text:change-id="ct94407855338608"/>Table 1. Bill of materials for the Glia model stethoscope (100% infill) </text:p>
      <text:p text:style-name="P7">We compared the Glia stethoscope to the Littmann Cardiology III using a phantom, as described in the methods. At all frequencies tested, the Glia model performed similarly to the Cardiology <text:soft-page-break/>III (Fig 2A). The difference in attenuation (dB) of the Glia model to the Littmann Cardiology III is shown in Figure 2B with values greater than <text:change-start text:change-id="ct94407772381952"/>0 dB<text:change-end text:change-id="ct94407772381952"/><text:change text:change-id="ct94408012352512"/> indicating that the Glia attenuated less sound. </text:p>
      <text:p text:style-name="P7"/>
      <text:p text:style-name="P3"><text:span text:style-name="T24">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he decibel difference in attenuation (Glia minus Littmann) is shown across all frequencies tested where values above </text:span><text:change-start text:change-id="ct94407861655488"/><text:span text:style-name="T1">0 dB</text:span><text:change-end text:change-id="ct94407861655488"/><text:change text:change-id="ct94408012559328"/><text:span text:style-name="T1"> indicate the Glia model attenuated less sound (Figure 2B).</text:span></text:p>
      <text:p text:style-name="P7"><text:s/></text:p>
      <text:p text:style-name="P7"/>
      <text:h text:style-name="P26" text:outline-level="1">Discussion</text:h>
      <text:p text:style-name="P9"><text:change-start text:change-id="ct94408015745248"/><text:span text:style-name="T109">U</text:span>sing a phantom-based method, we show here that the Glia model stethoscope, at a cost of <text:span text:style-name="T109">$</text:span>2.<text:span text:style-name="T109">40</text:span> USD, is comparable to the Littmann Cardiology III across a range of spectral frequencies from 86 Hz to 5000 Hz, making it a low-cost, suitable alternative to those who cannot access or afford a high-<text:span text:style-name="T109">cost model.</text:span></text:p>
      <text:p text:style-name="P9"><text:change-end text:change-id="ct94408015745248"/><text:change text:change-id="ct94407763084784"/>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text:change-start text:change-id="ct94408039486496"/><text:span text:style-name="T12">low- and middle-income countires</text:span><text:change-end text:change-id="ct94408039486496"/><text:change text:change-id="ct94408012940384"/>. This study aims to create a <text:change-start text:change-id="ct94407935300560"/><text:span text:style-name="T12">validated </text:span><text:change-end text:change-id="ct94407935300560"/>high quality acoustic stethoscope at a cost under <text:change-start text:change-id="ct94407574550608"/><text:span text:style-name="T98">$</text:span>5 <text:change-end text:change-id="ct94407574550608"/><text:change text:change-id="ct94408006006272"/>USD.</text:p>
      <text:p text:style-name="P6"><text:change text:change-id="ct94407733360080"/><text:span text:style-name="T11">The quality and intensity of the sound reaching the earpiece from the diaphragm is dependent on nearly every piece of the stethoscope as well as the physiology of the user. These </text:span><text:change text:change-id="ct94407680075824"/><text:span text:style-name="T11">variables have been previously </text:span><text:change text:change-id="ct94407704567568"/><text:span text:style-name="T11">summarized</text:span><text:bookmark-start text:name="__Fieldmark__431_277434326"/><text:reference-mark-start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3">3</text:span><text:bookmark-end text:name="__Fieldmark__431_277434326"/><text:reference-mark-end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11"> and include the size and volume of the </text:span><text:change-start text:change-id="ct94407646373536"/><text:span text:style-name="T11">bell</text:span><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3">18,41</text:span><text:change-end text:change-id="ct94407646373536"/><text:change text:change-id="ct94408015664432"/><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11">; hardness of the inner cavity of the </text:span><text:change-start text:change-id="ct94408011868208"/><text:span text:style-name="T11">bell</text:span><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3">42</text:span><text:change-end text:change-id="ct94408011868208"/><text:change text:change-id="ct94407860204384"/><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11">; improperly fitted components allowing air leaks and loss of </text:span><text:change-start text:change-id="ct94407858820624"/><text:span text:style-name="T11">sound</text:span><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3">41</text:span><text:change-end text:change-id="ct94407858820624"/><text:change text:change-id="ct94407725763312"/><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11">; the thickness, size and tautness of the diaphragm and the interior smoothness, rigidity, length and diameter of the </text:span><text:change-start text:change-id="ct94407859255008"/><text:span text:style-name="T11">tubing</text:span><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3">43,44</text:span><text:change-end text:change-id="ct94407859255008"/><text:change text:change-id="ct94407647816528"/><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11">. Additional user related factors include improperly fitted ear pieces that allow air exchange</text:span><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3">4,</text:span><text:change-start text:change-id="ct94407769205392"/><text:span text:style-name="T3">41,44,45</text:span><text:change-end text:change-id="ct94407769205392"/><text:change text:change-id="ct94408014054704"/><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11">; anatomical variations of the auditory canal of the </text:span><text:change-start text:change-id="ct94407674539344"/><text:span text:style-name="T11">user</text:span><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3">45</text:span><text:change-end text:change-id="ct94407674539344"/><text:change text:change-id="ct94407667915408"/><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11">; background </text:span><text:change-start text:change-id="ct94408012117760"/><text:span text:style-name="T11">noise</text:span><text:reference-mark-start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3">46</text:span><text:reference-mark-end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11"> and training</text:span><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3">47</text:span><text:change-end text:change-id="ct94408012117760"/><text:change text:change-id="ct94407772399232"/><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11">.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text:span><text:change text:change-id="ct94407702696528"/><text:span text:style-name="T11">interface between the ear tube and the spring to prevent rotation when the ear tubes were pulled apart.</text:span><text:change text:change-id="ct94408039842080"/></text:p>
      <text:p text:style-name="P10"><text:span text:style-name="T11">As previously mentioned, no standard method of determining the acoustic response of stethoscope models currently exists. Previous studies have attempted to objectively quantify stethoscope </text:span><text:change-start text:change-id="ct94407706093232"/><text:span text:style-name="T11">efficacy</text:span><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3">19,21,22,41</text:span><text:change-end text:change-id="ct94407706093232"/><text:change text:change-id="ct94407881595680"/><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11"> and previous comparisons between brands indicate that no significant correlation between cost and quality exists</text:span><text:bookmark-start text:name="__Fieldmark__580_277434326"/><text:reference-mark-start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3">3,4</text:span><text:bookmark-end text:name="__Fieldmark__580_277434326"/><text:reference-mark-end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11">. However, there may be some subjective decrease in efficacy when using low-quality disposable </text:span><text:change-start text:change-id="ct94408008610336"/><text:span text:style-name="T11">stethoscopes</text:span><text:reference-mark-start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3">47</text:span><text:reference-mark-end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11">. </text:span><text:change-end text:change-id="ct94408008610336"/><text:change text:change-id="ct94407861207440"/></text:p>
      <text:p text:style-name="P10"><text:span text:style-name="T11"/></text:p>
      <text:p text:style-name="P49"><text:change-start text:change-id="ct94407881747744"/><text:span text:style-name="T11">The Littmann Cardiology III </text:span><text:span text:style-name="T47">has recently become unavailable. Its replacement, the Littmann Cardiology IV </text:span><text:span text:style-name="T49">costs</text:span><text:span text:style-name="T47"> $190 </text:span><text:span text:style-name="T28">USD</text:span><text:reference-mark-start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65">48</text:span><text:reference-mark-end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11">, which is comparable to other brand name stethoscopes such as the Welch Allyn Harvey Elite ($1</text:span><text:span text:style-name="T48">5</text:span><text:span text:style-name="T11">0 </text:span><text:span text:style-name="T28">USD</text:span><text:reference-mark-start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65">49</text:span><text:reference-mark-end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11">).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reference-mark-start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3">50</text:span><text:reference-mark-end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11">. Printers of sufficient quality and reliability can be easily obtained or built internationally for less than $1,000 </text:span><text:span text:style-name="T28">USD</text:span><text:reference-mark-start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65">51</text:span><text:reference-mark-end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11">.</text:span><text:bookmark text:name="__Fieldmark__377_1818251217"/></text:p>
      <text:p text:style-name="P3"/>
      <text:p text:style-name="P7"><text:change-end text:change-id="ct94407881747744"/>The Glia model stethoscope is a class I medical device according to Health Canada and the FDA. In Canada, a non-profit company was incorporated to manufacture stethoscopes and has received <text:soft-page-break/>a Medical Device Establishment Licence from Health Canada. The stethoscope is in clinical use in London, Canada at the London Health Sciences Centre. It has also been trialed and was gradually introduced in the Gaza strip, an area with extremely limited access to medical devices. Hospitals in Gaza are self-sufficient producers of these stethoscopes.</text:p>
      <text:p text:style-name="P39"><text:change-start text:change-id="ct94407859484976"/><text:span text:style-name="T110">Low cost</text:span> does not mean low quality</text:p>
      <text:p text:style-name="P7">Th<text:span text:style-name="T104">is</text:span> work aimed to produce a stethoscope of comparable quality to those <text:span text:style-name="T110">premium-brand devices u</text:span>nobtainable due to economic, political or military factors. <text:span text:style-name="T102">We believe t</text:span>his aim was achieved as shown in the results <text:span text:style-name="T12">above</text:span>. <text:span text:style-name="T103">T</text:span>his work is significant in both developed and <text:span text:style-name="T103">low- and middle-income</text:span> countries <text:span text:style-name="T103">(LMICs) </text:span>as it introduces two cost-saving innovations: the use of plastic and 3D printing to create a product equal to metal alternatives and the dissemination of plans and bills of material through a Free and open source license.</text:p>
      <text:p text:style-name="P49"><text:span text:style-name="T31">Our results </text:span><text:span text:style-name="T11">suggest that the use of </text:span><text:span text:style-name="T31">inexpensive techniques </text:span><text:span text:style-name="T11">to produce medical devices does not necessitate the lowering of quality standards. This presents a challenge to an implicit assumption found in </text:span><text:span text:style-name="T30">some literature and organizations that lower standards may be necess</text:span><text:span text:style-name="T31">ary for the developing world</text:span><text:reference-mark-start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67">52,53</text:span><text:reference-mark-end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30">. An example pertinent to 3D printing </text:span><text:span text:style-name="T29">is the use of 3D printed upper limb prosthetics </text:span><text:span text:style-name="T49">based on</text:span><text:span text:style-name="T29"> the e-Nable project</text:span><text:reference-mark-start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66">26</text:span><text:reference-mark-end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29"> </text:span><text:span text:style-name="T30">in LMICs. </text:span><text:span text:style-name="T29">These prosthetics have been found to be inadequate in many important activities as per a standardized assessment</text:span><text:reference-mark-start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text:span text:style-name="T66">54</text:span><text:reference-mark-end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 <text:span text:style-name="T101">Despite this, the implicit argument is that poor quality devices are acceptable because of the present lack of access to devices</text:span><text:reference-mark-start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80">53</text:span><text:reference-mark-end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11">.</text:span></text:p>
      <text:p text:style-name="P45"><text:span text:style-name="T11">Future research</text:span></text:p>
      <text:p text:style-name="P7"><text:change-end text:change-id="ct94407859484976"/>This project was the first of several planned open access <text:change-start text:change-id="ct94407791461504"/><text:span text:style-name="T110">medical device </text:span><text:change-end text:change-id="ct94407791461504"/>projects. Future plans include expanding access by providing validated models of other pieces of medical equipment, <text:soft-page-break/>including pulse oximeters<text:change-start text:change-id="ct94408027774176"/>, <text:span text:style-name="T104">tourniquets, otoscopes</text:span><text:change-end text:change-id="ct94408027774176"/> and ECG machines, allowing health institutions to sustainably produce affordable, high quality equipment for many clinicians.</text:p>
      <text:p text:style-name="P5"/>
      <text:h text:style-name="P26" text:outline-level="1">Acknowledgments</text:h>
      <text:p text:style-name="P7">We would like to thank Carrie Wakem<text:change-start text:change-id="ct94407703874992"/>, <text:span text:style-name="T13">Kristine Van Aarsen, Dr. Melanie Columbus, Dr. Jon Dreyer and the emergency departments of Al-Shifa Hospital and London Health Sciences Centre for their support of this project and its authors</text:span><text:change-end text:change-id="ct94407703874992"/><text:change text:change-id="ct94407665832720"/><text:span text:style-name="T13">.</text:span></text:p>
      <text:p text:style-name="P51">Citations</text:p>
      <text:section text:style-name="Sect1" text:name="ZOTERO_BIBL {&quot;custom&quot;:[]} CSL_BIBLIOGRAPHY RNDTNfh0jgcRq">
        <text:p text:style-name="Bibliography"><text:change text:change-id="ct94407857709456"/>1.<text:tab/>Laennec, R. T. H. De l’auscultation médiate ou traité du diagnos-tic de maladies des poumons et du coeur, fondé principalement surce nouveau moyen d’exploration. <text:span text:style-name="T51">Bross. Chaude Paris</text:span> (1819).</text:p>
        <text:p text:style-name="Bibliography_20_1"><text:soft-page-break/>2.<text:tab/>Johnston, F. D. &amp; Kline, E. M. An acoustical study of the stethoscope. <text:span text:style-name="T51">Arch Intern Med</text:span> 328–<text:soft-page-break/>339 (1940).</text:p>
        <text:p text:style-name="Bibliography_20_1">3.<text:tab/>Abella, M., Formolo, J. &amp; Penney, D. Comparison of the acoustic properties of six popular stethoscopes. <text:span text:style-name="T51">J Acoust Soc AM</text:span> 2224–2228 (1992).</text:p>
        <text:p text:style-name="Bibliography_20_1">4.<text:tab/>Kindig, J., Beeson, T., Campbell, R., Andries, F. &amp; Tavel, M. Acoustical performance of the stethoscope: a comparative analysis. <text:span text:style-name="T51">Am Heart J</text:span> <text:span text:style-name="T53">104,</text:span> 269–275 (1982).</text:p>
        <text:p text:style-name="Bibliography_20_1"><text:change-start text:change-id="ct94407704902656"/>5.<text:tab/>Aguilera-Astudillo, C., Chavez-Campos, M., Gonzalez-Suarez, A. &amp; Garcia-Cordero, J. L. A low-cost 3-D printed stethoscope connected to a smartphone. <text:span text:style-name="T51">Conf. Proc. Annu. Int. Conf. IEEE Eng. Med. Biol. Soc. IEEE Eng. Med. Biol. Soc. Annu. Conf.</text:span> <text:span text:style-name="T53">2016,</text:span> 4365–4368 (2016).</text:p>
        <text:p text:style-name="Bibliography_20_1">6.<text:tab/>Thingiverse.com. Stethoscope (with diaphram) by TheLOLNinja. Available at: https://www.thingiverse.com/thing:1182797. (Accessed: 29th January 2018)</text:p>
        <text:p text:style-name="Bibliography_20_1">7.<text:tab/>Thingiverse.com. Stethoscope by BWBarker. Available at: https://www.thingiverse.com/thing:577507. (Accessed: 29th January 2018)</text:p>
        <text:p text:style-name="Bibliography_20_1">8.<text:tab/>Thingiverse.com. Pinard Horn (Foetoscope) by fil. Available at: https://www.thingiverse.com/thing:15571. (Accessed: 29th January 2018)</text:p>
        <text:p text:style-name="Bibliography_20_1">9.<text:tab/>Thingiverse.com. Digital Stethoscope by riki74. Available at: https://www.thingiverse.com/thing:266767. (Accessed: 29th January 2018)</text:p>
        <text:p text:style-name="Bibliography_20_1">10.<text:tab/>Thingiverse.com. Pinard Horn by DrewTM. Available at: https://www.thingiverse.com/thing:1014544. (Accessed: 29th January 2018)</text:p>
        <text:p text:style-name="Bibliography_20_1">11.<text:tab/>Thingiverse.com. Pinard stethoscope/horn by Imprenta3D. Available at: https://www.thingiverse.com/thing:1609959. (Accessed: 29th January 2018)</text:p>
        <text:p text:style-name="Bibliography_20_1">12.<text:tab/>Thingiverse.com. Stethoscope by death_metal. Available at: https://www.thingiverse.com/thing:233936. (Accessed: 29th January 2018)</text:p>
        <text:p text:style-name="Bibliography_20_1">13.<text:tab/>Thingiverse.com. Stethoscope by riki74. Available at: https://www.thingiverse.com/thing:266747. (Accessed: 29th January 2018)</text:p>
        <text:p text:style-name="Bibliography_20_1">14.<text:tab/>Thingiverse.com. Stethoscope directional cone for engine noise finding by Sneezy3D. Available at: https://www.thingiverse.com/thing:1213095. (Accessed: 29th January 2018)</text:p>
        <text:p text:style-name="Bibliography_20_1">15.<text:tab/>Thingiverse.com. Toy Stethoscope by heixingxing. Available at: https://www.thingiverse.com/thing:2670812. (Accessed: 29th January 2018)</text:p>
        <text:p text:style-name="Bibliography_20_1">16<text:change-end text:change-id="ct94407704902656"/><text:change text:change-id="ct94408009838064"/>.<text:tab/>Ertel, P., Lawrence, M., Brown, R. &amp; Stern AM. Stethoscope acoustics. I. The doctor and his stethoscope. <text:span text:style-name="T51">Circulation</text:span> <text:span text:style-name="T53">34,</text:span> 889–898 (1966).</text:p>
        <text:p text:style-name="Bibliography_20_1"><text:change-start text:change-id="ct94407859024032"/>17<text:change-end text:change-id="ct94407859024032"/><text:change text:change-id="ct94408038991408"/>.<text:tab/>Ertel, P., Lawrence, M., Brown, R. &amp; Stern AM. Stethoscope acoustics. II. Transmission and filtration patterns. <text:span text:style-name="T51">Circulation</text:span> <text:span text:style-name="T53">34,</text:span> 899–909 (1966).</text:p>
        <text:p text:style-name="Bibliography_20_1"><text:change-start text:change-id="ct94407881894912"/>18<text:change-end text:change-id="ct94407881894912"/><text:change text:change-id="ct94407678084352"/>.<text:tab/>Ertel, P., Lawrence, M. &amp; Song, W. How to test stethoscopes. <text:span text:style-name="T51">Med Res Eng</text:span> <text:span text:style-name="T53">8,</text:span> 7–17 (1969).</text:p>
        <text:p text:style-name="Bibliography_20_1"><text:change-start text:change-id="ct94407861770144"/>19<text:change-end text:change-id="ct94407861770144"/><text:change text:change-id="ct94407665043616"/>.<text:tab/>Watrous, R., Grove, D. &amp; Bowen, D. Methods and results in characterizing electronic stethoscopes. <text:span text:style-name="T51">Comput. Cardiol.</text:span> 653–656 (2002).</text:p>
        <text:p text:style-name="Bibliography_20_1"><text:change-start text:change-id="ct94407775299232"/>20<text:change-end text:change-id="ct94407775299232"/><text:change text:change-id="ct94407765113984"/>.<text:tab/>Gavish, B. &amp; Heller, O. A practical method for evaluating stethoscopes. <text:span text:style-name="T51">Biomed Instrum Technol</text:span> <text:span text:style-name="T53">26,</text:span> 97–102 (1992).</text:p>
        <text:p text:style-name="Bibliography_20_1"><text:change-start text:change-id="ct94408012615200"/>21<text:change-end text:change-id="ct94408012615200"/><text:change text:change-id="ct94407860473344"/>.<text:tab/>Royston, T., Zhang, X., Mansy, H. &amp; Sandler, R. Modeling sound transmission through the pulmonary system and chest with application to diagnosis of a collapsed lung. <text:span text:style-name="T51">J Acoust Soc Am</text:span> <text:span text:style-name="T53">111,</text:span> 1931–1946</text:p>
        <text:p text:style-name="Bibliography_20_1"><text:change-start text:change-id="ct94408039762976"/>22<text:change-end text:change-id="ct94408039762976"/><text:change text:change-id="ct94407705698064"/>.<text:tab/>Padmanabhan, V., Semmlow, J. &amp; Welkowitz, W. Accelerometer type cardiac transducer for detection of low-level heart sounds. <text:span text:style-name="T51">IEEE Trans Biomed Eng</text:span> <text:span text:style-name="T53">40,</text:span> 21–28 (1993).</text:p>
        <text:p text:style-name="Bibliography_20_1"><text:change-start text:change-id="ct94407933671600"/>23.<text:tab/>Ventola, C. L. Medical Applications for 3D Printing: Current and Projected Uses. <text:span text:style-name="T51">Pharm. Ther.</text:span> <text:span text:style-name="T53">39,</text:span> 704–711 (2014).</text:p>
        <text:p text:style-name="Bibliography_20_1"><text:soft-page-break/>24.<text:tab/>3D-Printed Prosthetics for the Developing World | Autodesk Research. Available at: https://www.autodeskresearch.com/printedprosthetics. (Accessed: 30th January 2018)</text:p>
        <text:p text:style-name="Bibliography_20_1">25.<text:tab/>Jones, G. K., Rosendo, A. &amp; Stopforth, R. Prosthetic design directives: Low-cost hands within reach. in 1524–1530 (IEEE, 2017). doi:10.1109/ICORR.2017.8009464</text:p>
        <text:p text:style-name="Bibliography_20_1">26.<text:tab/>Enabling The Future. <text:span text:style-name="T51">Enabling The Future</text:span> Available at: http://enablingthefuture.org/. (Accessed: 30th January 2018)</text:p>
        <text:p text:style-name="Bibliography_20_1">27.<text:tab/>Hoang, D., Perrault, D., Stevanovic, M. &amp; Ghiassi, A. Surgical applications of three-dimensional printing: a review of the current literature &amp; how to get started. <text:span text:style-name="T51">Ann. Transl. Med.</text:span> <text:span text:style-name="T53">4,</text:span> (2016).</text:p>
        <text:p text:style-name="Bibliography_20_1">28.<text:tab/>Wong, J. Y. On-Site 3D Printing of Functional Custom Mallet Splints for Mars Analogue Crewmembers. <text:span text:style-name="T51">Aerosp. Med. Hum. Perform.</text:span> <text:span text:style-name="T53">86,</text:span> 911–914 (2015).</text:p>
        <text:p text:style-name="Bibliography_20_1">29.<text:tab/>Farooqi, K. M. &amp; Mahmood, F. Innovations in Preoperative Planning: Insights into Another Dimension Using 3D Printing for Cardiac Disease. <text:span text:style-name="T51">J. Cardiothorac. Vasc. Anesth.</text:span> (2017). doi:10.1053/j.jvca.2017.11.037</text:p>
        <text:p text:style-name="Bibliography_20_1">30.<text:tab/>Ibrahim, A. M. S. <text:span text:style-name="T51">et al.</text:span> Three-dimensional Printing in Developing Countries. <text:span text:style-name="T51">Plast. Reconstr. Surg. Glob. Open</text:span> <text:span text:style-name="T53">3,</text:span> e443 (2015).</text:p>
        <text:p text:style-name="Bibliography_20_1">31.<text:tab/>Global Humanitarian Lab. <text:span text:style-name="T51">Global Humanitarian Lab</text:span> Available at: https://globalhumanitarianlab.org/. (Accessed: 30th January 2018)</text:p>
        <text:p text:style-name="Bibliography_20_1">32.<text:tab/>Field Ready - Humanitarian Supplies Made-in-the-Field. <text:span text:style-name="T51">Field Ready - Humanitarian Supplies Made-in-the-Field</text:span> Available at: https://www.fieldready.org. (Accessed: 30th January 2018)</text:p>
        <text:p text:style-name="Bibliography_20_1">33.<text:tab/>Chi Mei Corporation. ABS PA757 Datasheet. Available at: http://www.chimeicorp.com/upload/att/2013-05/201305161402533576591.pdf. (Accessed: 30th January 2018)</text:p>
        <text:p text:style-name="Bibliography_20_1">34.<text:tab/>Filastruder. PA757 ABS Natural Pellets. <text:span text:style-name="T51">Filastruder</text:span> Available at: https://www.filastruder.com/products/pa757-abs-pellets. (Accessed: 30th January 2018)</text:p>
        <text:p text:style-name="Bibliography_20_1">35.<text:tab/>ABS Filament - BLACK - 1.75mm. <text:span text:style-name="T51">Filaments.ca</text:span> Available at: https://filaments.ca/products/abs-filament-black-1-75-mm. (Accessed: 30th January 2018)</text:p>
        <text:p text:style-name="Bibliography_20_1">36.<text:tab/>Ontario Time-of-Use Electricity Rates. Available at: http://www.ontario-hydro.com/current-rates. (Accessed: 27th January 2018)</text:p>
        <text:p text:style-name="Bibliography_20_1">37.<text:tab/>Historical electricity rates | Ontario Energy Board. Available at: https://www.oeb.ca/rates-and-your-bill/electricity-rates/historical-electricity-rates. (Accessed: 30th January 2018)</text:p>
        <text:p text:style-name="Bibliography_20_1">38.<text:tab/>Walls, S., Corney, J. &amp; Annamalai Vasantha, G. <text:span text:style-name="T51">RELATIVE ENERGY CONSUMPTION OF LOW-COST 3D PRINTERS</text:span>. (2014).</text:p>
        <text:p text:style-name="Bibliography_20_1">39.<text:tab/>Zhong, S. &amp; Pearce, J. M. Tightening the loop on the circular economy: Coupled distributed recycling and manufacturing with recyclebot and RepRap 3-D printing. <text:span text:style-name="T51">Resour. Conserv. Recycl.</text:span> <text:span text:style-name="T53">128,</text:span> 48–58 (2018).</text:p>
        <text:p text:style-name="Bibliography_20_1">40<text:change-end text:change-id="ct94407933671600"/><text:change text:change-id="ct94407679769088"/>.<text:tab/>Pasterkamp, H., Kraman, S. S. &amp; Wodicka, G. R. Respiratory sounds. Advances beyond the stethoscope. <text:span text:style-name="T51">Am. J. Respir. Crit. Care Med.</text:span> <text:span text:style-name="T53">156,</text:span> 974–987 (1997).</text:p>
        <text:p text:style-name="Bibliography_20_1"><text:change-start text:change-id="ct94408013897648"/>41<text:change-end text:change-id="ct94408013897648"/><text:change text:change-id="ct94407767186080"/>.<text:tab/>Ertel, P., Lawrence, M. &amp; Song, W. Stethoscope acoustics and the engineer: Concepts and problems. <text:span text:style-name="T51">J Audio Eng Soc</text:span> <text:span text:style-name="T53">19,</text:span> 182–186 (1971).</text:p>
        <text:p text:style-name="Bibliography_20_1"><text:change-start text:change-id="ct94407704467296"/>42<text:change-end text:change-id="ct94407704467296"/><text:change text:change-id="ct94407725796736"/>.<text:tab/>Rappaport, M. B. &amp; Sprague, H. B. Physiologic and physical laws that govern ausculation, and their clinical application: The acoustic stethoscope and the electrical amplifying stethoscope and stethograph. <text:span text:style-name="T51">Am Heart J</text:span> <text:span text:style-name="T53">21,</text:span> 257–318 (1941).</text:p>
        <text:p text:style-name="Bibliography_20_1"><text:change-start text:change-id="ct94407568517792"/>43<text:change-end text:change-id="ct94407568517792"/><text:change text:change-id="ct94407777649200"/>.<text:tab/>Rappaport, M. B. &amp; Sprague, H. B. The effects of tubing bore on stethoscope efficiency. <text:span text:style-name="T51">Am H</text:span><text:soft-page-break/><text:span text:style-name="T51">eart J</text:span> 605–609 (1951).</text:p>
        <text:p text:style-name="Bibliography_20_1"><text:change-start text:change-id="ct94408013033808"/>44<text:change-end text:change-id="ct94408013033808"/><text:change text:change-id="ct94407931172736"/>.<text:tab/>Rappaport, M. B. &amp; Sprague, H. B. The effects of improper fitting of stethoscope to ears on auscultatory efficiency. <text:span text:style-name="T51">Am Heart J</text:span> <text:span text:style-name="T53">43,</text:span> 713–715 (1952).</text:p>
        <text:p text:style-name="Bibliography_20_1"><text:change-start text:change-id="ct94407562113152"/>45<text:change-end text:change-id="ct94407562113152"/><text:change text:change-id="ct94407731850800"/>.<text:tab/>Groom, D. The effect of background noise on cardiac auscultation. <text:span text:style-name="T51">Am Heart J</text:span> <text:span text:style-name="T53">52,</text:span> 781–790 (1956).</text:p>
        <text:p text:style-name="Bibliography_20_1"><text:change-start text:change-id="ct94407734664480"/>46<text:change-end text:change-id="ct94407734664480"/><text:change text:change-id="ct94407932386320"/>.<text:tab/>Groom, D. &amp; Chapman, W. Anatomic variations of the auditory canal pertaining to the fit of stethoscope earpieces. <text:span text:style-name="T51">Circulation</text:span> <text:span text:style-name="T53">19,</text:span> 606–608 (1959).</text:p>
        <text:p text:style-name="Bibliography_20_1"><text:change-start text:change-id="ct94407663202368"/>47<text:change-end text:change-id="ct94407663202368"/><text:change text:change-id="ct94407570991632"/>.<text:tab/>Mehmood, M., Abu Grara, H. L., Stewart, J. S. &amp; Khasawneh, F. A. Comparing the auscultatory accuracy of health care professionals using three different brands of stethoscopes on a simulator. <text:span text:style-name="T51">Med. Devices Evid. Res.</text:span> <text:span text:style-name="T53">7,</text:span> 273–281 (2014).</text:p>
        <text:p text:style-name="Bibliography_20_1"><text:change-start text:change-id="ct94407674761872"/>48.<text:tab/>Amazon. 3M Littmann 6152 Cardiology IV Stethoscope, Standard-Finish Chestpiece, 27", Black Tube. Available at: https://www.amazon.com/gp/offer-listing/B01CS2OFNK. (Accessed: 30th January 2018)</text:p>
        <text:p text:style-name="Bibliography_20_1">49.<text:tab/>Amazon.com: Welch Allyn 5079-125 Harvey Elite Stethoscope, 28", Black: Industrial &amp; Scientific. Available at: https://www.amazon.com/Welch-Allyn-5079-125-Harvey-Stethoscope/dp/B000PSRQL8. (Accessed: 30th January 2018)</text:p>
        <text:p text:style-name="Bibliography_20_1">50<text:change-end text:change-id="ct94407674761872"/><text:change text:change-id="ct94407882084320"/>.<text:tab/>Jones, R. <text:span text:style-name="T51">et al.</text:span> RepRap the replicating rapid prototyper. <text:span text:style-name="T51">Robotica</text:span> <text:span text:style-name="T53">29,</text:span> 177–191</text:p>
        <text:p text:style-name="Bibliography_20_1"><text:change-start text:change-id="ct94407882145328"/>51.<text:tab/>Original Prusa i3 MK3 kit. <text:span text:style-name="T51">Prusa Research</text:span> Available at: https://shop.prusa3d.com/en/3d-printers/180-original-prusa-i3-mk3-kit.html. (Accessed: 30th January 2018)</text:p>
        <text:p text:style-name="Bibliography_20_1">52.<text:tab/>Coffey, K. C. Is There a Role for Expired Medications in Developing Countries? <text:span text:style-name="T51">Clin. Pediatr. (Phila.)</text:span> <text:span text:style-name="T53">52,</text:span> 7–9 (2013).</text:p>
        <text:p text:style-name="Bibliography_20_1">53.<text:tab/>Changing lives in developing countries with 3D printed prosthetics | Ultimaker. <text:span text:style-name="T51">Ultimaker.com</text:span> Available at: https://ultimaker.com/en/stories/30886-changing-lives-in-developing-countries-with-3d-printed-prosthetics. (Accessed: 30th January 2018)</text:p>
        <text:p text:style-name="Bibliography_20_1">54.<text:tab/>Says, G. C. 3D-printed hands are impractical in developing countries. <text:span text:style-name="T51">Engineering For Change</text:span> (2016).<text:change-end text:change-id="ct94407882145328"/></text:p>
      </text:section>
      <text:p text:style-name="P53"><text:change text:change-id="ct944079573164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orphans="0" fo:widows="0"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orphans="0" fo:widows="0"/>
      <style:text-properties fo:font-size="12pt" style:font-size-asian="12pt"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default-outline-level="">
      <style:paragraph-properties fo:margin-top="0.212cm" fo:margin-bottom="0.212cm" loext:contextual-spacing="false"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fo:font-style="italic" style:letter-kerning="false" style:font-name-asian="Calibri1" style:font-family-asian="Calibri" style:font-family-generic-asian="system" style:font-pitch-asian="variable" style:font-size-asian="12pt" style:language-asian="en" style:country-asian="US" style:font-style-asian="italic" style:font-name-complex="FreeSans" style:font-family-complex="FreeSans"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margin-top="0cm" fo:margin-bottom="0.353cm" loext:contextual-spacing="false" fo:line-height="200%" fo:text-align="start" style:justify-single-word="false" fo:orphans="2" fo:widows="2" fo:hyphenation-ladder-count="no-limit" style:writing-mode="lr-tb"/>
      <style:text-properties fo:color="#00000a" style:font-name="Times New Roman" fo:font-family="'Times New Roman'" style:font-style-name="Regular" style:font-family-generic="roman" style:font-pitch="variable" fo:font-size="12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8-01-30T04:23:38.985715030</dc:date>
    <meta:editing-cycles>68</meta:editing-cycles>
    <meta:editing-duration>P2DT2H9M26S</meta:editing-duration>
    <meta:generator>LibreOffice/5.4.2.2$Linux_X86_64 LibreOffice_project/40m0$Build-2</meta:generator>
    <meta:document-statistic meta:table-count="2" meta:image-count="0" meta:object-count="0" meta:page-count="18" meta:paragraph-count="154" meta:word-count="3656" meta:character-count="24731" meta:non-whitespace-character-count="212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3CvblzfLxFli_1" meta:value-type="string">ZOTERO_CITATION {"citationID":"1qel98tn00","properties":{"formattedCitation":"{\\rtf \\super 14\\nosupersub{}}","plainCitation":"14"},"citationItems":[{"id":813,"uris":["http://zotero.org/groups/233690/items/4HC4MKRF"],"uri":["http://zotero.org/groups/233</meta:user-defined>
    <meta:user-defined meta:name="ZOTERO_BREF_3CvblzfLxFli_2" meta:value-type="string">690/items/4HC4MKRF"],"itemData":{"id":813,"type":"article-journal","title":"Physiologic and physical laws that govern ausculation, and their clinical application: The acoustic stethoscope and the electrical amplifying stethoscope and stethograph","contain</meta:user-defined>
    <meta:user-defined meta:name="ZOTERO_BREF_3CvblzfLxFli_3" meta:value-type="string">er-title":"Am. Heart J.","page":"257-318","volume":"21","author":[{"family":"Rappaport","given":"M.B."},{"family":"Sprague","given":"H.B."}],"issued":{"date-parts":[["1941"]]}}}],"schema":"https://github.com/citation-style-language/schema/raw/master/csl-c</meta:user-defined>
    <meta:user-defined meta:name="ZOTERO_BREF_3CvblzfLxFli_4" meta:value-type="string">itation.json"}</meta:user-defined>
    <meta:user-defined meta:name="ZOTERO_BREF_4DiifM8BlLV4_1" meta:value-type="string">ZOTERO_CITATION {"citationID":"2qmko33tgn","properties":{"formattedCitation":"{\\rtf \\super 19\\nosupersub{}}","plainCitation":"19"},"citationItems":[{"id":812,"uris":["http://zotero.org/groups/233690/items/442ZDRXU"],"uri":["http://zotero.org/groups/233</meta:user-defined>
    <meta:user-defined meta:name="ZOTERO_BREF_4DiifM8BlLV4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4DiifM8BlLV4_3" meta:value-type="string">arch","page":"273-281","volume":"7","author":[{"family":"Mehmood","given":"Mansoor"},{"family":"Abu Grara","given":"Hazem L"},{"family":"Stewart","given":"Joshua S"},{"family":"Khasawneh","given":"Faisal A"}],"issued":{"date-parts":[["2014"]]}}}],"schema"</meta:user-defined>
    <meta:user-defined meta:name="ZOTERO_BREF_4DiifM8BlLV4_4" meta:value-type="string">:"https://github.com/citation-style-language/schema/raw/master/csl-citation.json"}</meta:user-defined>
    <meta:user-defined meta:name="ZOTERO_BREF_4hktq6CHRm6B_1" meta:value-type="string">ZOTERO_CITATION {"citationID":"1drptj37t4","properties":{"formattedCitation":"{\\rtf \\super 17\\nosupersub{}}","plainCitation":"17"},"citationItems":[{"id":817,"uris":["http://zotero.org/groups/233690/items/8EI6MM6H"],"uri":["http://zotero.org/groups/233</meta:user-defined>
    <meta:user-defined meta:name="ZOTERO_BREF_4hktq6CHRm6B_2" meta:value-type="string">690/items/8EI6MM6H"],"itemData":{"id":817,"type":"article-journal","title":"The effect of background noise on cardiac auscultation","container-title":"Am. Heart J.","page":"781-790","volume":"52","author":[{"family":"Groom","given":"D."}],"issued":{"date-</meta:user-defined>
    <meta:user-defined meta:name="ZOTERO_BREF_4hktq6CHRm6B_3" meta:value-type="string">parts":[["1956"]]}}}],"schema":"https://github.com/citation-style-language/schema/raw/master/csl-citation.json"}</meta:user-defined>
    <meta:user-defined meta:name="ZOTERO_BREF_9JtLNe1nx3eM_1" meta:value-type="string">ZOTERO_CITATION {"citationID":"1it21f22qb","properties":{"formattedCitation":"{\\rtf \\super 18\\nosupersub{}}","plainCitation":"18"},"citationItems":[{"id":835,"uris":["http://zotero.org/groups/233690/items/NWM9AINA"],"uri":["http://zotero.org/groups/233</meta:user-defined>
    <meta:user-defined meta:name="ZOTERO_BREF_9JtLNe1nx3eM_2" meta:value-type="string">690/items/NWM9AINA"],"itemData":{"id":835,"type":"article-journal","title":"Anatomic variations of the auditory canal pertaining to the fit of stethoscope earpieces","container-title":"Circulation","page":"606-608","volume":"19","author":[{"family":"Groom</meta:user-defined>
    <meta:user-defined meta:name="ZOTERO_BREF_9JtLNe1nx3eM_3" meta:value-type="string">","given":"D."},{"family":"Chapman","given":"W."}],"issued":{"date-parts":[["1959"]]}}}],"schema":"https://github.com/citation-style-language/schema/raw/master/csl-citation.json"}</meta:user-defined>
    <meta:user-defined meta:name="ZOTERO_BREF_B5mtydUfP6SA_1" meta:value-type="string">ZOTERO_CITATION {"citationID":"2j346t2kbf","properties":{"formattedCitation":"{\\rtf \\super 3,4\\nosupersub{}}","plainCitation":"3,4"},"citationItems":[{"id":816,"uris":["http://zotero.org/groups/233690/items/7HH6TDI8"],"uri":["http://zotero.org/groups/2</meta:user-defined>
    <meta:user-defined meta:name="ZOTERO_BREF_B5mtydUfP6SA_2" meta:value-type="string">33690/items/7HH6TDI8"],"itemData":{"id":816,"type":"article-journal","title":"Comparison of the acoustic properties of six popular stethoscopes","container-title":"J Acoust Soc AM","page":"2224-2228","issue":"91","author":[{"family":"Abella","given":"M."}</meta:user-defined>
    <meta:user-defined meta:name="ZOTERO_BREF_B5mtydUfP6SA_3" meta:value-type="string">,{"family":"Formolo","given":"J."},{"family":"Penney","given":"DG"}],"issued":{"date-parts":[["1992"]]}}},{"id":846,"uris":["http://zotero.org/groups/233690/items/XZZ8X9EW"],"uri":["http://zotero.org/groups/233690/items/XZZ8X9EW"],"itemData":{"id":846,"ty</meta:user-defined>
    <meta:user-defined meta:name="ZOTERO_BREF_B5mtydUfP6SA_4" meta:value-type="string">pe":"article-journal","title":"Acoustical performance of the stethoscope: a comparative analysis.","container-title":"Am Heart J","page":"269-275","volume":"104","author":[{"family":"Kindig","given":"JR"},{"family":"Beeson","given":"TP"},{"family":"Campbe</meta:user-defined>
    <meta:user-defined meta:name="ZOTERO_BREF_B5mtydUfP6SA_5" meta:value-type="string">ll","given":"RW"},{"family":"Andries","given":"F"},{"family":"Tavel","given":"ME"}],"issued":{"date-parts":[["1982"]]}}}],"schema":"https://github.com/citation-style-language/schema/raw/master/csl-citation.json"}</meta:user-defined>
    <meta:user-defined meta:name="ZOTERO_BREF_BScUAtS0EWXS_1" meta:value-type="string">ZOTERO_BIBL {"custom":[]} CSL_BIBLIOGRAPHY</meta:user-defined>
    <meta:user-defined meta:name="ZOTERO_BREF_GHkcYqbcHKuM_1" meta:value-type="string">ZOTERO_CITATION {"citationID":"1mijspk705","properties":{"formattedCitation":"{\\rtf \\super 13\\nosupersub{}}","plainCitation":"13"},"citationItems":[{"id":822,"uris":["http://zotero.org/groups/233690/items/C6FZATSM"],"uri":["http://zotero.org/groups/233</meta:user-defined>
    <meta:user-defined meta:name="ZOTERO_BREF_GHkcYqbcHKuM_2" meta:value-type="string">690/items/C6FZATSM"],"itemData":{"id":822,"type":"article-journal","title":"Stethoscope acoustics and the engineer: Concepts and problems","container-title":"J. Audio Eng. Soc","page":"182-186","volume":"19","author":[{"family":"Ertel","given":"PY"},{"fam</meta:user-defined>
    <meta:user-defined meta:name="ZOTERO_BREF_GHkcYqbcHKuM_3" meta:value-type="string">ily":"Lawrence","given":"M"},{"family":"Song","given":"W"}],"issued":{"date-parts":[["1971"]]}}}],"schema":"https://github.com/citation-style-language/schema/raw/master/csl-citation.json"}</meta:user-defined>
    <meta:user-defined meta:name="ZOTERO_BREF_KYYfvQFgt5Ks_1" meta:value-type="string">ZOTERO_CITATION {"citationID":"xWr9OYki","properties":{"formattedCitation":"{\\rtf \\super 15,16\\nosupersub{}}","plainCitation":"15,16"},"citationItems":[{"id":814,"uris":["http://zotero.org/groups/233690/items/59FH44N9"],"uri":["http://zotero.org/groups</meta:user-defined>
    <meta:user-defined meta:name="ZOTERO_BREF_KYYfvQFgt5Ks_2" meta:value-type="string">/233690/items/59FH44N9"],"itemData":{"id":814,"type":"article-journal","title":"The effects of tubing bore on stethoscope efficiency","container-title":"Am. Heart J.","page":"605-609","issue":"42","author":[{"family":"Rappaport","given":"M.B."},{"family":</meta:user-defined>
    <meta:user-defined meta:name="ZOTERO_BREF_KYYfvQFgt5Ks_3" meta:value-type="string">"Sprague","given":"H.B."}],"issued":{"date-parts":[["1951"]]}}},{"id":840,"uris":["http://zotero.org/groups/233690/items/RE2QXR2W"],"uri":["http://zotero.org/groups/233690/items/RE2QXR2W"],"itemData":{"id":840,"type":"article-journal","title":"The effects</meta:user-defined>
    <meta:user-defined meta:name="ZOTERO_BREF_KYYfvQFgt5Ks_4" meta:value-type="string"> of improper fitting of stethoscope to ears on auscultatory efficiency","container-title":"Am. Heart J.","page":"713-715","volume":"43","author":[{"family":"Rappaport","given":"M.B."},{"family":"Sprague","given":"H.B."}],"issued":{"date-parts":[["1952"]]}</meta:user-defined>
    <meta:user-defined meta:name="ZOTERO_BREF_KYYfvQFgt5Ks_5" meta:value-type="string">}}],"schema":"https://github.com/citation-style-language/schema/raw/master/csl-citation.json"}</meta:user-defined>
    <meta:user-defined meta:name="ZOTERO_BREF_LKKwJjIskWSE_1" meta:value-type="string">ZOTERO_CITATION {"citationID":"1g7i9vp2jn","properties":{"formattedCitation":"{\\rtf \\super 1\\nosupersub{}}","plainCitation":"1"},"citationItems":[{"id":923,"uris":["http://zotero.org/groups/233690/items/9Z8PZCZV"],"uri":["http://zotero.org/groups/23369</meta:user-defined>
    <meta:user-defined meta:name="ZOTERO_BREF_LKKwJjIskWSE_2" meta:value-type="string">0/items/9Z8PZCZV"],"itemData":{"id":923,"type":"article-journal","title":"De l’auscultation médiate ou traité du diagnos-tic de maladies des poumons et du coeur, fondé principalement surce nouveau moyen d’exploration","container-title":"Brosson et Chaude,</meta:user-defined>
    <meta:user-defined meta:name="ZOTERO_BREF_LKKwJjIskWSE_3" meta:value-type="string"> Paris","author":[{"family":"Laennec","given":"R.T.H."}],"issued":{"date-parts":[["1819"]]}}}],"schema":"https://github.com/citation-style-language/schema/raw/master/csl-citation.json"}</meta:user-defined>
    <meta:user-defined meta:name="ZOTERO_BREF_RoxG0rljLa2e_1" meta:value-type="string">ZOTERO_CITATION {"citationID":"1fua2fl4n8","properties":{"formattedCitation":"{\\rtf \\super 12\\nosupersub{}}","plainCitation":"12"},"citationItems":[{"id":475,"uris":["http://zotero.org/groups/233690/items/ZR6P963A"],"uri":["http://zotero.org/groups/233</meta:user-defined>
    <meta:user-defined meta:name="ZOTERO_BREF_RoxG0rljLa2e_2" meta:value-type="string">690/items/ZR6P963A"],"itemData":{"id":475,"type":"article-journal","title":"Respiratory sounds. Advances beyond the stethoscope","container-title":"American Journal of Respiratory and Critical Care Medicine","page":"974-987","volume":"156","issue":"3 Pt 1</meta:user-defined>
    <meta:user-defined meta:name="ZOTERO_BREF_RoxG0rljLa2e_3" meta:value-type="string">","source":"PubMed","DOI":"10.1164/ajrccm.156.3.9701115","ISSN":"1073-449X","note":"PMID: 9310022","journalAbbreviation":"Am. J. Respir. Crit. Care Med.","language":"eng","author":[{"family":"Pasterkamp","given":"H."},{"family":"Kraman","given":"S. S."},{</meta:user-defined>
    <meta:user-defined meta:name="ZOTERO_BREF_RoxG0rljLa2e_4" meta:value-type="string">"family":"Wodicka","given":"G. R."}],"issued":{"date-parts":[["1997",9]]},"PMID":"9310022"}}],"schema":"https://github.com/citation-style-language/schema/raw/master/csl-citation.json"}</meta:user-defined>
    <meta:user-defined meta:name="ZOTERO_BREF_SmIZRLy2nY91_1" meta:value-type="string">ZOTERO_CITATION {"citationID":"1g6o7dnuei","properties":{"formattedCitation":"{\\rtf \\super 3,4\\nosupersub{}}","plainCitation":"3,4"},"citationItems":[{"id":816,"uris":["http://zotero.org/groups/233690/items/7HH6TDI8"],"uri":["http://zotero.org/groups/2</meta:user-defined>
    <meta:user-defined meta:name="ZOTERO_BREF_SmIZRLy2nY91_2" meta:value-type="string">33690/items/7HH6TDI8"],"itemData":{"id":816,"type":"article-journal","title":"Comparison of the acoustic properties of six popular stethoscopes","container-title":"J Acoust Soc AM","page":"2224-2228","issue":"91","author":[{"family":"Abella","given":"M."}</meta:user-defined>
    <meta:user-defined meta:name="ZOTERO_BREF_SmIZRLy2nY91_3" meta:value-type="string">,{"family":"Formolo","given":"J."},{"family":"Penney","given":"DG"}],"issued":{"date-parts":[["1992"]]}}},{"id":846,"uris":["http://zotero.org/groups/233690/items/XZZ8X9EW"],"uri":["http://zotero.org/groups/233690/items/XZZ8X9EW"],"itemData":{"id":846,"ty</meta:user-defined>
    <meta:user-defined meta:name="ZOTERO_BREF_SmIZRLy2nY91_4" meta:value-type="string">pe":"article-journal","title":"Acoustical performance of the stethoscope: a comparative analysis.","container-title":"Am Heart J","page":"269-275","volume":"104","author":[{"family":"Kindig","given":"JR"},{"family":"Beeson","given":"TP"},{"family":"Campbe</meta:user-defined>
    <meta:user-defined meta:name="ZOTERO_BREF_SmIZRLy2nY91_5" meta:value-type="string">ll","given":"RW"},{"family":"Andries","given":"F"},{"family":"Tavel","given":"ME"}],"issued":{"date-parts":[["1982"]]}}}],"schema":"https://github.com/citation-style-language/schema/raw/master/csl-citation.json"}</meta:user-defined>
    <meta:user-defined meta:name="ZOTERO_BREF_UBQ00nkVIfuH_1" meta:value-type="string">ZOTERO_CITATION {"citationID":"ols5ria8g","properties":{"formattedCitation":"{\\rtf \\super 2\\nosupersub{}}","plainCitation":"2"},"citationItems":[{"id":826,"uris":["http://zotero.org/groups/233690/items/DZB4MTXD"],"uri":["http://zotero.org/groups/233690</meta:user-defined>
    <meta:user-defined meta:name="ZOTERO_BREF_UBQ00nkVIfuH_2" meta:value-type="string">/items/DZB4MTXD"],"itemData":{"id":826,"type":"article-journal","title":"An acoustical study of the stethoscope.","container-title":"Arch Intern Med","page":"328-339","issue":"65","author":[{"family":"Johnston","given":"F.D."},{"family":"Kline","given":"E</meta:user-defined>
    <meta:user-defined meta:name="ZOTERO_BREF_UBQ00nkVIfuH_3" meta:value-type="string">.M."}],"issued":{"date-parts":[["1940"]]}}}],"schema":"https://github.com/citation-style-language/schema/raw/master/csl-citation.json"}</meta:user-defined>
    <meta:user-defined meta:name="ZOTERO_BREF_X2BRxKz0YCvM_1" meta:value-type="string">ZOTERO_CITATION {"citationID":"2cqeea3elf","properties":{"formattedCitation":"{\\rtf \\super 8,10,11\\nosupersub{}}","plainCitation":"8,10,11"},"citationItems":[{"id":815,"uris":["http://zotero.org/groups/233690/items/657MKMUX"],"uri":["http://zotero.org/</meta:user-defined>
    <meta:user-defined meta:name="ZOTERO_BREF_X2BRxKz0YCvM_2" meta:value-type="string">groups/233690/items/657MKMUX"],"itemData":{"id":815,"type":"article-journal","title":"Methods and results in characterizing electronic stethoscopes.","container-title":"Computers in Cardiology","page":"653-656","author":[{"family":"Watrous","given":"RL"},</meta:user-defined>
    <meta:user-defined meta:name="ZOTERO_BREF_X2BRxKz0YCvM_3" meta:value-type="string">{"family":"Grove","given":"DM"},{"family":"Bowen","given":"DL"}],"issued":{"date-parts":[["2002"]]}}},{"id":832,"uris":["http://zotero.org/groups/233690/items/MTZH5R7Q"],"uri":["http://zotero.org/groups/233690/items/MTZH5R7Q"],"itemData":{"id":832,"type":</meta:user-defined>
    <meta:user-defined meta:name="ZOTERO_BREF_X2BRxKz0YCvM_4" meta:value-type="string">"article-journal","title":"Modeling sound transmission through the pulmonary system and chest with application to diagnosis of a collapsed lung.","container-title":"J Acoust Soc Am","page":"1931-1946","volume":"111","author":[{"family":"Royston","given":"</meta:user-defined>
    <meta:user-defined meta:name="ZOTERO_BREF_X2BRxKz0YCvM_5" meta:value-type="string">TJ"},{"family":"Zhang","given":"X"},{"family":"Mansy","given":"HA"},{"family":"Sandler","given":"RH"}]}},{"id":818,"uris":["http://zotero.org/groups/233690/items/8XETI2RQ"],"uri":["http://zotero.org/groups/233690/items/8XETI2RQ"],"itemData":{"id":818,"typ</meta:user-defined>
    <meta:user-defined meta:name="ZOTERO_BREF_X2BRxKz0YCvM_6" meta:value-type="string">e":"article-journal","title":"Accelerometer type cardiac transducer for detection of low-level heart sounds.","container-title":"IEEE Trans Biomed Eng","page":"21-28","volume":"40","author":[{"family":"Padmanabhan","given":"V"},{"family":"Semmlow","given"</meta:user-defined>
    <meta:user-defined meta:name="ZOTERO_BREF_X2BRxKz0YCvM_7" meta:value-type="string">:"JL"},{"family":"Welkowitz","given":"W"}],"issued":{"date-parts":[["1993"]]}}}],"schema":"https://github.com/citation-style-language/schema/raw/master/csl-citation.json"}</meta:user-defined>
    <meta:user-defined meta:name="ZOTERO_BREF_aE8G0rvnr0J8_1" meta:value-type="string">ZOTERO_CITATION {"citationID":"1q04pfir54","properties":{"formattedCitation":"{\\rtf \\super 7,13\\nosupersub{}}","plainCitation":"7,13"},"citationItems":[{"id":855,"uris":["http://zotero.org/users/3172790/items/G76UHV9X"],"uri":["http://zotero.org/users/</meta:user-defined>
    <meta:user-defined meta:name="ZOTERO_BREF_aE8G0rvnr0J8_2" meta:value-type="string">3172790/items/G76UHV9X"],"itemData":{"id":855,"type":"article-journal","title":"How to test stethoscopes.","container-title":"Med Res Eng","page":"7-17","volume":"8","author":[{"family":"Ertel","given":"PY"},{"family":"Lawrence","given":"M"},{"family":"So</meta:user-defined>
    <meta:user-defined meta:name="ZOTERO_BREF_aE8G0rvnr0J8_3" meta:value-type="string">ng","given":"W"}],"issued":{"date-parts":[["1969"]]}}},{"id":822,"uris":["http://zotero.org/groups/233690/items/C6FZATSM"],"uri":["http://zotero.org/groups/233690/items/C6FZATSM"],"itemData":{"id":822,"type":"article-journal","title":"Stethoscope acoustic</meta:user-defined>
    <meta:user-defined meta:name="ZOTERO_BREF_aE8G0rvnr0J8_4" meta:value-type="string">s and the engineer: Concepts and problems","container-title":"J. Audio Eng. Soc","page":"182-186","volume":"19","author":[{"family":"Ertel","given":"PY"},{"family":"Lawrence","given":"M"},{"family":"Song","given":"W"}],"issued":{"date-parts":[["1971"]]}}}</meta:user-defined>
    <meta:user-defined meta:name="ZOTERO_BREF_aE8G0rvnr0J8_5" meta:value-type="string">],"schema":"https://github.com/citation-style-language/schema/raw/master/csl-citation.json"}</meta:user-defined>
    <meta:user-defined meta:name="ZOTERO_BREF_eqqYjDXaeNN0_1" meta:value-type="string">ZOTERO_CITATION {"citationID":"2maar04pnc","properties":{"formattedCitation":"{\\rtf \\super 8\\nosupersub{}}","plainCitation":"8"},"citationItems":[{"id":815,"uris":["http://zotero.org/groups/233690/items/657MKMUX"],"uri":["http://zotero.org/groups/23369</meta:user-defined>
    <meta:user-defined meta:name="ZOTERO_BREF_eqqYjDXaeNN0_2" meta:value-type="string">0/items/657MKMUX"],"itemData":{"id":815,"type":"article-journal","title":"Methods and results in characterizing electronic stethoscopes.","container-title":"Computers in Cardiology","page":"653-656","author":[{"family":"Watrous","given":"RL"},{"family":"G</meta:user-defined>
    <meta:user-defined meta:name="ZOTERO_BREF_eqqYjDXaeNN0_3" meta:value-type="string">rove","given":"DM"},{"family":"Bowen","given":"DL"}],"issued":{"date-parts":[["2002"]]}}}],"schema":"https://github.com/citation-style-language/schema/raw/master/csl-citation.json"}</meta:user-defined>
    <meta:user-defined meta:name="ZOTERO_BREF_j0dI7E9hAS1a_1" meta:value-type="string">ZOTERO_CITATION {"citationID":"lLOSHY8Z","properties":{"formattedCitation":"{\\rtf \\super 4,13,16,17\\nosupersub{}}","plainCitation":"4,13,16,17"},"citationItems":[{"id":846,"uris":["http://zotero.org/groups/233690/items/XZZ8X9EW"],"uri":["http://zotero.</meta:user-defined>
    <meta:user-defined meta:name="ZOTERO_BREF_j0dI7E9hAS1a_2" meta:value-type="string">org/groups/233690/items/XZZ8X9EW"],"itemData":{"id":846,"type":"article-journal","title":"Acoustical performance of the stethoscope: a comparative analysis.","container-title":"Am Heart J","page":"269-275","volume":"104","author":[{"family":"Kindig","give</meta:user-defined>
    <meta:user-defined meta:name="ZOTERO_BREF_j0dI7E9hAS1a_3" meta:value-type="string">n":"JR"},{"family":"Beeson","given":"TP"},{"family":"Campbell","given":"RW"},{"family":"Andries","given":"F"},{"family":"Tavel","given":"ME"}],"issued":{"date-parts":[["1982"]]}}},{"id":822,"uris":["http://zotero.org/groups/233690/items/C6FZATSM"],"uri":[</meta:user-defined>
    <meta:user-defined meta:name="ZOTERO_BREF_j0dI7E9hAS1a_4" meta:value-type="string">"http://zotero.org/groups/233690/items/C6FZATSM"],"itemData":{"id":822,"type":"article-journal","title":"Stethoscope acoustics and the engineer: Concepts and problems","container-title":"J. Audio Eng. Soc","page":"182-186","volume":"19","author":[{"family</meta:user-defined>
    <meta:user-defined meta:name="ZOTERO_BREF_j0dI7E9hAS1a_5" meta:value-type="string">":"Ertel","given":"PY"},{"family":"Lawrence","given":"M"},{"family":"Song","given":"W"}],"issued":{"date-parts":[["1971"]]}}},{"id":817,"uris":["http://zotero.org/groups/233690/items/8EI6MM6H"],"uri":["http://zotero.org/groups/233690/items/8EI6MM6H"],"ite</meta:user-defined>
    <meta:user-defined meta:name="ZOTERO_BREF_j0dI7E9hAS1a_6" meta:value-type="string">mData":{"id":817,"type":"article-journal","title":"The effect of background noise on cardiac auscultation","container-title":"Am. Heart J.","page":"781-790","volume":"52","author":[{"family":"Groom","given":"D."}],"issued":{"date-parts":[["1956"]]}}},{"id</meta:user-defined>
    <meta:user-defined meta:name="ZOTERO_BREF_j0dI7E9hAS1a_7" meta:value-type="string">":840,"uris":["http://zotero.org/groups/233690/items/RE2QXR2W"],"uri":["http://zotero.org/groups/233690/items/RE2QXR2W"],"itemData":{"id":840,"type":"article-journal","title":"The effects of improper fitting of stethoscope to ears on auscultatory efficien</meta:user-defined>
    <meta:user-defined meta:name="ZOTERO_BREF_j0dI7E9hAS1a_8" meta:value-type="string">cy","container-title":"Am. Heart J.","page":"713-715","volume":"43","author":[{"family":"Rappaport","given":"M.B."},{"family":"Sprague","given":"H.B."}],"issued":{"date-parts":[["1952"]]}}}],"schema":"https://github.com/citation-style-language/schema/raw/</meta:user-defined>
    <meta:user-defined meta:name="ZOTERO_BREF_j0dI7E9hAS1a_9" meta:value-type="string">master/csl-citation.json"}</meta:user-defined>
    <meta:user-defined meta:name="ZOTERO_BREF_jZvQY9oSEFwa_1" meta:value-type="string">ZOTERO_CITATION {"citationID":"1151o1ql9h","properties":{"formattedCitation":"{\\rtf \\super 3\\nosupersub{}}","plainCitation":"3"},"citationItems":[{"id":816,"uris":["http://zotero.org/groups/233690/items/7HH6TDI8"],"uri":["http://zotero.org/groups/23369</meta:user-defined>
    <meta:user-defined meta:name="ZOTERO_BREF_jZvQY9oSEFwa_2" meta:value-type="string">0/items/7HH6TDI8"],"itemData":{"id":816,"type":"article-journal","title":"Comparison of the acoustic properties of six popular stethoscopes","container-title":"J Acoust Soc AM","page":"2224-2228","issue":"91","author":[{"family":"Abella","given":"M."},{"f</meta:user-defined>
    <meta:user-defined meta:name="ZOTERO_BREF_jZvQY9oSEFwa_3" meta:value-type="string">amily":"Formolo","given":"J."},{"family":"Penney","given":"DG"}],"issued":{"date-parts":[["1992"]]}}}],"schema":"https://github.com/citation-style-language/schema/raw/master/csl-citation.json"}</meta:user-defined>
    <meta:user-defined meta:name="ZOTERO_BREF_rV5UVI3dfXX9_1" meta:value-type="string">ZOTERO_CITATION {"citationID":"18dng21srs","properties":{"formattedCitation":"{\\rtf \\super 19\\nosupersub{}}","plainCitation":"19"},"citationItems":[{"id":812,"uris":["http://zotero.org/groups/233690/items/442ZDRXU"],"uri":["http://zotero.org/groups/233</meta:user-defined>
    <meta:user-defined meta:name="ZOTERO_BREF_rV5UVI3dfXX9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rV5UVI3dfXX9_3" meta:value-type="string">arch","page":"273-281","volume":"7","author":[{"family":"Mehmood","given":"Mansoor"},{"family":"Abu Grara","given":"Hazem L"},{"family":"Stewart","given":"Joshua S"},{"family":"Khasawneh","given":"Faisal A"}],"issued":{"date-parts":[["2014"]]}}}],"schema"</meta:user-defined>
    <meta:user-defined meta:name="ZOTERO_BREF_rV5UVI3dfXX9_4" meta:value-type="string">:"https://github.com/citation-style-language/schema/raw/master/csl-citation.json"}</meta:user-defined>
    <meta:user-defined meta:name="ZOTERO_BREF_tjCmT2fJbOoP_1" meta:value-type="string">ZOTERO_CITATION {"citationID":"14l5q494ut","properties":{"formattedCitation":"{\\rtf \\super 2,5\\uc0\\u8211{}9\\nosupersub{}}","plainCitation":"2,5–9"},"citationItems":[{"id":821,"uris":["http://zotero.org/groups/233690/items/BHDIXI5F"],"uri":["http://zo</meta:user-defined>
    <meta:user-defined meta:name="ZOTERO_BREF_tjCmT2fJbOoP_10" meta:value-type="string">":"26","author":[{"family":"Gavish","given":"B"},{"family":"Heller","given":"O"}],"issued":{"date-parts":[["1992"]]}}},{"id":826,"uris":["http://zotero.org/groups/233690/items/DZB4MTXD"],"uri":["http://zotero.org/groups/233690/items/DZB4MTXD"],"itemData":</meta:user-defined>
    <meta:user-defined meta:name="ZOTERO_BREF_tjCmT2fJbOoP_11" meta:value-type="string">{"id":826,"type":"article-journal","title":"An acoustical study of the stethoscope.","container-title":"Arch Intern Med","page":"328-339","issue":"65","author":[{"family":"Johnston","given":"F.D."},{"family":"Kline","given":"E.M."}],"issued":{"date-parts"</meta:user-defined>
    <meta:user-defined meta:name="ZOTERO_BREF_tjCmT2fJbOoP_12" meta:value-type="string">:[["1940"]]}}}],"schema":"https://github.com/citation-style-language/schema/raw/master/csl-citation.json"}</meta:user-defined>
    <meta:user-defined meta:name="ZOTERO_BREF_tjCmT2fJbOoP_2" meta:value-type="string">tero.org/groups/233690/items/BHDIXI5F"],"itemData":{"id":821,"type":"article-journal","title":"Stethoscope acoustics. I. The doctor and his stethoscope.","container-title":"Circulation","page":"889-898","volume":"34","author":[{"family":"Ertel","given":"P</meta:user-defined>
    <meta:user-defined meta:name="ZOTERO_BREF_tjCmT2fJbOoP_3" meta:value-type="string">Y"},{"family":"Lawrence","given":"M"},{"family":"Brown","given":"RK"},{"family":"Stern AM","given":""}],"issued":{"date-parts":[["1966"]]}}},{"id":844,"uris":["http://zotero.org/groups/233690/items/TVDQDV2K"],"uri":["http://zotero.org/groups/233690/items/</meta:user-defined>
    <meta:user-defined meta:name="ZOTERO_BREF_tjCmT2fJbOoP_4" meta:value-type="string">TVDQDV2K"],"itemData":{"id":844,"type":"article-journal","title":"Stethoscope acoustics. II. Transmission and filtration patterns.","container-title":"Circulation","page":"899-909","volume":"34","author":[{"family":"Ertel","given":"PY"},{"family":"Lawrenc</meta:user-defined>
    <meta:user-defined meta:name="ZOTERO_BREF_tjCmT2fJbOoP_5" meta:value-type="string">e","given":"M"},{"family":"Brown","given":"RK"},{"family":"Stern AM","given":""}],"issued":{"date-parts":[["1966"]]}}},{"id":855,"uris":["http://zotero.org/users/3172790/items/G76UHV9X"],"uri":["http://zotero.org/users/3172790/items/G76UHV9X"],"itemData":</meta:user-defined>
    <meta:user-defined meta:name="ZOTERO_BREF_tjCmT2fJbOoP_6" meta:value-type="string">{"id":855,"type":"article-journal","title":"How to test stethoscopes.","container-title":"Med Res Eng","page":"7-17","volume":"8","author":[{"family":"Ertel","given":"PY"},{"family":"Lawrence","given":"M"},{"family":"Song","given":"W"}],"issued":{"date-pa</meta:user-defined>
    <meta:user-defined meta:name="ZOTERO_BREF_tjCmT2fJbOoP_7" meta:value-type="string">rts":[["1969"]]}}},{"id":815,"uris":["http://zotero.org/groups/233690/items/657MKMUX"],"uri":["http://zotero.org/groups/233690/items/657MKMUX"],"itemData":{"id":815,"type":"article-journal","title":"Methods and results in characterizing electronic stethos</meta:user-defined>
    <meta:user-defined meta:name="ZOTERO_BREF_tjCmT2fJbOoP_8" meta:value-type="string">copes.","container-title":"Computers in Cardiology","page":"653-656","author":[{"family":"Watrous","given":"RL"},{"family":"Grove","given":"DM"},{"family":"Bowen","given":"DL"}],"issued":{"date-parts":[["2002"]]}}},{"id":825,"uris":["http://zotero.org/gro</meta:user-defined>
    <meta:user-defined meta:name="ZOTERO_BREF_tjCmT2fJbOoP_9" meta:value-type="string">ups/233690/items/CKD4RWW7"],"uri":["http://zotero.org/groups/233690/items/CKD4RWW7"],"itemData":{"id":825,"type":"article-journal","title":"A practical method for evaluating stethoscopes.","container-title":"Biomed Instrum Technol","page":"97-102","volume</meta:user-defined>
    <meta:user-defined meta:name="ZOTERO_BREF_vivIHERHIRFO_1" meta:value-type="string">ZOTERO_CITATION {"citationID":"20hc3orv7l","properties":{"formattedCitation":"{\\rtf \\super 8,10,11,13\\nosupersub{}}","plainCitation":"8,10,11,13"},"citationItems":[{"id":822,"uris":["http://zotero.org/groups/233690/items/C6FZATSM"],"uri":["http://zoter</meta:user-defined>
    <meta:user-defined meta:name="ZOTERO_BREF_vivIHERHIRFO_2" meta:value-type="string">o.org/groups/233690/items/C6FZATSM"],"itemData":{"id":822,"type":"article-journal","title":"Stethoscope acoustics and the engineer: Concepts and problems","container-title":"J. Audio Eng. Soc","page":"182-186","volume":"19","author":[{"family":"Ertel","gi</meta:user-defined>
    <meta:user-defined meta:name="ZOTERO_BREF_vivIHERHIRFO_3" meta:value-type="string">ven":"PY"},{"family":"Lawrence","given":"M"},{"family":"Song","given":"W"}],"issued":{"date-parts":[["1971"]]}}},{"id":815,"uris":["http://zotero.org/groups/233690/items/657MKMUX"],"uri":["http://zotero.org/groups/233690/items/657MKMUX"],"itemData":{"id":</meta:user-defined>
    <meta:user-defined meta:name="ZOTERO_BREF_vivIHERHIRFO_4" meta:value-type="string">815,"type":"article-journal","title":"Methods and results in characterizing electronic stethoscopes.","container-title":"Computers in Cardiology","page":"653-656","author":[{"family":"Watrous","given":"RL"},{"family":"Grove","given":"DM"},{"family":"Bowen</meta:user-defined>
    <meta:user-defined meta:name="ZOTERO_BREF_vivIHERHIRFO_5" meta:value-type="string">","given":"DL"}],"issued":{"date-parts":[["2002"]]}}},{"id":832,"uris":["http://zotero.org/groups/233690/items/MTZH5R7Q"],"uri":["http://zotero.org/groups/233690/items/MTZH5R7Q"],"itemData":{"id":832,"type":"article-journal","title":"Modeling sound transm</meta:user-defined>
    <meta:user-defined meta:name="ZOTERO_BREF_vivIHERHIRFO_6" meta:value-type="string">ission through the pulmonary system and chest with application to diagnosis of a collapsed lung.","container-title":"J Acoust Soc Am","page":"1931-1946","volume":"111","author":[{"family":"Royston","given":"TJ"},{"family":"Zhang","given":"X"},{"family":"M</meta:user-defined>
    <meta:user-defined meta:name="ZOTERO_BREF_vivIHERHIRFO_7" meta:value-type="string">ansy","given":"HA"},{"family":"Sandler","given":"RH"}]}},{"id":818,"uris":["http://zotero.org/groups/233690/items/8XETI2RQ"],"uri":["http://zotero.org/groups/233690/items/8XETI2RQ"],"itemData":{"id":818,"type":"article-journal","title":"Accelerometer type</meta:user-defined>
    <meta:user-defined meta:name="ZOTERO_BREF_vivIHERHIRFO_8" meta:value-type="string"> cardiac transducer for detection of low-level heart sounds.","container-title":"IEEE Trans Biomed Eng","page":"21-28","volume":"40","author":[{"family":"Padmanabhan","given":"V"},{"family":"Semmlow","given":"JL"},{"family":"Welkowitz","given":"W"}],"issu</meta:user-defined>
    <meta:user-defined meta:name="ZOTERO_BREF_vivIHERHIRFO_9" meta:value-type="string">ed":{"date-parts":[["1993"]]}}}],"schema":"https://github.com/citation-style-language/schema/raw/master/csl-citation.json"}</meta:user-defined>
    <meta:user-defined meta:name="ZOTERO_BREF_ywM6cRZDQlS4_1" meta:value-type="string">ZOTERO_CITATION {"citationID":"2eihoq8uh5","properties":{"formattedCitation":"{\\rtf \\super 20\\nosupersub{}}","plainCitation":"20"},"citationItems":[{"id":922,"uris":["http://zotero.org/groups/233690/items/B4VWZ95G"],"uri":["http://zotero.org/groups/233</meta:user-defined>
    <meta:user-defined meta:name="ZOTERO_BREF_ywM6cRZDQlS4_2" meta:value-type="string">690/items/B4VWZ95G"],"itemData":{"id":922,"type":"article-journal","title":"RepRap the replicating rapid prototyper","container-title":"Robotica","page":"177-191","volume":"29","issue":"1","author":[{"family":"Jones","given":"Rhys"},{"family":"Haufe","giv</meta:user-defined>
    <meta:user-defined meta:name="ZOTERO_BREF_ywM6cRZDQlS4_3" meta:value-type="string">en":"Patrick"},{"family":"Sells","given":"Edward"},{"family":"Iravani","given":"Pejman"},{"family":"Olliver","given":"Vik"},{"family":"Palmer","given":"Chris"},{"family":"Bowyer","given":"Adrian"}]}}],"schema":"https://github.com/citation-style-language/s</meta:user-defined>
    <meta:user-defined meta:name="ZOTERO_BREF_ywM6cRZDQlS4_4" meta:value-type="string">chema/raw/master/csl-citation.json"}</meta:user-defined>
    <meta:user-defined meta:name="ZOTERO_PREF_1" meta:value-type="string">&lt;data data-version="3" zotero-version="5.0.34"&gt;&lt;session id="kaMyJnIi"/&gt;&lt;style id="http://www.zotero.org/styles/nature" hasBibliography="1" bibliographyStyleHasBeenSet="1"/&gt;&lt;prefs&gt;&lt;pref name="fieldType" value="ReferenceMark"/&gt;&lt;pref name="automaticJournalAb</meta:user-defined>
    <meta:user-defined meta:name="ZOTERO_PREF_2" meta:value-type="string">breviations" value="true"/&gt;&lt;pref name="noteType" value="0"/&gt;&lt;/prefs&gt;&lt;/data&gt;</meta:user-defined>
    <meta:template xlink:type="simple" xlink:actuate="onRequest" xlink:title="Normal" xlink:href=""/>
  </office:meta>
</office:document-meta>
</file>